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63b08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ecfb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3d1b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8d4b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3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ded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9e3d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1e8d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6ebe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0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d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7faf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14a34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1aa6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24ab4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29ab5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2eb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8b55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db8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47bd6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4dbf6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52c27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5cc77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5ec77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66cc8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70d18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75d48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0d99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2d99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ade9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ade9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4e3a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4e3a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6e3a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6e3a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ee8a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ee8a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8eb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8eb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df0b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df0b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f5b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f5b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af5b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fa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9"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63b08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ecfb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3d1b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8d4b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3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ded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9e3d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1e8d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6ebe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0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d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7faf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1"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33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63b08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b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ecfb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3d1b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8d4b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d4c2"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3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d9c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dde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ded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e3d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9e3d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1e8d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6ebe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ebe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0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3f0e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df5f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af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7faf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3"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4"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00170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0061"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b005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6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e8005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e004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1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90047"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6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2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d40045"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f0040"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6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7003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20038"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f003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6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8002e"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4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5002b"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b0002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5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b002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6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7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8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6001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59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0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a1001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1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c001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2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0014"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1000f"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c000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6"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c000d"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a000a"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8"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820003"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4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99cc9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0"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99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99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6"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ccffcc"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7"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99ff9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8"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99ff9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59"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669966"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0"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1"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2"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3"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4"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5"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6"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7"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8"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69"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0"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1"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2"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3"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4"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5"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6"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7"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8"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79"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0"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1"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2"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3"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684" style:family="graphic" style:parent-style-name="standard" style:list-style-name="L1">
      <style:graphic-properties draw:stroke="solid" svg:stroke-width="0.007cm" svg:stroke-color="#000000" draw:marker-start="" draw:marker-start-width="0.3cm" draw:marker-start-center="false" draw:marker-end="" draw:marker-end-width="0.3cm" draw:marker-end-center="false" draw:stroke-linejoin="round" draw:fill="solid" draw:fill-color="#fafac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P1" style:family="paragraph">
      <style:paragraph-properties fo:text-align="center"/>
    </style:style>
    <style:style style:name="P2" style:family="paragraph">
      <style:paragraph-properties fo:margin-left="0cm" fo:margin-right="0cm" fo:margin-top="0cm" fo:margin-bottom="0cm" fo:line-height="100%" fo:text-align="center" text:enable-numbering="false" fo:text-indent="0cm" style:writing-mode="lr-tb"/>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rect draw:style-name="gr2" draw:text-style-name="P2" draw:layer="layout" svg:width="7.755cm" svg:height="6.176cm" svg:x="6.636cm" svg:y="7.459cm">
            <text:p/>
          </draw:rect>
          <draw:custom-shape draw:style-name="gr3" draw:text-style-name="P3" draw:layer="layout" svg:width="0.018cm" svg:height="0.064cm" svg:x="13.371cm" svg:y="12.17cm">
            <text:p/>
            <draw:enhanced-geometry svg:viewBox="0 0 10 36" draw:type="non-primitive" draw:enhanced-path="M 0 19 L 0 18 0 18 3 8 10 0 10 36 3 29 0 19 0 19 Z N"/>
          </draw:custom-shape>
          <draw:custom-shape draw:style-name="gr4" draw:text-style-name="P3" draw:layer="layout" svg:width="0.038cm" svg:height="0.114cm" svg:x="13.371cm" svg:y="12.163cm">
            <text:p/>
            <draw:enhanced-geometry svg:viewBox="0 0 21 64" draw:type="non-primitive" draw:enhanced-path="M 0 23 L 0 22 0 22 6 6 21 0 21 0 21 64 12 55 12 40 3 33 0 23 0 23 Z N"/>
          </draw:custom-shape>
          <draw:custom-shape draw:style-name="gr5" draw:text-style-name="P3" draw:layer="layout" svg:width="0.04cm" svg:height="0.121cm" svg:x="13.389cm" svg:y="12.163cm">
            <text:p/>
            <draw:enhanced-geometry svg:viewBox="0 0 22 68" draw:type="non-primitive" draw:enhanced-path="M 0 40 L 0 4 11 0 22 0 22 68 15 65 5 55 2 40 0 40 0 40 Z N"/>
          </draw:custom-shape>
          <draw:custom-shape draw:style-name="gr6" draw:text-style-name="P3" draw:layer="layout" svg:width="0.041cm" svg:height="0.128cm" svg:x="13.408cm" svg:y="12.163cm">
            <text:p/>
            <draw:enhanced-geometry svg:viewBox="0 0 23 72" draw:type="non-primitive" draw:enhanced-path="M 0 64 L 0 0 23 3 23 72 4 65 0 64 0 64 Z N"/>
          </draw:custom-shape>
          <draw:custom-shape draw:style-name="gr7" draw:text-style-name="P3" draw:layer="layout" svg:width="0.04cm" svg:height="0.135cm" svg:x="13.427cm" svg:y="12.163cm">
            <text:p/>
            <draw:enhanced-geometry svg:viewBox="0 0 22 76" draw:type="non-primitive" draw:enhanced-path="M 0 68 L 0 0 22 3 22 76 0 68 0 68 Z N"/>
          </draw:custom-shape>
          <draw:custom-shape draw:style-name="gr8" draw:text-style-name="P3" draw:layer="layout" svg:width="0.036cm" svg:height="0.138cm" svg:x="13.449cm" svg:y="12.168cm">
            <text:p/>
            <draw:enhanced-geometry svg:viewBox="0 0 20 78" draw:type="non-primitive" draw:enhanced-path="M 0 69 L 0 0 20 0 20 78 0 69 0 69 Z N"/>
          </draw:custom-shape>
          <draw:custom-shape draw:style-name="gr9" draw:text-style-name="P3" draw:layer="layout" svg:width="0.038cm" svg:height="0.145cm" svg:x="13.466cm" svg:y="12.168cm">
            <text:p/>
            <draw:enhanced-geometry svg:viewBox="0 0 21 82" draw:type="non-primitive" draw:enhanced-path="M 0 73 L 0 0 21 0 21 82 0 73 0 73 Z N"/>
          </draw:custom-shape>
          <draw:custom-shape draw:style-name="gr10" draw:text-style-name="P3" draw:layer="layout" svg:width="0.038cm" svg:height="0.152cm" svg:x="13.484cm" svg:y="12.168cm">
            <text:p/>
            <draw:enhanced-geometry svg:viewBox="0 0 21 86" draw:type="non-primitive" draw:enhanced-path="M 0 78 L 0 0 21 0 21 86 0 78 0 78 Z N"/>
          </draw:custom-shape>
          <draw:custom-shape draw:style-name="gr11" draw:text-style-name="P3" draw:layer="layout" svg:width="0.04cm" svg:height="0.161cm" svg:x="13.503cm" svg:y="12.168cm">
            <text:p/>
            <draw:enhanced-geometry svg:viewBox="0 0 22 91" draw:type="non-primitive" draw:enhanced-path="M 0 82 L 0 0 22 0 22 91 0 82 0 82 Z N"/>
          </draw:custom-shape>
          <draw:custom-shape draw:style-name="gr12" draw:text-style-name="P3" draw:layer="layout" svg:width="0.04cm" svg:height="0.168cm" svg:x="13.521cm" svg:y="12.168cm">
            <text:p/>
            <draw:enhanced-geometry svg:viewBox="0 0 22 95" draw:type="non-primitive" draw:enhanced-path="M 0 86 L 0 0 22 1 22 95 0 86 0 86 Z N"/>
          </draw:custom-shape>
          <draw:custom-shape draw:style-name="gr13" draw:text-style-name="P3" draw:layer="layout" svg:width="0.04cm" svg:height="0.175cm" svg:x="13.542cm" svg:y="12.168cm">
            <text:p/>
            <draw:enhanced-geometry svg:viewBox="0 0 22 99" draw:type="non-primitive" draw:enhanced-path="M 0 91 L 0 0 22 1 22 99 0 91 0 91 Z N"/>
          </draw:custom-shape>
          <draw:custom-shape draw:style-name="gr14" draw:text-style-name="P3" draw:layer="layout" svg:width="0.04cm" svg:height="0.182cm" svg:x="13.56cm" svg:y="12.17cm">
            <text:p/>
            <draw:enhanced-geometry svg:viewBox="0 0 22 103" draw:type="non-primitive" draw:enhanced-path="M 0 94 L 0 0 22 0 22 103 0 94 0 94 Z N"/>
          </draw:custom-shape>
          <draw:custom-shape draw:style-name="gr15" draw:text-style-name="P3" draw:layer="layout" svg:width="0.036cm" svg:height="0.188cm" svg:x="13.581cm" svg:y="12.17cm">
            <text:p/>
            <draw:enhanced-geometry svg:viewBox="0 0 20 106" draw:type="non-primitive" draw:enhanced-path="M 0 98 L 0 0 20 0 20 106 0 98 0 98 Z N"/>
          </draw:custom-shape>
          <draw:custom-shape draw:style-name="gr16" draw:text-style-name="P3" draw:layer="layout" svg:width="0.038cm" svg:height="0.191cm" svg:x="13.598cm" svg:y="12.17cm">
            <text:p/>
            <draw:enhanced-geometry svg:viewBox="0 0 21 108" draw:type="non-primitive" draw:enhanced-path="M 0 103 L 0 0 21 2 21 108 0 103 0 103 Z N"/>
          </draw:custom-shape>
          <draw:custom-shape draw:style-name="gr17" draw:text-style-name="P3" draw:layer="layout" svg:width="0.041cm" svg:height="0.2cm" svg:x="13.616cm" svg:y="12.17cm">
            <text:p/>
            <draw:enhanced-geometry svg:viewBox="0 0 23 113" draw:type="non-primitive" draw:enhanced-path="M 0 106 L 0 0 23 2 23 113 0 106 0 106 Z N"/>
          </draw:custom-shape>
          <draw:custom-shape draw:style-name="gr18" draw:text-style-name="P3" draw:layer="layout" svg:width="0.04cm" svg:height="0.202cm" svg:x="13.636cm" svg:y="12.174cm">
            <text:p/>
            <draw:enhanced-geometry svg:viewBox="0 0 22 114" draw:type="non-primitive" draw:enhanced-path="M 0 106 L 0 0 22 1 22 114 0 106 0 106 Z N"/>
          </draw:custom-shape>
          <draw:custom-shape draw:style-name="gr19" draw:text-style-name="P3" draw:layer="layout" svg:width="0.036cm" svg:height="0.209cm" svg:x="13.657cm" svg:y="12.174cm">
            <text:p/>
            <draw:enhanced-geometry svg:viewBox="0 0 20 118" draw:type="non-primitive" draw:enhanced-path="M 0 111 L 0 0 20 3 20 118 0 111 0 111 Z N"/>
          </draw:custom-shape>
          <draw:custom-shape draw:style-name="gr20" draw:text-style-name="P3" draw:layer="layout" svg:width="0.038cm" svg:height="0.209cm" svg:x="13.674cm" svg:y="12.176cm">
            <text:p/>
            <draw:enhanced-geometry svg:viewBox="0 0 21 118" draw:type="non-primitive" draw:enhanced-path="M 0 113 L 0 0 21 2 21 118 0 113 0 113 Z N"/>
          </draw:custom-shape>
          <draw:custom-shape draw:style-name="gr21" draw:text-style-name="P3" draw:layer="layout" svg:width="0.041cm" svg:height="0.209cm" svg:x="13.692cm" svg:y="12.179cm">
            <text:p/>
            <draw:enhanced-geometry svg:viewBox="0 0 23 118" draw:type="non-primitive" draw:enhanced-path="M 0 115 L 0 0 23 3 23 118 0 115 0 115 Z N"/>
          </draw:custom-shape>
          <draw:custom-shape draw:style-name="gr22" draw:text-style-name="P3" draw:layer="layout" svg:width="0.04cm" svg:height="0.211cm" svg:x="13.711cm" svg:y="12.179cm">
            <text:p/>
            <draw:enhanced-geometry svg:viewBox="0 0 22 119" draw:type="non-primitive" draw:enhanced-path="M 0 116 L 0 0 22 6 22 119 0 116 0 116 Z N"/>
          </draw:custom-shape>
          <draw:custom-shape draw:style-name="gr23" draw:text-style-name="P3" draw:layer="layout" svg:width="0.036cm" svg:height="0.209cm" svg:x="13.733cm" svg:y="12.184cm">
            <text:p/>
            <draw:enhanced-geometry svg:viewBox="0 0 20 118" draw:type="non-primitive" draw:enhanced-path="M 0 115 L 0 0 20 4 20 118 0 115 0 115 Z N"/>
          </draw:custom-shape>
          <draw:custom-shape draw:style-name="gr24" draw:text-style-name="P3" draw:layer="layout" svg:width="0.036cm" svg:height="0.204cm" svg:x="13.75cm" svg:y="12.19cm">
            <text:p/>
            <draw:enhanced-geometry svg:viewBox="0 0 20 115" draw:type="non-primitive" draw:enhanced-path="M 0 113 L 0 0 20 5 20 115 0 113 0 113 Z N"/>
          </draw:custom-shape>
          <draw:custom-shape draw:style-name="gr25" draw:text-style-name="P3" draw:layer="layout" svg:width="0.041cm" svg:height="0.202cm" svg:x="13.768cm" svg:y="12.191cm">
            <text:p/>
            <draw:enhanced-geometry svg:viewBox="0 0 23 114" draw:type="non-primitive" draw:enhanced-path="M 0 114 L 0 0 23 7 23 114 0 114 0 114 Z N"/>
          </draw:custom-shape>
          <draw:custom-shape draw:style-name="gr26" draw:text-style-name="P3" draw:layer="layout" svg:width="0.041cm" svg:height="0.195cm" svg:x="13.785cm" svg:y="12.198cm">
            <text:p/>
            <draw:enhanced-geometry svg:viewBox="0 0 23 110" draw:type="non-primitive" draw:enhanced-path="M 0 110 L 0 0 23 6 23 110 0 110 0 110 Z N"/>
          </draw:custom-shape>
          <draw:custom-shape draw:style-name="gr27" draw:text-style-name="P3" draw:layer="layout" svg:width="0.036cm" svg:height="0.19cm" svg:x="13.808cm" svg:y="12.204cm">
            <text:p/>
            <draw:enhanced-geometry svg:viewBox="0 0 20 107" draw:type="non-primitive" draw:enhanced-path="M 0 107 L 0 0 20 9 20 105 0 107 0 107 Z N"/>
          </draw:custom-shape>
          <draw:custom-shape draw:style-name="gr28" draw:text-style-name="P3" draw:layer="layout" svg:width="0.036cm" svg:height="0.184cm" svg:x="13.826cm" svg:y="12.209cm">
            <text:p/>
            <draw:enhanced-geometry svg:viewBox="0 0 20 104" draw:type="non-primitive" draw:enhanced-path="M 0 104 L 0 0 20 12 20 101 0 104 0 104 Z N"/>
          </draw:custom-shape>
          <draw:custom-shape draw:style-name="gr29" draw:text-style-name="P3" draw:layer="layout" svg:width="0.036cm" svg:height="0.17cm" svg:x="13.844cm" svg:y="12.22cm">
            <text:p/>
            <draw:enhanced-geometry svg:viewBox="0 0 20 96" draw:type="non-primitive" draw:enhanced-path="M 0 96 L 0 0 20 11 20 92 0 96 0 96 Z N"/>
          </draw:custom-shape>
          <draw:custom-shape draw:style-name="gr30" draw:text-style-name="P3" draw:layer="layout" svg:width="0.041cm" svg:height="0.158cm" svg:x="13.861cm" svg:y="12.23cm">
            <text:p/>
            <draw:enhanced-geometry svg:viewBox="0 0 23 89" draw:type="non-primitive" draw:enhanced-path="M 0 89 L 0 0 23 13 23 82 16 86 0 89 0 89 Z N"/>
          </draw:custom-shape>
          <draw:custom-shape draw:style-name="gr31" draw:text-style-name="P3" draw:layer="layout" svg:width="0.043cm" svg:height="0.144cm" svg:x="13.879cm" svg:y="12.239cm">
            <text:p/>
            <draw:enhanced-geometry svg:viewBox="0 0 24 81" draw:type="non-primitive" draw:enhanced-path="M 0 81 L 0 0 24 18 24 68 6 81 0 81 0 81 Z N"/>
          </draw:custom-shape>
          <draw:custom-shape draw:style-name="gr32" draw:text-style-name="P3" draw:layer="layout" svg:width="0.038cm" svg:height="0.122cm" svg:x="13.902cm" svg:y="12.253cm">
            <text:p/>
            <draw:enhanced-geometry svg:viewBox="0 0 21 69" draw:type="non-primitive" draw:enhanced-path="M 0 69 L 0 0 11 10 19 25 21 43 12 57 0 69 0 69 Z N"/>
          </draw:custom-shape>
          <draw:custom-shape draw:style-name="gr33" draw:text-style-name="P3" draw:layer="layout" svg:width="0.018cm" svg:height="0.089cm" svg:x="13.921cm" svg:y="12.271cm">
            <text:p/>
            <draw:enhanced-geometry svg:viewBox="0 0 10 50" draw:type="non-primitive" draw:enhanced-path="M 0 50 L 0 0 0 0 8 13 10 26 0 50 0 50 Z N"/>
          </draw:custom-shape>
          <draw:custom-shape draw:style-name="gr34" draw:text-style-name="P3" draw:layer="layout" svg:width="0.569cm" svg:height="0.23cm" svg:x="13.371cm" svg:y="12.163cm">
            <text:p/>
            <draw:enhanced-geometry svg:viewBox="0 0 322 130" draw:type="non-primitive" draw:enhanced-path="M 21 0 L 172 7 250 23 284 39 312 61 322 78 320 98 310 112 294 124 260 130 225 130 155 115 25 65 15 55 12 40 3 33 0 22 6 7 21 0 21 0 N"/>
          </draw:custom-shape>
          <draw:custom-shape draw:style-name="gr35" draw:text-style-name="P3" draw:layer="layout" svg:width="0.294cm" svg:height="1.257cm" svg:x="13.198cm" svg:y="11.445cm">
            <text:p/>
            <draw:enhanced-geometry svg:viewBox="0 0 166 712" draw:type="non-primitive" draw:enhanced-path="M 134 0 L 159 109 166 221 165 286 156 352 142 416 124 479 71 600 38 656 0 712 57 550 100 381 126 207 134 27 134 0 134 0 Z N"/>
          </draw:custom-shape>
          <draw:custom-shape draw:style-name="gr36" draw:text-style-name="P3" draw:layer="layout" svg:width="0.578cm" svg:height="1.881cm" svg:x="12.914cm" svg:y="11.112cm">
            <text:p/>
            <draw:enhanced-geometry svg:viewBox="0 0 327 1066" draw:type="non-primitive" draw:enhanced-path="M 210 0 L 261 94 297 194 320 299 327 410 321 504 306 595 280 683 242 768 196 850 140 927 75 999 0 1066 51 971 95 871 133 768 166 662 192 556 209 445 222 331 225 216 222 107 210 0 210 0 Z N"/>
          </draw:custom-shape>
          <draw:custom-shape draw:style-name="gr37" draw:text-style-name="P3" draw:layer="layout" svg:width="0.786cm" svg:height="2.281cm" svg:x="12.651cm" svg:y="10.893cm">
            <text:p/>
            <draw:enhanced-geometry svg:viewBox="0 0 445 1293" draw:type="non-primitive" draw:enhanced-path="M 445 340 L 445 313 417 228 376 148 326 72 268 0 294 167 303 340 297 472 283 602 257 726 222 848 179 966 127 1080 67 1190 0 1293 91 1234 175 1169 247 1099 311 1025 368 863 411 694 437 520 445 340 445 340 Z N"/>
          </draw:custom-shape>
          <draw:custom-shape draw:style-name="gr38" draw:text-style-name="P3" draw:layer="layout" svg:width="0.918cm" svg:height="2.569cm" svg:x="12.394cm" svg:y="10.731cm">
            <text:p/>
            <draw:enhanced-geometry svg:viewBox="0 0 520 1456" draw:type="non-primitive" draw:enhanced-path="M 520 432 L 517 323 505 216 467 158 422 102 371 49 315 0 341 104 361 212 373 320 376 432 370 577 350 717 320 854 276 988 223 1113 157 1234 82 1348 0 1456 81 1417 157 1377 229 1331 295 1282 346 1187 390 1087 428 984 461 878 487 772 504 661 517 547 520 432 520 432 Z N"/>
          </draw:custom-shape>
          <draw:custom-shape draw:style-name="gr39" draw:text-style-name="P3" draw:layer="layout" svg:width="1.049cm" svg:height="2.784cm" svg:x="12.136cm" svg:y="10.604cm">
            <text:p/>
            <draw:enhanced-geometry svg:viewBox="0 0 594 1578" draw:type="non-primitive" draw:enhanced-path="M 594 504 L 585 331 559 164 516 119 469 78 363 0 401 121 430 245 444 373 451 504 443 659 421 811 382 958 330 1096 265 1228 188 1354 98 1470 0 1578 153 1524 291 1457 358 1354 418 1244 470 1130 513 1012 548 890 574 766 588 636 594 504 594 504 Z N"/>
          </draw:custom-shape>
          <draw:custom-shape draw:style-name="gr40" draw:text-style-name="P3" draw:layer="layout" svg:width="1.177cm" svg:height="2.948cm" svg:x="11.88cm" svg:y="10.502cm">
            <text:p/>
            <draw:enhanced-geometry svg:viewBox="0 0 667 1671" draw:type="non-primitive" draw:enhanced-path="M 667 562 L 664 450 652 342 632 234 606 130 514 61 408 0 458 133 494 272 517 414 524 562 516 726 488 887 442 1040 382 1184 307 1321 216 1449 168 1508 114 1564 59 1619 0 1671 151 1633 291 1586 373 1478 448 1364 514 1243 567 1118 611 984 641 847 661 707 667 562 667 562 Z N"/>
          </draw:custom-shape>
          <draw:custom-shape draw:style-name="gr41" draw:text-style-name="P3" draw:layer="layout" svg:width="1.313cm" svg:height="3.065cm" svg:x="11.619cm" svg:y="10.42cm">
            <text:p/>
            <draw:enhanced-geometry svg:viewBox="0 0 744 1737" draw:type="non-primitive" draw:enhanced-path="M 744 608 L 737 477 723 349 694 225 656 104 561 49 456 0 518 141 563 291 590 447 602 608 597 694 589 781 577 866 558 949 507 1108 437 1256 396 1329 348 1397 301 1462 247 1524 190 1583 129 1639 66 1688 0 1737 152 1714 293 1682 391 1574 481 1458 558 1332 623 1200 675 1062 714 915 736 763 744 608 744 608 Z N"/>
          </draw:custom-shape>
          <draw:custom-shape draw:style-name="gr42" draw:text-style-name="P3" draw:layer="layout" svg:width="1.46cm" svg:height="3.148cm" svg:x="11.346cm" svg:y="10.355cm">
            <text:p/>
            <draw:enhanced-geometry svg:viewBox="0 0 827 1784" draw:type="non-primitive" draw:enhanced-path="M 827 645 L 820 497 797 355 761 216 711 83 614 39 510 0 584 148 614 226 639 307 657 389 673 472 682 557 683 645 682 737 672 826 656 916 636 1002 607 1084 575 1166 536 1244 494 1318 447 1391 395 1457 339 1523 278 1584 214 1642 146 1693 75 1741 0 1784 156 1774 303 1754 362 1702 417 1647 471 1591 519 1532 610 1404 685 1267 745 1123 791 970 819 809 827 645 827 645 Z N"/>
          </draw:custom-shape>
          <draw:custom-shape draw:style-name="gr43" draw:text-style-name="P3" draw:layer="layout" svg:width="1.627cm" svg:height="3.199cm" svg:x="11.055cm" svg:y="10.304cm">
            <text:p/>
            <draw:enhanced-geometry svg:viewBox="0 0 922 1813" draw:type="non-primitive" draw:enhanced-path="M 922 674 L 910 513 883 357 838 207 776 66 677 30 572 0 619 75 658 153 694 232 724 317 746 403 763 491 775 582 778 674 775 769 762 864 744 956 720 1046 690 1130 651 1215 608 1295 559 1371 504 1442 446 1509 381 1573 312 1630 242 1683 164 1732 85 1774 0 1810 121 1813 223 1810 320 1803 386 1754 449 1705 510 1649 567 1590 621 1528 668 1463 716 1395 757 1322 827 1174 878 1015 897 932 909 847 917 760 922 674 922 674 Z N"/>
          </draw:custom-shape>
          <draw:custom-shape draw:style-name="gr44" draw:text-style-name="P3" draw:layer="layout" svg:width="1.819cm" svg:height="3.238cm" svg:x="10.732cm" svg:y="10.265cm">
            <text:p/>
            <draw:enhanced-geometry svg:viewBox="0 0 1031 1835" draw:type="non-primitive" draw:enhanced-path="M 1031 696 L 1030 608 1021 523 1005 440 987 358 962 277 932 199 858 51 756 22 651 0 704 74 752 154 791 237 825 323 854 414 873 504 884 598 890 696 884 797 871 895 850 993 821 1085 785 1174 742 1258 691 1340 634 1416 572 1487 504 1554 432 1612 354 1667 271 1714 184 1754 93 1788 0 1814 148 1831 304 1835 348 1835 423 1792 494 1744 562 1693 626 1635 687 1574 743 1508 795 1442 842 1369 884 1295 923 1217 955 1135 984 1053 1004 967 1020 877 1030 788 1031 696 1031 696 Z N"/>
          </draw:custom-shape>
          <draw:custom-shape draw:style-name="gr45" draw:text-style-name="P3" draw:layer="layout" svg:width="2.08cm" svg:height="3.259cm" svg:x="10.348cm" svg:y="10.239cm">
            <text:p/>
            <draw:enhanced-geometry svg:viewBox="0 0 1179 1847" draw:type="non-primitive" draw:enhanced-path="M 1179 711 L 1176 619 1164 528 1147 440 1125 354 1095 269 1059 190 1020 112 973 37 870 15 764 0 824 72 878 152 925 236 963 325 994 416 1016 512 1030 610 1035 711 1030 819 1014 924 988 1025 954 1121 911 1212 859 1301 800 1382 732 1458 660 1528 581 1589 496 1643 404 1690 309 1728 209 1757 107 1777 0 1785 195 1824 401 1847 486 1811 565 1769 643 1720 713 1667 782 1610 847 1546 905 1479 960 1408 1009 1332 1052 1252 1091 1167 1121 1083 1145 993 1163 901 1176 806 1179 711 1179 711 Z N"/>
          </draw:custom-shape>
          <draw:custom-shape draw:style-name="gr46" draw:text-style-name="P3" draw:layer="layout" svg:width="2.463cm" svg:height="3.246cm" svg:x="9.84cm" svg:y="10.219cm">
            <text:p/>
            <draw:enhanced-geometry svg:viewBox="0 0 1396 1840" draw:type="non-primitive" draw:enhanced-path="M 1396 722 L 1390 624 1379 530 1360 440 1331 349 1297 263 1258 180 1210 100 1157 26 1052 11 945 0 1010 71 1070 150 1124 234 1170 323 1204 418 1230 517 1248 617 1252 722 1248 824 1232 925 1207 1020 1173 1114 1131 1200 1081 1282 1023 1360 958 1431 889 1495 811 1554 729 1603 640 1645 549 1680 454 1704 353 1720 251 1724 124 1716 0 1693 117 1740 239 1782 369 1815 506 1840 599 1814 690 1780 777 1740 860 1693 938 1638 1010 1580 1078 1513 1140 1442 1197 1366 1248 1284 1291 1200 1327 1111 1356 1019 1377 921 1390 823 1396 722 1396 722 Z N"/>
          </draw:custom-shape>
          <draw:custom-shape draw:style-name="gr47" draw:text-style-name="P3" draw:layer="layout" svg:width="3.271cm" svg:height="3.176cm" svg:x="8.903cm" svg:y="10.212cm">
            <text:p/>
            <draw:enhanced-geometry svg:viewBox="0 0 1854 1800" draw:type="non-primitive" draw:enhanced-path="M 1854 726 L 1849 625 1835 527 1813 431 1782 340 1744 251 1697 167 1643 87 1583 15 1476 4 1361 0 1437 68 1505 144 1565 228 1616 317 1658 413 1686 514 1705 618 1711 726 1705 821 1692 913 1669 1002 1638 1087 1599 1170 1551 1247 1498 1318 1439 1386 1374 1443 1303 1498 1226 1544 1143 1584 1058 1615 969 1638 877 1653 782 1656 661 1649 544 1627 433 1589 330 1541 233 1478 147 1406 68 1322 0 1231 56 1325 129 1414 216 1498 315 1576 426 1645 547 1705 678 1757 819 1800 926 1792 1028 1772 1128 1743 1223 1705 1315 1658 1400 1604 1479 1543 1551 1473 1619 1397 1678 1316 1730 1227 1773 1136 1807 1040 1833 939 1849 834 1854 726 1854 726 Z N"/>
          </draw:custom-shape>
          <draw:custom-shape draw:style-name="gr48" draw:text-style-name="P3" draw:layer="layout" svg:width="3.278cm" svg:height="3.051cm" svg:x="8.771cm" svg:y="10.211cm">
            <text:p/>
            <draw:enhanced-geometry svg:viewBox="0 0 1858 1729" draw:type="non-primitive" draw:enhanced-path="M 1858 727 L 1854 622 1836 522 1810 423 1776 328 1730 239 1676 155 1616 76 1551 5 1416 0 1318 4 1401 66 1479 138 1548 220 1604 309 1651 404 1685 508 1708 615 1715 727 1710 816 1698 900 1675 983 1648 1061 1612 1137 1568 1208 1519 1274 1465 1335 1404 1389 1338 1440 1267 1483 1191 1519 1113 1548 1030 1569 946 1581 857 1587 776 1582 698 1571 622 1554 550 1529 480 1499 412 1461 350 1421 291 1374 238 1320 187 1266 143 1202 102 1139 69 1070 42 999 22 924 6 846 0 933 4 992 10 1050 43 1162 95 1268 128 1320 166 1371 207 1418 255 1466 356 1552 475 1630 606 1698 730 1721 857 1729 959 1725 1060 1709 1155 1685 1246 1650 1335 1608 1417 1559 1495 1500 1564 1436 1629 1365 1687 1287 1737 1205 1779 1119 1813 1025 1838 930 1854 829 1858 727 1858 727 Z N"/>
          </draw:custom-shape>
          <draw:custom-shape draw:style-name="gr49" draw:text-style-name="P3" draw:layer="layout" svg:width="3.151cm" svg:height="2.924cm" svg:x="8.771cm" svg:y="10.211cm">
            <text:p/>
            <draw:enhanced-geometry svg:viewBox="0 0 1786 1657" draw:type="non-primitive" draw:enhanced-path="M 1786 727 L 1780 619 1761 515 1733 414 1691 318 1640 229 1580 145 1512 69 1436 1 1416 0 1301 4 1185 14 1283 67 1371 134 1413 171 1450 211 1517 299 1570 396 1609 501 1633 610 1642 727 1639 808 1626 887 1607 960 1581 1034 1548 1103 1511 1168 1465 1228 1414 1284 1358 1335 1296 1381 1233 1418 1164 1453 1090 1479 1017 1499 938 1510 857 1516 776 1510 698 1499 622 1479 550 1453 482 1418 416 1381 356 1335 300 1284 249 1228 204 1168 164 1103 131 1034 105 960 85 887 73 808 69 727 75 632 43 705 19 779 6 855 0 933 6 1011 19 1086 42 1159 75 1232 143 1323 222 1407 308 1479 405 1542 508 1590 619 1628 736 1650 857 1657 952 1654 1044 1639 1133 1616 1218 1585 1301 1545 1378 1499 1449 1444 1514 1387 1573 1319 1626 1248 1674 1171 1713 1088 1744 1003 1767 914 1780 822 1786 727 1786 727 Z N"/>
          </draw:custom-shape>
          <draw:custom-shape draw:style-name="gr50" draw:text-style-name="P3" draw:layer="layout" svg:width="3.015cm" svg:height="2.793cm" svg:x="8.781cm" svg:y="10.218cm">
            <text:p/>
            <draw:enhanced-geometry svg:viewBox="0 0 1709 1583" draw:type="non-primitive" draw:enhanced-path="M 1709 723 L 1702 611 1679 504 1645 400 1598 305 1542 216 1473 134 1395 62 1312 0 1168 10 1028 30 1140 71 1244 125 1290 160 1335 196 1375 238 1413 282 1447 330 1479 380 1525 487 1555 601 1562 661 1565 723 1562 796 1551 867 1534 936 1511 1002 1480 1064 1444 1123 1403 1178 1358 1230 1306 1275 1251 1316 1192 1352 1130 1384 1064 1406 995 1426 924 1436 851 1439 777 1436 707 1426 639 1406 571 1384 510 1352 451 1316 396 1275 345 1230 298 1178 257 1123 220 1064 191 1002 167 936 149 867 139 796 134 723 138 654 148 589 164 527 184 464 115 553 62 644 24 740 0 842 16 920 36 995 63 1066 96 1135 137 1198 181 1262 232 1316 285 1370 344 1417 406 1457 474 1495 544 1525 616 1550 692 1567 770 1578 851 1583 940 1577 1024 1565 1107 1544 1185 1515 1261 1479 1332 1436 1398 1385 1459 1331 1513 1270 1562 1204 1606 1133 1642 1057 1669 979 1692 896 1704 812 1709 723 1709 723 Z N"/>
          </draw:custom-shape>
          <draw:custom-shape draw:style-name="gr51" draw:text-style-name="P3" draw:layer="layout" svg:width="2.775cm" svg:height="2.645cm" svg:x="8.892cm" svg:y="10.235cm">
            <text:p/>
            <draw:enhanced-geometry svg:viewBox="0 0 1573 1499" draw:type="non-primitive" draw:enhanced-path="M 1573 713 L 1564 596 1540 487 1501 382 1448 285 1381 197 1344 157 1302 120 1214 53 1116 0 932 27 759 71 788 71 854 74 918 85 981 99 1039 121 1095 148 1148 182 1198 218 1243 259 1285 305 1322 354 1355 408 1381 465 1404 523 1419 583 1430 648 1433 713 1430 779 1419 843 1404 906 1381 964 1355 1021 1322 1073 1285 1123 1243 1168 1198 1211 1148 1247 1095 1280 1039 1306 981 1329 918 1344 854 1355 788 1358 723 1355 658 1344 596 1329 537 1306 481 1280 428 1247 379 1211 333 1168 291 1123 255 1073 222 1021 194 964 173 906 156 843 147 779 144 713 146 652 154 595 187 484 238 382 268 336 303 290 212 364 130 444 61 530 6 618 0 713 4 794 16 873 36 946 62 1020 95 1089 135 1154 180 1214 231 1270 287 1321 347 1367 413 1404 481 1439 553 1465 629 1485 707 1496 788 1499 869 1496 948 1485 1021 1465 1095 1439 1164 1404 1227 1367 1289 1321 1345 1270 1396 1214 1442 1154 1479 1089 1512 1020 1538 946 1557 873 1570 794 1573 713 1573 713 Z N"/>
          </draw:custom-shape>
          <draw:custom-shape draw:style-name="gr52" draw:text-style-name="P3" draw:layer="layout" svg:width="1.26cm" svg:height="2.486cm" svg:x="10.282cm" svg:y="10.271cm">
            <text:p/>
            <draw:enhanced-geometry svg:viewBox="0 0 714 1409" draw:type="non-primitive" draw:enhanced-path="M 714 693 L 711 631 704 571 674 457 628 350 596 300 562 252 524 208 484 166 439 130 393 95 289 41 177 0 46 30 0 43 0 121 59 126 115 134 170 147 223 166 320 221 366 252 405 290 441 330 475 376 527 473 547 523 560 578 569 635 573 693 569 752 560 810 547 863 527 916 475 1013 441 1059 405 1098 366 1137 320 1168 223 1220 170 1240 115 1253 59 1263 0 1266 0 1409 73 1406 144 1396 213 1376 279 1354 341 1322 400 1286 455 1245 507 1200 552 1148 593 1093 629 1034 660 972 683 906 700 837 711 766 714 693 714 693 Z N"/>
          </draw:custom-shape>
          <draw:custom-shape draw:style-name="gr53" draw:text-style-name="P3" draw:layer="layout" svg:width="1.265cm" svg:height="2.41cm" svg:x="9.018cm" svg:y="10.346cm">
            <text:p/>
            <draw:enhanced-geometry svg:viewBox="0 0 717 1366" draw:type="non-primitive" draw:enhanced-path="M 717 0 L 636 25 517 70 406 121 302 180 210 244 125 316 50 391 30 454 14 516 4 581 0 650 5 723 15 794 33 863 57 929 86 991 123 1050 164 1105 211 1157 262 1202 317 1243 376 1279 437 1311 505 1333 573 1353 643 1363 717 1366 717 1223 659 1220 602 1210 547 1197 495 1177 396 1125 353 1094 311 1055 275 1016 242 970 188 873 170 820 155 767 147 709 144 650 147 592 155 535 170 480 188 430 242 333 275 287 311 247 353 209 396 178 495 123 547 104 602 91 659 83 717 78 717 0 717 0 Z N"/>
          </draw:custom-shape>
          <draw:custom-shape draw:style-name="gr54" draw:text-style-name="P3" draw:layer="layout" svg:width="1.138cm" svg:height="2.271cm" svg:x="10.282cm" svg:y="10.36cm">
            <text:p/>
            <draw:enhanced-geometry svg:viewBox="0 0 645 1287" draw:type="non-primitive" draw:enhanced-path="M 645 642 L 642 577 631 512 616 452 593 394 567 337 534 283 497 234 455 188 410 147 360 111 307 77 251 50 193 28 130 14 66 3 0 0 0 144 50 145 101 154 196 183 281 227 318 257 354 291 386 325 415 364 462 449 491 541 501 642 491 743 462 838 415 923 386 960 354 996 318 1029 281 1057 196 1104 101 1133 50 1140 0 1143 0 1287 66 1284 130 1273 193 1258 251 1235 307 1209 360 1176 410 1140 455 1097 497 1052 534 1002 567 950 593 893 616 835 631 772 642 708 645 642 645 642 Z N"/>
          </draw:custom-shape>
          <draw:custom-shape draw:style-name="gr55" draw:text-style-name="P3" draw:layer="layout" svg:width="1.137cm" svg:height="2.271cm" svg:x="9.146cm" svg:y="10.36cm">
            <text:p/>
            <draw:enhanced-geometry svg:viewBox="0 0 644 1287" draw:type="non-primitive" draw:enhanced-path="M 644 0 L 615 0 488 44 370 95 259 154 159 219 124 265 94 311 43 413 10 524 2 581 0 642 3 708 12 772 29 835 50 893 78 950 111 1002 147 1052 189 1097 235 1140 284 1176 337 1209 393 1235 452 1258 514 1273 579 1284 644 1287 644 1143 592 1140 543 1133 449 1104 364 1057 324 1029 290 996 258 960 228 923 183 838 154 743 146 692 143 642 146 590 154 541 183 449 228 364 258 325 290 291 324 257 364 227 449 183 543 154 592 145 644 144 644 0 644 0 Z N"/>
          </draw:custom-shape>
          <draw:custom-shape draw:style-name="gr56" draw:text-style-name="P3" draw:layer="layout" svg:width="1.011cm" svg:height="2.02cm" svg:x="10.282cm" svg:y="10.484cm">
            <text:p/>
            <draw:enhanced-geometry svg:viewBox="0 0 573 1145" draw:type="non-primitive" draw:enhanced-path="M 573 572 L 569 514 560 457 547 402 527 352 475 255 441 209 405 169 366 131 320 100 223 45 170 26 115 13 59 5 0 0 0 144 86 153 167 179 240 218 302 270 357 334 396 405 421 486 429 572 421 658 396 740 357 812 302 877 240 929 167 968 86 992 0 1001 0 1145 59 1142 115 1132 170 1119 223 1099 320 1047 366 1016 405 977 441 938 475 892 527 795 547 742 560 689 569 631 573 572 573 572 Z N"/>
          </draw:custom-shape>
          <draw:custom-shape draw:style-name="gr57" draw:text-style-name="P3" draw:layer="layout" svg:width="1.011cm" svg:height="2.02cm" svg:x="9.272cm" svg:y="10.484cm">
            <text:p/>
            <draw:enhanced-geometry svg:viewBox="0 0 573 1145" draw:type="non-primitive" draw:enhanced-path="M 573 0 L 515 5 458 13 403 26 351 45 252 100 209 131 167 169 131 209 98 255 44 352 26 402 11 457 3 514 0 572 3 631 11 689 26 742 44 795 98 892 131 938 167 977 209 1016 252 1047 351 1099 403 1119 458 1132 515 1142 573 1145 573 1001 487 992 406 968 334 929 269 877 217 812 178 740 152 658 144 572 152 486 178 405 217 334 269 270 334 218 406 179 487 153 573 144 573 0 573 0 Z N"/>
          </draw:custom-shape>
          <draw:custom-shape draw:style-name="gr58" draw:text-style-name="P3" draw:layer="layout" svg:width="0.884cm" svg:height="1.763cm" svg:x="10.282cm" svg:y="10.614cm">
            <text:p/>
            <draw:enhanced-geometry svg:viewBox="0 0 501 999" draw:type="non-primitive" draw:enhanced-path="M 501 498 L 491 397 462 305 415 220 386 181 354 147 318 113 281 83 196 39 101 10 50 1 0 0 0 142 72 149 138 170 202 203 253 246 297 299 331 358 351 426 359 498 351 571 331 636 297 700 253 751 202 796 138 829 72 849 0 857 0 999 50 996 101 989 196 960 281 913 318 885 354 852 386 816 415 779 462 694 491 599 501 498 501 498 Z N"/>
          </draw:custom-shape>
          <draw:custom-shape draw:style-name="gr59" draw:text-style-name="P3" draw:layer="layout" svg:width="0.884cm" svg:height="1.763cm" svg:x="9.399cm" svg:y="10.614cm">
            <text:p/>
            <draw:enhanced-geometry svg:viewBox="0 0 501 999" draw:type="non-primitive" draw:enhanced-path="M 501 0 L 449 1 400 10 306 39 221 83 181 113 147 147 115 181 85 220 40 305 11 397 3 446 0 498 3 548 11 599 40 694 85 779 115 816 147 852 181 885 221 913 306 960 400 989 449 996 501 999 501 857 429 849 361 829 301 796 247 751 204 700 171 636 151 571 144 498 151 426 171 358 204 299 247 246 301 203 361 170 429 149 501 142 501 0 501 0 Z N"/>
          </draw:custom-shape>
          <draw:custom-shape draw:style-name="gr60" draw:text-style-name="P3" draw:layer="layout" svg:width="0.757cm" svg:height="1.512cm" svg:x="10.282cm" svg:y="10.738cm">
            <text:p/>
            <draw:enhanced-geometry svg:viewBox="0 0 429 857" draw:type="non-primitive" draw:enhanced-path="M 429 428 L 421 342 396 261 357 190 302 126 240 74 167 35 86 9 0 0 0 143 58 149 111 166 160 192 203 228 238 268 264 316 281 370 285 428 281 486 264 539 238 588 203 631 160 666 111 692 58 709 0 716 0 857 86 848 167 824 240 785 302 733 357 668 396 596 421 514 429 428 429 428 Z N"/>
          </draw:custom-shape>
          <draw:custom-shape draw:style-name="gr61" draw:text-style-name="P3" draw:layer="layout" svg:width="0.757cm" svg:height="1.512cm" svg:x="9.526cm" svg:y="10.738cm">
            <text:p/>
            <draw:enhanced-geometry svg:viewBox="0 0 429 857" draw:type="non-primitive" draw:enhanced-path="M 429 0 L 343 9 262 35 190 74 125 126 73 190 34 261 8 342 0 428 8 514 34 596 73 668 125 733 190 785 262 824 343 848 429 857 429 716 371 709 317 692 269 666 227 631 191 588 165 539 148 486 142 428 148 370 165 316 191 268 227 228 269 192 317 166 371 149 429 143 429 0 429 0 Z N"/>
          </draw:custom-shape>
          <draw:custom-shape draw:style-name="gr62" draw:text-style-name="P3" draw:layer="layout" svg:width="0.634cm" svg:height="1.262cm" svg:x="10.282cm" svg:y="10.865cm">
            <text:p/>
            <draw:enhanced-geometry svg:viewBox="0 0 359 715" draw:type="non-primitive" draw:enhanced-path="M 359 356 L 351 284 331 216 297 157 253 104 202 61 138 28 72 7 0 0 0 144 43 147 83 160 119 180 153 205 179 235 197 272 210 313 215 356 210 399 197 439 179 475 153 509 119 535 83 553 43 568 0 571 0 715 72 707 138 687 202 654 253 609 297 558 331 494 351 429 359 356 359 356 Z N"/>
          </draw:custom-shape>
          <draw:custom-shape draw:style-name="gr63" draw:text-style-name="P3" draw:layer="layout" svg:width="0.63cm" svg:height="1.262cm" svg:x="9.653cm" svg:y="10.865cm">
            <text:p/>
            <draw:enhanced-geometry svg:viewBox="0 0 357 715" draw:type="non-primitive" draw:enhanced-path="M 357 0 L 285 7 217 28 157 61 103 104 60 157 27 216 7 284 0 356 7 429 27 494 60 558 103 609 157 654 217 687 285 707 357 715 357 571 314 568 273 553 236 535 206 509 180 475 158 439 147 399 141 356 147 313 158 272 180 235 206 205 236 180 273 160 314 147 357 144 357 0 357 0 Z N"/>
          </draw:custom-shape>
          <draw:custom-shape draw:style-name="gr64" draw:text-style-name="P3" draw:layer="layout" svg:width="0.503cm" svg:height="1.011cm" svg:x="10.282cm" svg:y="10.99cm">
            <text:p/>
            <draw:enhanced-geometry svg:viewBox="0 0 285 573" draw:type="non-primitive" draw:enhanced-path="M 285 285 L 281 227 264 173 238 125 203 85 160 49 111 23 58 6 0 0 0 142 29 145 56 152 81 167 101 184 118 204 132 230 141 256 144 285 141 315 132 341 118 366 101 386 81 404 56 417 29 426 0 429 0 573 58 566 111 549 160 523 203 488 238 445 264 396 281 343 285 285 285 285 Z N"/>
          </draw:custom-shape>
          <draw:custom-shape draw:style-name="gr65" draw:text-style-name="P3" draw:layer="layout" svg:width="0.507cm" svg:height="1.011cm" svg:x="9.776cm" svg:y="10.99cm">
            <text:p/>
            <draw:enhanced-geometry svg:viewBox="0 0 287 573" draw:type="non-primitive" draw:enhanced-path="M 287 0 L 229 6 175 23 127 49 85 85 49 125 23 173 6 227 0 285 6 343 23 396 49 445 85 488 127 523 175 549 229 566 287 573 287 429 258 426 231 417 206 404 186 386 169 366 154 341 147 315 144 285 147 256 154 230 169 204 186 184 206 167 231 152 258 145 287 142 287 0 287 0 Z N"/>
          </draw:custom-shape>
          <draw:custom-shape draw:style-name="gr66" draw:text-style-name="P3" draw:layer="layout" svg:width="0.761cm" svg:height="0.754cm" svg:x="9.901cm" svg:y="11.119cm">
            <text:p/>
            <draw:enhanced-geometry svg:viewBox="0 0 431 427" draw:type="non-primitive" draw:enhanced-path="M 431 212 L 426 169 413 128 395 91 369 61 335 36 299 16 259 3 216 0 173 3 132 16 95 36 65 61 39 91 17 128 6 169 0 212 6 255 17 295 39 331 65 365 95 391 132 409 173 424 216 427 259 424 299 409 335 391 369 365 395 331 413 295 426 255 431 212 431 212 Z N"/>
          </draw:custom-shape>
          <draw:custom-shape draw:style-name="gr67" draw:text-style-name="P3" draw:layer="layout" svg:width="0.507cm" svg:height="0.507cm" svg:x="10.03cm" svg:y="11.241cm">
            <text:p/>
            <draw:enhanced-geometry svg:viewBox="0 0 287 287" draw:type="non-primitive" draw:enhanced-path="M 287 143 L 284 114 275 88 261 62 244 42 224 25 199 10 172 3 143 0 114 3 87 10 62 25 42 42 25 62 10 88 3 114 0 143 3 173 10 199 25 224 42 244 62 262 87 275 114 284 143 287 172 284 199 275 224 262 244 244 261 224 275 199 284 173 287 143 287 143 Z N"/>
          </draw:custom-shape>
          <draw:custom-shape draw:style-name="gr68" draw:text-style-name="P3" draw:layer="layout" svg:width="0.255cm" svg:height="0.255cm" svg:x="10.155cm" svg:y="11.366cm">
            <text:p/>
            <draw:enhanced-geometry svg:viewBox="0 0 144 144" draw:type="non-primitive" draw:enhanced-path="M 144 72 L 138 45 122 23 101 7 72 0 45 7 20 23 7 45 0 72 7 101 20 122 45 138 72 144 101 138 122 122 138 101 144 72 144 72 Z N"/>
          </draw:custom-shape>
          <draw:custom-shape draw:style-name="gr69" draw:text-style-name="P3" draw:layer="layout" svg:width="4.721cm" svg:height="3.292cm" svg:x="8.771cm" svg:y="10.211cm">
            <text:p/>
            <draw:enhanced-geometry svg:viewBox="0 0 2676 1866" draw:type="non-primitive" draw:enhanced-path="M 1416 0 L 1556 5 1692 18 1821 41 1940 73 2052 111 2156 157 2251 209 2338 269 2415 334 2482 404 2541 481 2590 560 2627 645 2653 734 2670 826 2676 921 2670 1016 2653 1110 2627 1199 2590 1286 2541 1369 2482 1447 2415 1519 2338 1587 2251 1649 2156 1702 2052 1751 1940 1790 1821 1823 1692 1847 1556 1862 1416 1866 1270 1862 1131 1847 995 1824 866 1793 742 1754 624 1706 516 1652 415 1591 324 1526 242 1453 171 1378 111 1296 65 1209 30 1120 7 1028 0 933 7 838 30 744 65 655 111 570 171 491 242 413 324 341 415 275 516 214 624 161 742 113 866 75 995 43 1131 18 1270 5 1416 0 1416 0 N"/>
          </draw:custom-shape>
          <draw:custom-shape draw:style-name="gr70" draw:text-style-name="P3" draw:layer="layout" svg:width="0.029cm" svg:height="0.726cm" svg:x="13.389cm" svg:y="11.408cm">
            <text:p/>
            <draw:enhanced-geometry svg:viewBox="0 0 16 411" draw:type="non-primitive" draw:enhanced-path="M 0 22 L 0 16 2 8 16 0 16 411 6 405 2 391 8 254 6 146 0 22 0 22 Z N"/>
          </draw:custom-shape>
          <draw:custom-shape draw:style-name="gr71" draw:text-style-name="P3" draw:layer="layout" svg:width="0.061cm" svg:height="0.731cm" svg:x="13.389cm" svg:y="11.408cm">
            <text:p/>
            <draw:enhanced-geometry svg:viewBox="0 0 34 414" draw:type="non-primitive" draw:enhanced-path="M 0 22 L 0 16 2 8 16 0 32 3 34 5 34 409 24 414 8 407 2 391 8 254 6 146 0 22 0 22 Z N"/>
          </draw:custom-shape>
          <draw:custom-shape draw:style-name="gr72" draw:text-style-name="P3" draw:layer="layout" svg:width="0.059cm" svg:height="0.731cm" svg:x="13.417cm" svg:y="11.408cm">
            <text:p/>
            <draw:enhanced-geometry svg:viewBox="0 0 33 414" draw:type="non-primitive" draw:enhanced-path="M 0 411 L 0 0 16 3 33 16 33 339 28 391 23 407 8 414 0 411 0 411 Z N"/>
          </draw:custom-shape>
          <draw:custom-shape draw:style-name="gr73" draw:text-style-name="P3" draw:layer="layout" svg:width="0.059cm" svg:height="0.713cm" svg:x="13.449cm" svg:y="11.417cm">
            <text:p/>
            <draw:enhanced-geometry svg:viewBox="0 0 33 404" draw:type="non-primitive" draw:enhanced-path="M 0 404 L 0 0 33 20 33 305 20 319 14 344 10 386 8 397 0 404 0 404 Z N"/>
          </draw:custom-shape>
          <draw:custom-shape draw:style-name="gr74" draw:text-style-name="P3" draw:layer="layout" svg:width="0.061cm" svg:height="0.571cm" svg:x="13.475cm" svg:y="11.436cm">
            <text:p/>
            <draw:enhanced-geometry svg:viewBox="0 0 34 323" draw:type="non-primitive" draw:enhanced-path="M 0 323 L 0 0 34 18 34 291 21 291 12 298 0 323 0 323 Z N"/>
          </draw:custom-shape>
          <draw:custom-shape draw:style-name="gr75" draw:text-style-name="P3" draw:layer="layout" svg:width="0.059cm" svg:height="0.514cm" svg:x="13.507cm" svg:y="11.452cm">
            <text:p/>
            <draw:enhanced-geometry svg:viewBox="0 0 33 291" draw:type="non-primitive" draw:enhanced-path="M 0 285 L 0 0 33 13 33 291 20 285 8 282 0 285 0 285 Z N"/>
          </draw:custom-shape>
          <draw:custom-shape draw:style-name="gr76" draw:text-style-name="P3" draw:layer="layout" svg:width="0.055cm" svg:height="0.518cm" svg:x="13.535cm" svg:y="11.468cm">
            <text:p/>
            <draw:enhanced-geometry svg:viewBox="0 0 31 293" draw:type="non-primitive" draw:enhanced-path="M 0 273 L 0 0 31 8 31 293 4 276 0 273 0 273 Z N"/>
          </draw:custom-shape>
          <draw:custom-shape draw:style-name="gr77" draw:text-style-name="P3" draw:layer="layout" svg:width="0.057cm" svg:height="0.526cm" svg:x="13.565cm" svg:y="11.475cm">
            <text:p/>
            <draw:enhanced-geometry svg:viewBox="0 0 32 298" draw:type="non-primitive" draw:enhanced-path="M 0 278 L 0 0 32 6 32 298 0 278 0 278 Z N"/>
          </draw:custom-shape>
          <draw:custom-shape draw:style-name="gr78" draw:text-style-name="P3" draw:layer="layout" svg:width="0.059cm" svg:height="0.537cm" svg:x="13.59cm" svg:y="11.482cm">
            <text:p/>
            <draw:enhanced-geometry svg:viewBox="0 0 33 304" draw:type="non-primitive" draw:enhanced-path="M 0 285 L 0 0 33 2 33 304 0 285 0 285 Z N"/>
          </draw:custom-shape>
          <draw:custom-shape draw:style-name="gr79" draw:text-style-name="P3" draw:layer="layout" svg:width="0.059cm" svg:height="0.553cm" svg:x="13.621cm" svg:y="11.482cm">
            <text:p/>
            <draw:enhanced-geometry svg:viewBox="0 0 33 313" draw:type="non-primitive" draw:enhanced-path="M 0 294 L 0 2 33 0 33 313 0 294 0 294 Z N"/>
          </draw:custom-shape>
          <draw:custom-shape draw:style-name="gr80" draw:text-style-name="P3" draw:layer="layout" svg:width="0.061cm" svg:height="0.581cm" svg:x="13.648cm" svg:y="11.472cm">
            <text:p/>
            <draw:enhanced-geometry svg:viewBox="0 0 34 329" draw:type="non-primitive" draw:enhanced-path="M 0 310 L 0 8 34 0 34 329 0 310 0 310 Z N"/>
          </draw:custom-shape>
          <draw:custom-shape draw:style-name="gr81" draw:text-style-name="P3" draw:layer="layout" svg:width="0.059cm" svg:height="0.604cm" svg:x="13.68cm" svg:y="11.463cm">
            <text:p/>
            <draw:enhanced-geometry svg:viewBox="0 0 33 342" draw:type="non-primitive" draw:enhanced-path="M 0 324 L 0 11 21 4 33 0 33 342 0 324 0 324 Z N"/>
          </draw:custom-shape>
          <draw:custom-shape draw:style-name="gr82" draw:text-style-name="P3" draw:layer="layout" svg:width="0.059cm" svg:height="0.636cm" svg:x="13.708cm" svg:y="11.447cm">
            <text:p/>
            <draw:enhanced-geometry svg:viewBox="0 0 33 360" draw:type="non-primitive" draw:enhanced-path="M 0 343 L 0 14 5 13 33 0 33 360 0 343 0 343 Z N"/>
          </draw:custom-shape>
          <draw:custom-shape draw:style-name="gr83" draw:text-style-name="P3" draw:layer="layout" svg:width="0.059cm" svg:height="0.669cm" svg:x="13.738cm" svg:y="11.431cm">
            <text:p/>
            <draw:enhanced-geometry svg:viewBox="0 0 33 379" draw:type="non-primitive" draw:enhanced-path="M 0 360 L 0 18 33 0 33 379 0 360 0 360 Z N"/>
          </draw:custom-shape>
          <draw:custom-shape draw:style-name="gr84" draw:text-style-name="P3" draw:layer="layout" svg:width="0.059cm" svg:height="0.699cm" svg:x="13.766cm" svg:y="11.417cm">
            <text:p/>
            <draw:enhanced-geometry svg:viewBox="0 0 33 396" draw:type="non-primitive" draw:enhanced-path="M 0 377 L 0 17 33 0 33 396 0 377 0 377 Z N"/>
          </draw:custom-shape>
          <draw:custom-shape draw:style-name="gr85" draw:text-style-name="P3" draw:layer="layout" svg:width="0.059cm" svg:height="0.735cm" svg:x="13.796cm" svg:y="11.399cm">
            <text:p/>
            <draw:enhanced-geometry svg:viewBox="0 0 33 416" draw:type="non-primitive" draw:enhanced-path="M 0 397 L 0 18 33 0 33 416 0 397 0 397 Z N"/>
          </draw:custom-shape>
          <draw:custom-shape draw:style-name="gr86" draw:text-style-name="P3" draw:layer="layout" svg:width="0.055cm" svg:height="0.768cm" svg:x="13.824cm" svg:y="11.382cm">
            <text:p/>
            <draw:enhanced-geometry svg:viewBox="0 0 31 435" draw:type="non-primitive" draw:enhanced-path="M 0 416 L 0 20 31 0 31 435 29 433 0 416 0 416 Z N"/>
          </draw:custom-shape>
          <draw:custom-shape draw:style-name="gr87" draw:text-style-name="P3" draw:layer="layout" svg:width="0.057cm" svg:height="0.798cm" svg:x="13.854cm" svg:y="11.366cm">
            <text:p/>
            <draw:enhanced-geometry svg:viewBox="0 0 32 452" draw:type="non-primitive" draw:enhanced-path="M 0 435 L 0 19 32 0 32 452 12 442 0 435 0 435 Z N"/>
          </draw:custom-shape>
          <draw:custom-shape draw:style-name="gr88" draw:text-style-name="P3" draw:layer="layout" svg:width="0.061cm" svg:height="0.826cm" svg:x="13.879cm" svg:y="11.35cm">
            <text:p/>
            <draw:enhanced-geometry svg:viewBox="0 0 34 468" draw:type="non-primitive" draw:enhanced-path="M 0 453 L 0 18 34 0 34 468 0 453 0 453 Z N"/>
          </draw:custom-shape>
          <draw:custom-shape draw:style-name="gr89" draw:text-style-name="P3" draw:layer="layout" svg:width="0.059cm" svg:height="0.851cm" svg:x="13.911cm" svg:y="11.336cm">
            <text:p/>
            <draw:enhanced-geometry svg:viewBox="0 0 33 482" draw:type="non-primitive" draw:enhanced-path="M 0 469 L 0 17 33 0 33 482 0 469 0 469 Z N"/>
          </draw:custom-shape>
          <draw:custom-shape draw:style-name="gr90" draw:text-style-name="P3" draw:layer="layout" svg:width="0.059cm" svg:height="0.872cm" svg:x="13.939cm" svg:y="11.322cm">
            <text:p/>
            <draw:enhanced-geometry svg:viewBox="0 0 33 494" draw:type="non-primitive" draw:enhanced-path="M 0 484 L 0 16 33 0 33 494 0 484 0 484 Z N"/>
          </draw:custom-shape>
          <draw:custom-shape draw:style-name="gr91" draw:text-style-name="P3" draw:layer="layout" svg:width="0.059cm" svg:height="0.884cm" svg:x="13.969cm" svg:y="11.315cm">
            <text:p/>
            <draw:enhanced-geometry svg:viewBox="0 0 33 501" draw:type="non-primitive" draw:enhanced-path="M 0 494 L 0 12 33 0 33 501 0 494 0 494 Z N"/>
          </draw:custom-shape>
          <draw:custom-shape draw:style-name="gr92" draw:text-style-name="P3" draw:layer="layout" svg:width="0.061cm" svg:height="0.895cm" svg:x="13.997cm" svg:y="11.308cm">
            <text:p/>
            <draw:enhanced-geometry svg:viewBox="0 0 34 507" draw:type="non-primitive" draw:enhanced-path="M 0 502 L 0 8 34 0 34 507 0 502 0 502 Z N"/>
          </draw:custom-shape>
          <draw:custom-shape draw:style-name="gr93" draw:text-style-name="P3" draw:layer="layout" svg:width="0.059cm" svg:height="0.897cm" svg:x="14.027cm" svg:y="11.302cm">
            <text:p/>
            <draw:enhanced-geometry svg:viewBox="0 0 33 508" draw:type="non-primitive" draw:enhanced-path="M 0 508 L 0 7 33 0 33 508 0 508 0 508 Z N"/>
          </draw:custom-shape>
          <draw:custom-shape draw:style-name="gr94" draw:text-style-name="P3" draw:layer="layout" svg:width="0.059cm" svg:height="0.9cm" svg:x="14.057cm" svg:y="11.302cm">
            <text:p/>
            <draw:enhanced-geometry svg:viewBox="0 0 33 510" draw:type="non-primitive" draw:enhanced-path="M 0 510 L 0 3 29 0 33 0 33 503 0 510 0 510 Z N"/>
          </draw:custom-shape>
          <draw:custom-shape draw:style-name="gr95" draw:text-style-name="P3" draw:layer="layout" svg:width="0.059cm" svg:height="0.897cm" svg:x="14.085cm" svg:y="11.302cm">
            <text:p/>
            <draw:enhanced-geometry svg:viewBox="0 0 33 508" draw:type="non-primitive" draw:enhanced-path="M 0 508 L 0 0 13 0 33 4 33 494 0 508 0 508 Z N"/>
          </draw:custom-shape>
          <draw:custom-shape draw:style-name="gr96" draw:text-style-name="P3" draw:layer="layout" svg:width="0.061cm" svg:height="0.888cm" svg:x="14.115cm" svg:y="11.302cm">
            <text:p/>
            <draw:enhanced-geometry svg:viewBox="0 0 34 503" draw:type="non-primitive" draw:enhanced-path="M 0 503 L 0 0 18 4 34 13 34 477 29 478 16 494 0 503 0 503 Z N"/>
          </draw:custom-shape>
          <draw:custom-shape draw:style-name="gr97" draw:text-style-name="P3" draw:layer="layout" svg:width="0.057cm" svg:height="0.865cm" svg:x="14.144cm" svg:y="11.309cm">
            <text:p/>
            <draw:enhanced-geometry svg:viewBox="0 0 32 490" draw:type="non-primitive" draw:enhanced-path="M 0 490 L 0 0 19 12 32 29 32 447 13 474 0 490 0 490 Z N"/>
          </draw:custom-shape>
          <draw:custom-shape draw:style-name="gr98" draw:text-style-name="P3" draw:layer="layout" svg:width="0.055cm" svg:height="0.819cm" svg:x="14.175cm" svg:y="11.325cm">
            <text:p/>
            <draw:enhanced-geometry svg:viewBox="0 0 31 464" draw:type="non-primitive" draw:enhanced-path="M 0 464 L 0 0 18 26 31 59 31 397 18 432 0 464 0 464 Z N"/>
          </draw:custom-shape>
          <draw:custom-shape draw:style-name="gr99" draw:text-style-name="P3" draw:layer="layout" svg:width="0.057cm" svg:height="0.738cm" svg:x="14.2cm" svg:y="11.361cm">
            <text:p/>
            <draw:enhanced-geometry svg:viewBox="0 0 32 418" draw:type="non-primitive" draw:enhanced-path="M 0 418 L 0 0 16 38 24 79 30 150 32 287 23 354 0 418 0 418 Z N"/>
          </draw:custom-shape>
          <draw:custom-shape draw:style-name="gr100" draw:text-style-name="P3" draw:layer="layout" svg:width="0.029cm" svg:height="0.597cm" svg:x="14.23cm" svg:y="11.429cm">
            <text:p/>
            <draw:enhanced-geometry svg:viewBox="0 0 16 338" draw:type="non-primitive" draw:enhanced-path="M 0 338 L 0 0 12 60 13 111 16 223 13 282 0 338 0 338 Z N"/>
          </draw:custom-shape>
          <draw:custom-shape draw:style-name="gr101" draw:text-style-name="P3" draw:layer="layout" svg:width="0.87cm" svg:height="0.897cm" svg:x="13.389cm" svg:y="11.302cm">
            <text:p/>
            <draw:enhanced-geometry svg:viewBox="0 0 493 508" draw:type="non-primitive" draw:enhanced-path="M 32 63 L 68 86 104 99 145 104 186 95 240 69 294 37 351 10 379 3 408 0 433 7 454 24 467 46 477 73 489 134 490 183 493 258 492 337 476 413 463 448 441 478 425 495 405 504 362 508 316 495 276 478 87 370 74 367 62 372 51 397 44 451 39 467 24 474 8 467 2 451 8 289 6 171 0 96 2 68 16 60 32 63 32 63 N"/>
          </draw:custom-shape>
          <draw:custom-shape draw:style-name="gr102" draw:text-style-name="P3" draw:layer="layout" svg:width="0.018cm" svg:height="0.068cm" svg:x="13.371cm" svg:y="11.332cm">
            <text:p/>
            <draw:enhanced-geometry svg:viewBox="0 0 10 38" draw:type="non-primitive" draw:enhanced-path="M 0 19 L 0 19 0 19 3 9 10 0 10 38 3 29 0 19 0 19 Z N"/>
          </draw:custom-shape>
          <draw:custom-shape draw:style-name="gr103" draw:text-style-name="P3" draw:layer="layout" svg:width="0.038cm" svg:height="0.11cm" svg:x="13.371cm" svg:y="11.292cm">
            <text:p/>
            <draw:enhanced-geometry svg:viewBox="0 0 21 62" draw:type="non-primitive" draw:enhanced-path="M 0 42 L 0 42 0 42 3 30 12 23 12 10 21 0 21 62 21 62 6 58 0 42 0 42 Z N"/>
          </draw:custom-shape>
          <draw:custom-shape draw:style-name="gr104" draw:text-style-name="P3" draw:layer="layout" svg:width="0.04cm" svg:height="0.115cm" svg:x="13.389cm" svg:y="11.287cm">
            <text:p/>
            <draw:enhanced-geometry svg:viewBox="0 0 22 65" draw:type="non-primitive" draw:enhanced-path="M 0 64 L 0 26 2 26 5 12 15 2 22 0 22 65 11 65 0 64 0 64 Z N"/>
          </draw:custom-shape>
          <draw:custom-shape draw:style-name="gr105" draw:text-style-name="P3" draw:layer="layout" svg:width="0.041cm" svg:height="0.124cm" svg:x="13.408cm" svg:y="11.278cm">
            <text:p/>
            <draw:enhanced-geometry svg:viewBox="0 0 23 70" draw:type="non-primitive" draw:enhanced-path="M 0 70 L 0 8 4 7 23 0 23 70 0 70 0 70 Z N"/>
          </draw:custom-shape>
          <draw:custom-shape draw:style-name="gr106" draw:text-style-name="P3" draw:layer="layout" svg:width="0.04cm" svg:height="0.13cm" svg:x="13.427cm" svg:y="11.272cm">
            <text:p/>
            <draw:enhanced-geometry svg:viewBox="0 0 22 73" draw:type="non-primitive" draw:enhanced-path="M 0 73 L 0 8 22 0 22 72 0 73 0 73 Z N"/>
          </draw:custom-shape>
          <draw:custom-shape draw:style-name="gr107" draw:text-style-name="P3" draw:layer="layout" svg:width="0.036cm" svg:height="0.14cm" svg:x="13.449cm" svg:y="11.262cm">
            <text:p/>
            <draw:enhanced-geometry svg:viewBox="0 0 20 79" draw:type="non-primitive" draw:enhanced-path="M 0 79 L 0 9 20 0 20 78 0 79 0 79 Z N"/>
          </draw:custom-shape>
          <draw:custom-shape draw:style-name="gr108" draw:text-style-name="P3" draw:layer="layout" svg:width="0.038cm" svg:height="0.144cm" svg:x="13.466cm" svg:y="11.257cm">
            <text:p/>
            <draw:enhanced-geometry svg:viewBox="0 0 21 81" draw:type="non-primitive" draw:enhanced-path="M 0 81 L 0 9 21 0 21 81 0 81 0 81 Z N"/>
          </draw:custom-shape>
          <draw:custom-shape draw:style-name="gr109" draw:text-style-name="P3" draw:layer="layout" svg:width="0.038cm" svg:height="0.154cm" svg:x="13.484cm" svg:y="11.246cm">
            <text:p/>
            <draw:enhanced-geometry svg:viewBox="0 0 21 87" draw:type="non-primitive" draw:enhanced-path="M 0 87 L 0 9 21 0 21 87 0 87 0 87 Z N"/>
          </draw:custom-shape>
          <draw:custom-shape draw:style-name="gr110" draw:text-style-name="P3" draw:layer="layout" svg:width="0.04cm" svg:height="0.161cm" svg:x="13.503cm" svg:y="11.239cm">
            <text:p/>
            <draw:enhanced-geometry svg:viewBox="0 0 22 91" draw:type="non-primitive" draw:enhanced-path="M 0 91 L 0 10 22 0 22 91 0 91 0 91 Z N"/>
          </draw:custom-shape>
          <draw:custom-shape draw:style-name="gr111" draw:text-style-name="P3" draw:layer="layout" svg:width="0.04cm" svg:height="0.168cm" svg:x="13.521cm" svg:y="11.232cm">
            <text:p/>
            <draw:enhanced-geometry svg:viewBox="0 0 22 95" draw:type="non-primitive" draw:enhanced-path="M 0 95 L 0 8 22 0 22 95 0 95 0 95 Z N"/>
          </draw:custom-shape>
          <draw:custom-shape draw:style-name="gr112" draw:text-style-name="P3" draw:layer="layout" svg:width="0.04cm" svg:height="0.174cm" svg:x="13.542cm" svg:y="11.227cm">
            <text:p/>
            <draw:enhanced-geometry svg:viewBox="0 0 22 98" draw:type="non-primitive" draw:enhanced-path="M 0 98 L 0 7 22 0 22 98 0 98 0 98 Z N"/>
          </draw:custom-shape>
          <draw:custom-shape draw:style-name="gr113" draw:text-style-name="P3" draw:layer="layout" svg:width="0.04cm" svg:height="0.184cm" svg:x="13.56cm" svg:y="11.216cm">
            <text:p/>
            <draw:enhanced-geometry svg:viewBox="0 0 22 104" draw:type="non-primitive" draw:enhanced-path="M 0 104 L 0 9 22 0 22 102 0 104 0 104 Z N"/>
          </draw:custom-shape>
          <draw:custom-shape draw:style-name="gr114" draw:text-style-name="P3" draw:layer="layout" svg:width="0.036cm" svg:height="0.19cm" svg:x="13.581cm" svg:y="11.211cm">
            <text:p/>
            <draw:enhanced-geometry svg:viewBox="0 0 20 107" draw:type="non-primitive" draw:enhanced-path="M 0 107 L 0 9 20 0 20 105 0 107 0 107 Z N"/>
          </draw:custom-shape>
          <draw:custom-shape draw:style-name="gr115" draw:text-style-name="P3" draw:layer="layout" svg:width="0.038cm" svg:height="0.193cm" svg:x="13.598cm" svg:y="11.204cm">
            <text:p/>
            <draw:enhanced-geometry svg:viewBox="0 0 21 109" draw:type="non-primitive" draw:enhanced-path="M 0 109 L 0 7 21 0 21 109 0 109 0 109 Z N"/>
          </draw:custom-shape>
          <draw:custom-shape draw:style-name="gr116" draw:text-style-name="P3" draw:layer="layout" svg:width="0.041cm" svg:height="0.198cm" svg:x="13.616cm" svg:y="11.198cm">
            <text:p/>
            <draw:enhanced-geometry svg:viewBox="0 0 23 112" draw:type="non-primitive" draw:enhanced-path="M 0 112 L 0 7 23 0 23 111 0 112 0 112 Z N"/>
          </draw:custom-shape>
          <draw:custom-shape draw:style-name="gr117" draw:text-style-name="P3" draw:layer="layout" svg:width="0.04cm" svg:height="0.204cm" svg:x="13.636cm" svg:y="11.193cm">
            <text:p/>
            <draw:enhanced-geometry svg:viewBox="0 0 22 115" draw:type="non-primitive" draw:enhanced-path="M 0 115 L 0 6 22 0 22 112 0 115 0 115 Z N"/>
          </draw:custom-shape>
          <draw:custom-shape draw:style-name="gr118" draw:text-style-name="P3" draw:layer="layout" svg:width="0.036cm" svg:height="0.202cm" svg:x="13.657cm" svg:y="11.193cm">
            <text:p/>
            <draw:enhanced-geometry svg:viewBox="0 0 20 114" draw:type="non-primitive" draw:enhanced-path="M 0 114 L 0 3 20 0 20 112 0 114 0 114 Z N"/>
          </draw:custom-shape>
          <draw:custom-shape draw:style-name="gr119" draw:text-style-name="P3" draw:layer="layout" svg:width="0.038cm" svg:height="0.205cm" svg:x="13.674cm" svg:y="11.186cm">
            <text:p/>
            <draw:enhanced-geometry svg:viewBox="0 0 21 116" draw:type="non-primitive" draw:enhanced-path="M 0 116 L 0 4 21 0 21 113 0 116 0 116 Z N"/>
          </draw:custom-shape>
          <draw:custom-shape draw:style-name="gr120" draw:text-style-name="P3" draw:layer="layout" svg:width="0.041cm" svg:height="0.209cm" svg:x="13.692cm" svg:y="11.182cm">
            <text:p/>
            <draw:enhanced-geometry svg:viewBox="0 0 23 118" draw:type="non-primitive" draw:enhanced-path="M 0 118 L 0 6 23 0 23 114 0 118 0 118 Z N"/>
          </draw:custom-shape>
          <draw:custom-shape draw:style-name="gr121" draw:text-style-name="P3" draw:layer="layout" svg:width="0.04cm" svg:height="0.205cm" svg:x="13.711cm" svg:y="11.181cm">
            <text:p/>
            <draw:enhanced-geometry svg:viewBox="0 0 22 116" draw:type="non-primitive" draw:enhanced-path="M 0 116 L 0 3 22 0 22 114 0 116 0 116 Z N"/>
          </draw:custom-shape>
          <draw:custom-shape draw:style-name="gr122" draw:text-style-name="P3" draw:layer="layout" svg:width="0.036cm" svg:height="0.204cm" svg:x="13.733cm" svg:y="11.181cm">
            <text:p/>
            <draw:enhanced-geometry svg:viewBox="0 0 20 115" draw:type="non-primitive" draw:enhanced-path="M 0 115 L 0 1 20 0 20 111 0 115 0 115 Z N"/>
          </draw:custom-shape>
          <draw:custom-shape draw:style-name="gr123" draw:text-style-name="P3" draw:layer="layout" svg:width="0.036cm" svg:height="0.205cm" svg:x="13.75cm" svg:y="11.177cm">
            <text:p/>
            <draw:enhanced-geometry svg:viewBox="0 0 20 116" draw:type="non-primitive" draw:enhanced-path="M 0 116 L 0 2 20 0 20 110 0 116 0 116 Z N"/>
          </draw:custom-shape>
          <draw:custom-shape draw:style-name="gr124" draw:text-style-name="P3" draw:layer="layout" svg:width="0.041cm" svg:height="0.2cm" svg:x="13.768cm" svg:y="11.177cm">
            <text:p/>
            <draw:enhanced-geometry svg:viewBox="0 0 23 113" draw:type="non-primitive" draw:enhanced-path="M 0 113 L 0 2 23 0 23 107 0 113 0 113 Z N"/>
          </draw:custom-shape>
          <draw:custom-shape draw:style-name="gr125" draw:text-style-name="P3" draw:layer="layout" svg:width="0.041cm" svg:height="0.195cm" svg:x="13.785cm" svg:y="11.177cm">
            <text:p/>
            <draw:enhanced-geometry svg:viewBox="0 0 23 110" draw:type="non-primitive" draw:enhanced-path="M 0 110 L 0 0 23 2 23 101 0 110 0 110 Z N"/>
          </draw:custom-shape>
          <draw:custom-shape draw:style-name="gr126" draw:text-style-name="P3" draw:layer="layout" svg:width="0.036cm" svg:height="0.19cm" svg:x="13.808cm" svg:y="11.177cm">
            <text:p/>
            <draw:enhanced-geometry svg:viewBox="0 0 20 107" draw:type="non-primitive" draw:enhanced-path="M 0 107 L 0 0 20 2 20 98 0 107 0 107 Z N"/>
          </draw:custom-shape>
          <draw:custom-shape draw:style-name="gr127" draw:text-style-name="P3" draw:layer="layout" svg:width="0.036cm" svg:height="0.175cm" svg:x="13.826cm" svg:y="11.181cm">
            <text:p/>
            <draw:enhanced-geometry svg:viewBox="0 0 20 99" draw:type="non-primitive" draw:enhanced-path="M 0 99 L 0 0 20 3 20 91 0 99 0 99 Z N"/>
          </draw:custom-shape>
          <draw:custom-shape draw:style-name="gr128" draw:text-style-name="P3" draw:layer="layout" svg:width="0.036cm" svg:height="0.17cm" svg:x="13.844cm" svg:y="11.181cm">
            <text:p/>
            <draw:enhanced-geometry svg:viewBox="0 0 20 96" draw:type="non-primitive" draw:enhanced-path="M 0 96 L 0 0 20 4 20 85 0 96 0 96 Z N"/>
          </draw:custom-shape>
          <draw:custom-shape draw:style-name="gr129" draw:text-style-name="P3" draw:layer="layout" svg:width="0.041cm" svg:height="0.156cm" svg:x="13.861cm" svg:y="11.186cm">
            <text:p/>
            <draw:enhanced-geometry svg:viewBox="0 0 23 88" draw:type="non-primitive" draw:enhanced-path="M 0 88 L 0 0 16 4 23 5 23 73 0 88 0 88 Z N"/>
          </draw:custom-shape>
          <draw:custom-shape draw:style-name="gr130" draw:text-style-name="P3" draw:layer="layout" svg:width="0.043cm" svg:height="0.144cm" svg:x="13.879cm" svg:y="11.188cm">
            <text:p/>
            <draw:enhanced-geometry svg:viewBox="0 0 24 81" draw:type="non-primitive" draw:enhanced-path="M 0 81 L 0 0 6 3 24 12 24 64 0 81 0 81 Z N"/>
          </draw:custom-shape>
          <draw:custom-shape draw:style-name="gr131" draw:text-style-name="P3" draw:layer="layout" svg:width="0.038cm" svg:height="0.121cm" svg:x="13.902cm" svg:y="11.195cm">
            <text:p/>
            <draw:enhanced-geometry svg:viewBox="0 0 21 68" draw:type="non-primitive" draw:enhanced-path="M 0 68 L 0 0 12 11 21 26 19 42 11 57 0 68 0 68 Z N"/>
          </draw:custom-shape>
          <draw:custom-shape draw:style-name="gr132" draw:text-style-name="P3" draw:layer="layout" svg:width="0.018cm" svg:height="0.092cm" svg:x="13.921cm" svg:y="11.209cm">
            <text:p/>
            <draw:enhanced-geometry svg:viewBox="0 0 10 52" draw:type="non-primitive" draw:enhanced-path="M 0 52 L 0 0 10 23 8 37 0 49 0 52 0 52 Z N"/>
          </draw:custom-shape>
          <draw:custom-shape draw:style-name="gr133" draw:text-style-name="P3" draw:layer="layout" svg:width="0.569cm" svg:height="0.221cm" svg:x="13.371cm" svg:y="11.181cm">
            <text:p/>
            <draw:enhanced-geometry svg:viewBox="0 0 322 125" draw:type="non-primitive" draw:enhanced-path="M 21 125 L 172 119 250 104 284 88 312 65 322 47 320 30 310 16 294 7 260 0 225 0 155 11 25 62 15 72 12 86 3 93 0 105 6 121 21 125 21 125 N"/>
          </draw:custom-shape>
          <draw:custom-shape draw:style-name="gr134" draw:text-style-name="P3" draw:layer="layout" svg:width="2.343cm" svg:height="3.153cm" svg:x="8.367cm" svg:y="9.595cm">
            <text:p/>
            <draw:enhanced-geometry svg:viewBox="0 0 1328 1787" draw:type="non-primitive" draw:enhanced-path="M 1328 321 L 1279 383 1223 441 1162 493 1095 539 1025 581 952 621 791 686 701 858 513 1167 161 1635 72 1731 56 1753 55 1756 55 1761 47 1779 29 1787 4 1773 0 1763 1 1747 26 1705 58 1668 125 1599 464 1148 658 831 743 667 727 583 719 500 719 416 726 333 740 251 765 167 796 82 835 0 857 9 913 42 1083 150 1253 262 1328 321 1328 321 Z N"/>
          </draw:custom-shape>
          <draw:custom-shape draw:style-name="gr135" draw:text-style-name="P3" draw:layer="layout" svg:width="0.066cm" svg:height="0.174cm" svg:x="10.074cm" svg:y="9.766cm">
            <text:p/>
            <draw:enhanced-geometry svg:viewBox="0 0 37 98" draw:type="non-primitive" draw:enhanced-path="M 0 72 L 0 63 1 59 0 63 0 0 36 96 36 96 36 96 37 98 20 85 21 80 13 77 11 79 0 72 0 72 Z N"/>
          </draw:custom-shape>
          <draw:custom-shape draw:style-name="gr136" draw:text-style-name="P3" draw:layer="layout" svg:width="0.031cm" svg:height="0.207cm" svg:x="10.044cm" svg:y="9.687cm">
            <text:p/>
            <draw:enhanced-geometry svg:viewBox="0 0 17 117" draw:type="non-primitive" draw:enhanced-path="M 17 45 L 17 108 14 115 17 108 17 117 10 112 0 111 0 108 8 108 0 104 0 56 4 20 0 24 0 0 17 45 17 45 Z N"/>
          </draw:custom-shape>
          <draw:custom-shape draw:style-name="gr137" draw:text-style-name="P3" draw:layer="layout" svg:width="0.047cm" svg:height="0.304cm" svg:x="9.998cm" svg:y="9.567cm">
            <text:p/>
            <draw:enhanced-geometry svg:viewBox="0 0 26 172" draw:type="non-primitive" draw:enhanced-path="M 26 68 L 26 92 23 92 21 163 26 124 26 172 1 156 5 156 0 149 0 140 1 131 0 140 0 0 26 68 26 68 Z N"/>
          </draw:custom-shape>
          <draw:custom-shape draw:style-name="gr138" draw:text-style-name="P3" draw:layer="layout" svg:width="0.027cm" svg:height="0.006cm" svg:x="10.018cm" svg:y="9.877cm">
            <text:p/>
            <draw:enhanced-geometry svg:viewBox="0 0 15 3" draw:type="non-primitive" draw:enhanced-path="M 15 0 L 15 3 0 0 15 0 15 0 Z N"/>
          </draw:custom-shape>
          <draw:custom-shape draw:style-name="gr139" draw:text-style-name="P3" draw:layer="layout" svg:width="0.1cm" svg:height="0.549cm" svg:x="9.838cm" svg:y="9.189cm">
            <text:p/>
            <draw:enhanced-geometry svg:viewBox="0 0 56 311" draw:type="non-primitive" draw:enhanced-path="M 9 0 L 50 108 49 147 50 111 56 125 50 311 30 282 16 269 0 259 9 0 9 0 Z N"/>
          </draw:custom-shape>
          <draw:custom-shape draw:style-name="gr140" draw:text-style-name="P3" draw:layer="layout" svg:width="0.052cm" svg:height="0.382cm" svg:x="9.947cm" svg:y="9.449cm">
            <text:p/>
            <draw:enhanced-geometry svg:viewBox="0 0 29 216" draw:type="non-primitive" draw:enhanced-path="M 29 67 L 29 207 29 216 29 207 29 216 8 194 0 171 3 99 3 0 29 67 29 67 Z N"/>
          </draw:custom-shape>
          <draw:custom-shape draw:style-name="gr141" draw:text-style-name="P3" draw:layer="layout" svg:width="0.214cm" svg:height="0.558cm" svg:x="10.074cm" svg:y="9.457cm">
            <text:p/>
            <draw:enhanced-geometry svg:viewBox="0 0 121 316" draw:type="non-primitive" draw:enhanced-path="M 0 0 L 56 150 27 232 57 152 63 166 62 182 65 173 75 198 36 271 75 199 121 316 80 303 53 284 56 275 49 281 20 260 21 255 13 252 11 254 0 247 0 238 1 234 0 238 0 0 0 0 Z N"/>
          </draw:custom-shape>
          <draw:custom-shape draw:style-name="gr142" draw:text-style-name="P3" draw:layer="layout" svg:width="0.031cm" svg:height="0.514cm" svg:x="10.044cm" svg:y="9.38cm">
            <text:p/>
            <draw:enhanced-geometry svg:viewBox="0 0 17 291" draw:type="non-primitive" draw:enhanced-path="M 0 0 L 14 37 12 121 17 43 17 44 17 282 14 289 17 282 17 291 10 286 0 285 0 282 8 282 0 278 0 230 4 194 0 198 0 0 0 0 Z N"/>
          </draw:custom-shape>
          <draw:custom-shape draw:style-name="gr143" draw:text-style-name="P3" draw:layer="layout" svg:width="0.047cm" svg:height="0.611cm" svg:x="9.998cm" svg:y="9.26cm">
            <text:p/>
            <draw:enhanced-geometry svg:viewBox="0 0 26 346" draw:type="non-primitive" draw:enhanced-path="M 0 0 L 26 68 26 266 23 266 21 337 26 298 26 346 1 330 5 330 0 323 0 314 1 305 0 314 0 0 0 0 Z N"/>
          </draw:custom-shape>
          <draw:custom-shape draw:style-name="gr144" draw:text-style-name="P3" draw:layer="layout" svg:width="0.027cm" svg:height="0.006cm" svg:x="10.018cm" svg:y="9.877cm">
            <text:p/>
            <draw:enhanced-geometry svg:viewBox="0 0 15 3" draw:type="non-primitive" draw:enhanced-path="M 15 3 L 0 0 15 0 15 3 15 3 Z N"/>
          </draw:custom-shape>
          <draw:custom-shape draw:style-name="gr145" draw:text-style-name="P3" draw:layer="layout" svg:width="0.052cm" svg:height="0.692cm" svg:x="9.947cm" svg:y="9.138cm">
            <text:p/>
            <draw:enhanced-geometry svg:viewBox="0 0 29 392" draw:type="non-primitive" draw:enhanced-path="M 11 371 L 0 341 0 341 3 275 3 0 29 69 29 383 29 392 29 383 29 392 11 371 11 371 Z N"/>
          </draw:custom-shape>
          <draw:custom-shape draw:style-name="gr146" draw:text-style-name="P3" draw:layer="layout" svg:width="0.003cm" svg:height="0.004cm" svg:x="9.947cm" svg:y="9.122cm">
            <text:p/>
            <draw:enhanced-geometry svg:viewBox="0 0 0 2" draw:type="non-primitive" draw:enhanced-path="M 0 2 L 0 0 0 2 0 2 0 2 Z N"/>
          </draw:custom-shape>
          <draw:custom-shape draw:style-name="gr147" draw:text-style-name="P3" draw:layer="layout" svg:width="0.003cm" svg:height="0.003cm" svg:x="9.947cm" svg:y="9.74cm">
            <text:p/>
            <draw:enhanced-geometry svg:viewBox="0 0 21600 21600" draw:type="rectangle" draw:enhanced-path="M 0 0 L 21600 0 21600 21600 0 21600 0 0 Z N"/>
          </draw:custom-shape>
          <draw:custom-shape draw:style-name="gr148" draw:text-style-name="P3" draw:layer="layout" svg:width="0.018cm" svg:height="0.558cm" svg:x="9.93cm" svg:y="9.076cm">
            <text:p/>
            <draw:enhanced-geometry svg:viewBox="0 0 10 316" draw:type="non-primitive" draw:enhanced-path="M 10 26 L 10 28 0 316 0 116 1 22 0 116 0 0 10 26 10 26 Z N"/>
          </draw:custom-shape>
          <draw:custom-shape draw:style-name="gr149" draw:text-style-name="P3" draw:layer="layout" svg:width="0.114cm" svg:height="0.907cm" svg:x="9.817cm" svg:y="8.785cm">
            <text:p/>
            <draw:enhanced-geometry svg:viewBox="0 0 64 514" draw:type="non-primitive" draw:enhanced-path="M 64 165 L 64 281 61 376 64 281 64 481 62 514 16 390 26 95 0 0 64 165 64 165 Z N"/>
          </draw:custom-shape>
          <draw:custom-shape draw:style-name="gr150" draw:text-style-name="P3" draw:layer="layout" svg:width="0.052cm" svg:height="0.07cm" svg:x="10.381cm" svg:y="10.02cm">
            <text:p/>
            <draw:enhanced-geometry svg:viewBox="0 0 29 39" draw:type="non-primitive" draw:enhanced-path="M 0 27 L 0 13 13 0 29 39 0 27 0 27 Z N"/>
          </draw:custom-shape>
          <draw:custom-shape draw:style-name="gr151" draw:text-style-name="P3" draw:layer="layout" svg:width="0.022cm" svg:height="0.071cm" svg:x="10.381cm" svg:y="9.958cm">
            <text:p/>
            <draw:enhanced-geometry svg:viewBox="0 0 12 40" draw:type="non-primitive" draw:enhanced-path="M 0 40 L 0 0 12 27 0 40 0 40 Z N"/>
          </draw:custom-shape>
          <draw:custom-shape draw:style-name="gr152" draw:text-style-name="P3" draw:layer="layout" svg:width="0.036cm" svg:height="0.137cm" svg:x="10.334cm" svg:y="9.83cm">
            <text:p/>
            <draw:enhanced-geometry svg:viewBox="0 0 20 77" draw:type="non-primitive" draw:enhanced-path="M 0 0 L 20 52 1 66 20 52 20 53 4 70 0 77 0 0 0 0 Z N"/>
          </draw:custom-shape>
          <draw:custom-shape draw:style-name="gr153" draw:text-style-name="P3" draw:layer="layout" svg:width="0.048cm" svg:height="0.122cm" svg:x="10.334cm" svg:y="9.935cm">
            <text:p/>
            <draw:enhanced-geometry svg:viewBox="0 0 27 69" draw:type="non-primitive" draw:enhanced-path="M 27 13 L 27 53 14 69 0 62 0 39 23 0 27 13 27 13 Z N"/>
          </draw:custom-shape>
          <draw:custom-shape draw:style-name="gr154" draw:text-style-name="P3" draw:layer="layout" svg:width="0.018cm" svg:height="0.025cm" svg:x="10.365cm" svg:y="10.043cm">
            <text:p/>
            <draw:enhanced-geometry svg:viewBox="0 0 10 14" draw:type="non-primitive" draw:enhanced-path="M 10 0 L 10 14 0 10 10 0 10 0 Z N"/>
          </draw:custom-shape>
          <draw:custom-shape draw:style-name="gr155" draw:text-style-name="P3" draw:layer="layout" svg:width="0.041cm" svg:height="0.075cm" svg:x="10.334cm" svg:y="9.93cm">
            <text:p/>
            <draw:enhanced-geometry svg:viewBox="0 0 23 42" draw:type="non-primitive" draw:enhanced-path="M 0 42 L 0 28 21 0 23 3 0 42 0 42 Z N"/>
          </draw:custom-shape>
          <draw:custom-shape draw:style-name="gr156" draw:text-style-name="P3" draw:layer="layout" svg:width="0.168cm" svg:height="0.63cm" svg:x="10.166cm" svg:y="9.385cm">
            <text:p/>
            <draw:enhanced-geometry svg:viewBox="0 0 95 357" draw:type="non-primitive" draw:enhanced-path="M 0 285 L 46 197 0 285 0 208 21 145 0 208 0 0 30 80 10 223 27 190 18 175 20 161 30 85 80 213 52 259 80 213 95 252 95 329 88 345 82 354 72 357 46 352 1 325 4 316 0 321 0 285 0 285 Z N"/>
          </draw:custom-shape>
          <draw:custom-shape draw:style-name="gr157" draw:text-style-name="P3" draw:layer="layout" svg:width="0.04cm" svg:height="0.066cm" svg:x="10.295cm" svg:y="9.979cm">
            <text:p/>
            <draw:enhanced-geometry svg:viewBox="0 0 22 37" draw:type="non-primitive" draw:enhanced-path="M 22 0 L 22 14 10 33 22 14 22 37 0 27 22 0 22 0 Z N"/>
          </draw:custom-shape>
          <draw:custom-shape draw:style-name="gr158" draw:text-style-name="P3" draw:layer="layout" svg:width="0.029cm" svg:height="0.066cm" svg:x="10.138cm" svg:y="9.888cm">
            <text:p/>
            <draw:enhanced-geometry svg:viewBox="0 0 16 37" draw:type="non-primitive" draw:enhanced-path="M 1 29 L 0 27 16 0 16 36 13 37 1 29 1 29 Z N"/>
          </draw:custom-shape>
          <draw:custom-shape draw:style-name="gr159" draw:text-style-name="P3" draw:layer="layout" svg:width="0.41cm" svg:height="1.572cm" svg:x="9.757cm" svg:y="8.364cm">
            <text:p/>
            <draw:enhanced-geometry svg:viewBox="0 0 232 891" draw:type="non-primitive" draw:enhanced-path="M 232 864 L 216 891 111 615 111 345 102 593 96 579 99 426 96 576 55 468 60 334 33 227 20 162 21 139 27 128 7 62 0 24 3 8 10 0 33 59 96 317 88 242 73 167 177 439 175 697 184 458 232 579 232 787 207 852 232 787 232 864 232 864 Z N"/>
          </draw:custom-shape>
          <draw:custom-shape draw:style-name="gr160" draw:text-style-name="P3" draw:layer="layout" svg:width="0.036cm" svg:height="0.133cm" svg:x="10.489cm" svg:y="9.934cm">
            <text:p/>
            <draw:enhanced-geometry svg:viewBox="0 0 20 75" draw:type="non-primitive" draw:enhanced-path="M 0 1 L 1 0 20 49 0 75 0 1 0 1 Z N"/>
          </draw:custom-shape>
          <draw:custom-shape draw:style-name="gr161" draw:text-style-name="P3" draw:layer="layout" svg:width="0.077cm" svg:height="0.101cm" svg:x="10.489cm" svg:y="10.029cm">
            <text:p/>
            <draw:enhanced-geometry svg:viewBox="0 0 43 57" draw:type="non-primitive" draw:enhanced-path="M 0 22 L 21 0 43 52 38 57 43 52 43 57 0 44 0 26 13 13 0 26 0 22 0 22 Z N"/>
          </draw:custom-shape>
          <draw:custom-shape draw:style-name="gr162" draw:text-style-name="P3" draw:layer="layout" svg:width="0.006cm" svg:height="0.036cm" svg:x="10.351cm" svg:y="9.565cm">
            <text:p/>
            <draw:enhanced-geometry svg:viewBox="0 0 3 20" draw:type="non-primitive" draw:enhanced-path="M 0 0 L 3 11 0 20 0 0 0 0 Z N"/>
          </draw:custom-shape>
          <draw:custom-shape draw:style-name="gr163" draw:text-style-name="P3" draw:layer="layout" svg:width="0.138cm" svg:height="0.519cm" svg:x="10.351cm" svg:y="9.588cm">
            <text:p/>
            <draw:enhanced-geometry svg:viewBox="0 0 78 294" draw:type="non-primitive" draw:enhanced-path="M 0 8 L 4 0 29 65 7 93 19 83 30 66 53 125 24 178 59 138 56 138 29 176 59 138 76 186 69 206 78 197 78 271 68 284 78 272 78 276 63 289 78 276 78 294 63 291 7 268 50 225 37 225 4 266 0 265 0 220 21 186 0 220 0 210 21 181 0 201 0 196 27 176 0 196 0 8 0 8 Z N"/>
          </draw:custom-shape>
          <draw:custom-shape draw:style-name="gr164" draw:text-style-name="P3" draw:layer="layout" svg:width="0.064cm" svg:height="0.618cm" svg:x="10.288cm" svg:y="9.397cm">
            <text:p/>
            <draw:enhanced-geometry svg:viewBox="0 0 36 350" draw:type="non-primitive" draw:enhanced-path="M 0 350 L 0 350 0 224 17 199 0 224 0 0 17 43 0 98 19 47 19 47 14 63 20 53 19 50 4 134 29 78 36 95 36 115 34 121 36 116 36 304 27 311 36 304 36 309 34 311 19 338 11 348 0 350 0 350 Z N"/>
          </draw:custom-shape>
          <draw:custom-shape draw:style-name="gr165" draw:text-style-name="P3" draw:layer="layout" svg:width="0.057cm" svg:height="0.098cm" svg:x="10.295cm" svg:y="9.958cm">
            <text:p/>
            <draw:enhanced-geometry svg:viewBox="0 0 32 55" draw:type="non-primitive" draw:enhanced-path="M 32 55 L 0 39 32 0 32 10 10 45 32 10 32 55 32 55 Z N"/>
          </draw:custom-shape>
          <draw:custom-shape draw:style-name="gr166" draw:text-style-name="P3" draw:layer="layout" svg:width="0.07cm" svg:height="0.705cm" svg:x="10.219cm" svg:y="9.311cm">
            <text:p/>
            <draw:enhanced-geometry svg:viewBox="0 0 39 399" draw:type="non-primitive" draw:enhanced-path="M 39 399 L 0 301 0 266 16 239 0 266 0 127 19 0 39 49 39 273 22 301 39 273 39 399 39 399 Z N"/>
          </draw:custom-shape>
          <draw:custom-shape draw:style-name="gr167" draw:text-style-name="P3" draw:layer="layout" svg:width="0.034cm" svg:height="0.292cm" svg:x="10.219cm" svg:y="9.221cm">
            <text:p/>
            <draw:enhanced-geometry svg:viewBox="0 0 19 165" draw:type="non-primitive" draw:enhanced-path="M 0 165 L 0 0 19 48 0 165 0 165 Z N"/>
          </draw:custom-shape>
          <draw:custom-shape draw:style-name="gr168" draw:text-style-name="P3" draw:layer="layout" svg:width="0.013cm" svg:height="0.063cm" svg:x="10.207cm" svg:y="9.78cm">
            <text:p/>
            <draw:enhanced-geometry svg:viewBox="0 0 7 35" draw:type="non-primitive" draw:enhanced-path="M 7 35 L 0 16 7 0 7 35 7 35 Z N"/>
          </draw:custom-shape>
          <draw:custom-shape draw:style-name="gr169" draw:text-style-name="P3" draw:layer="layout" svg:width="0.031cm" svg:height="0.272cm" svg:x="10.189cm" svg:y="9.535cm">
            <text:p/>
            <draw:enhanced-geometry svg:viewBox="0 0 17 154" draw:type="non-primitive" draw:enhanced-path="M 17 139 L 10 154 0 129 14 105 5 90 7 76 17 0 17 139 17 139 Z N"/>
          </draw:custom-shape>
          <draw:custom-shape draw:style-name="gr170" draw:text-style-name="P3" draw:layer="layout" svg:width="0.145cm" svg:height="0.86cm" svg:x="10.074cm" svg:y="8.891cm">
            <text:p/>
            <draw:enhanced-geometry svg:viewBox="0 0 82 487" draw:type="non-primitive" draw:enhanced-path="M 82 187 L 82 352 63 487 57 473 73 425 56 471 0 320 11 0 82 187 82 187 Z N"/>
          </draw:custom-shape>
          <draw:custom-shape draw:style-name="gr171" draw:text-style-name="P3" draw:layer="layout" svg:width="0.098cm" svg:height="0.854cm" svg:x="9.977cm" svg:y="8.591cm">
            <text:p/>
            <draw:enhanced-geometry svg:viewBox="0 0 55 484" draw:type="non-primitive" draw:enhanced-path="M 0 349 L 0 127 3 133 0 127 0 0 55 139 52 484 0 349 0 349 Z N"/>
          </draw:custom-shape>
          <draw:custom-shape draw:style-name="gr172" draw:text-style-name="P3" draw:layer="layout" svg:width="0.115cm" svg:height="0.923cm" svg:x="9.863cm" svg:y="8.284cm">
            <text:p/>
            <draw:enhanced-geometry svg:viewBox="0 0 65 523" draw:type="non-primitive" draw:enhanced-path="M 65 174 L 65 301 65 292 65 301 65 523 51 484 51 390 48 477 0 350 0 215 36 362 28 287 13 210 0 160 0 0 65 174 65 174 Z N"/>
          </draw:custom-shape>
          <draw:custom-shape draw:style-name="gr173" draw:text-style-name="P3" draw:layer="layout" svg:width="0.107cm" svg:height="0.692cm" svg:x="9.757cm" svg:y="8.21cm">
            <text:p/>
            <draw:enhanced-geometry svg:viewBox="0 0 60 392" draw:type="non-primitive" draw:enhanced-path="M 60 42 L 60 202 53 179 24 107 60 257 60 392 34 326 21 254 20 228 27 215 4 147 0 110 3 94 11 85 30 81 43 92 55 127 42 64 37 26 44 0 60 42 60 42 Z N"/>
          </draw:custom-shape>
          <draw:custom-shape draw:style-name="gr174" draw:text-style-name="P3" draw:layer="layout" svg:width="0.006cm" svg:height="0.024cm" svg:x="10.566cm" svg:y="9.824cm">
            <text:p/>
            <draw:enhanced-geometry svg:viewBox="0 0 3 13" draw:type="non-primitive" draw:enhanced-path="M 0 0 L 3 8 0 13 0 0 0 0 Z N"/>
          </draw:custom-shape>
          <draw:custom-shape draw:style-name="gr175" draw:text-style-name="P3" draw:layer="layout" svg:width="0.045cm" svg:height="0.133cm" svg:x="10.566cm" svg:y="9.844cm">
            <text:p/>
            <draw:enhanced-geometry svg:viewBox="0 0 25 75" draw:type="non-primitive" draw:enhanced-path="M 0 6 L 6 0 25 51 0 75 0 6 0 6 Z N"/>
          </draw:custom-shape>
          <draw:custom-shape draw:style-name="gr176" draw:text-style-name="P3" draw:layer="layout" svg:width="0.128cm" svg:height="0.227cm" svg:x="10.566cm" svg:y="9.946cm">
            <text:p/>
            <draw:enhanced-geometry svg:viewBox="0 0 72 128" draw:type="non-primitive" draw:enhanced-path="M 0 26 L 26 0 28 4 2 27 28 4 72 121 62 128 41 111 10 104 0 102 0 98 6 94 0 98 0 26 0 26 Z N"/>
          </draw:custom-shape>
          <draw:custom-shape draw:style-name="gr177" draw:text-style-name="P3" draw:layer="layout" svg:width="0.077cm" svg:height="0.431cm" svg:x="10.492cm" svg:y="9.625cm">
            <text:p/>
            <draw:enhanced-geometry svg:viewBox="0 0 43 244" draw:type="non-primitive" draw:enhanced-path="M 0 0 L 17 45 7 71 0 85 0 90 7 83 0 90 0 159 7 142 10 165 0 175 0 244 1 242 23 219 43 199 43 130 40 133 43 126 43 113 40 104 17 130 40 103 19 51 0 72 0 64 19 48 19 48 0 64 0 0 0 0 Z N"/>
          </draw:custom-shape>
          <draw:custom-shape draw:style-name="gr178" draw:text-style-name="P3" draw:layer="layout" svg:width="0.077cm" svg:height="0.138cm" svg:x="10.492cm" svg:y="9.992cm">
            <text:p/>
            <draw:enhanced-geometry svg:viewBox="0 0 43 78" draw:type="non-primitive" draw:enhanced-path="M 0 42 L 43 0 43 72 37 78 43 72 43 76 12 70 0 68 0 44 12 34 0 44 0 42 0 42 Z N"/>
          </draw:custom-shape>
          <draw:custom-shape draw:style-name="gr179" draw:text-style-name="P3" draw:layer="layout" svg:width="0.239cm" svg:height="1.022cm" svg:x="10.252cm" svg:y="9.09cm">
            <text:p/>
            <draw:enhanced-geometry svg:viewBox="0 0 135 579" draw:type="non-primitive" draw:enhanced-path="M 102 566 L 86 527 106 507 93 507 85 519 69 479 77 468 69 479 67 476 77 463 66 472 66 471 83 458 66 471 31 380 37 373 31 380 0 299 0 129 20 0 56 96 34 237 56 182 69 129 66 122 20 272 66 118 59 99 24 308 57 230 80 157 92 190 54 295 100 213 129 289 100 322 85 351 75 365 63 375 93 338 134 298 134 299 129 306 135 302 135 303 135 367 116 383 135 367 135 375 112 400 95 427 80 460 116 419 132 394 135 388 135 393 85 458 135 393 135 462 125 488 135 478 135 547 124 566 135 553 135 555 119 571 135 555 135 579 102 566 102 566 Z N"/>
          </draw:custom-shape>
          <draw:custom-shape draw:style-name="gr180" draw:text-style-name="P3" draw:layer="layout" svg:width="0.036cm" svg:height="0.299cm" svg:x="10.252cm" svg:y="9.001cm">
            <text:p/>
            <draw:enhanced-geometry svg:viewBox="0 0 20 169" draw:type="non-primitive" draw:enhanced-path="M 0 169 L 0 0 20 46 0 169 0 169 Z N"/>
          </draw:custom-shape>
          <draw:custom-shape draw:style-name="gr181" draw:text-style-name="P3" draw:layer="layout" svg:width="0.034cm" svg:height="0.301cm" svg:x="10.219cm" svg:y="9.318cm">
            <text:p/>
            <draw:enhanced-geometry svg:viewBox="0 0 19 170" draw:type="non-primitive" draw:enhanced-path="M 19 170 L 0 123 19 0 19 170 19 170 Z N"/>
          </draw:custom-shape>
          <draw:custom-shape draw:style-name="gr182" draw:text-style-name="P3" draw:layer="layout" svg:width="0.172cm" svg:height="0.967cm" svg:x="10.081cm" svg:y="8.56cm">
            <text:p/>
            <draw:enhanced-geometry svg:viewBox="0 0 97 548" draw:type="non-primitive" draw:enhanced-path="M 97 250 L 97 419 78 548 0 347 13 46 2 0 9 18 40 207 40 98 97 250 97 250 Z N"/>
          </draw:custom-shape>
          <draw:custom-shape draw:style-name="gr183" draw:text-style-name="P3" draw:layer="layout" svg:width="0.103cm" svg:height="0.849cm" svg:x="9.977cm" svg:y="8.29cm">
            <text:p/>
            <draw:enhanced-geometry svg:viewBox="0 0 58 481" draw:type="non-primitive" draw:enhanced-path="M 0 346 L 0 298 3 304 0 298 0 50 32 196 20 117 0 49 0 0 58 186 52 481 0 346 0 346 Z N"/>
          </draw:custom-shape>
          <draw:custom-shape draw:style-name="gr184" draw:text-style-name="P3" draw:layer="layout" svg:width="0.117cm" svg:height="0.936cm" svg:x="9.861cm" svg:y="7.965cm">
            <text:p/>
            <draw:enhanced-geometry svg:viewBox="0 0 66 530" draw:type="non-primitive" draw:enhanced-path="M 66 184 L 66 233 65 224 66 234 66 482 66 473 66 482 66 530 14 393 0 335 0 165 3 172 0 165 0 21 37 121 0 21 0 0 57 155 66 184 66 184 Z N"/>
          </draw:custom-shape>
          <draw:custom-shape draw:style-name="gr185" draw:text-style-name="P3" draw:layer="layout" svg:width="0.087cm" svg:height="0.636cm" svg:x="9.774cm" svg:y="7.921cm">
            <text:p/>
            <draw:enhanced-geometry svg:viewBox="0 0 49 360" draw:type="non-primitive" draw:enhanced-path="M 49 25 L 49 46 40 26 49 46 49 190 45 182 49 190 49 360 43 344 14 271 23 310 0 251 1 249 20 245 33 256 45 291 29 219 27 180 33 166 43 159 16 36 14 23 17 10 37 0 49 25 49 25 Z N"/>
          </draw:custom-shape>
          <draw:custom-shape draw:style-name="gr186" draw:text-style-name="P3" draw:layer="layout" svg:width="0.19cm" svg:height="0.422cm" svg:x="10.595cm" svg:y="9.75cm">
            <text:p/>
            <draw:enhanced-geometry svg:viewBox="0 0 107 239" draw:type="non-primitive" draw:enhanced-path="M 0 121 L 26 95 22 89 0 112 0 42 36 0 59 62 52 69 59 62 107 189 46 239 25 222 0 216 0 128 22 107 0 128 0 121 0 121 Z N"/>
          </draw:custom-shape>
          <draw:custom-shape draw:style-name="gr187" draw:text-style-name="P3" draw:layer="layout" svg:width="0.004cm" svg:height="0.018cm" svg:x="10.595cm" svg:y="9.583cm">
            <text:p/>
            <draw:enhanced-geometry svg:viewBox="0 0 2 10" draw:type="non-primitive" draw:enhanced-path="M 0 10 L 2 7 0 0 0 10 0 10 Z N"/>
          </draw:custom-shape>
          <draw:custom-shape draw:style-name="gr188" draw:text-style-name="P3" draw:layer="layout" svg:width="0.047cm" svg:height="0.138cm" svg:x="10.595cm" svg:y="9.625cm">
            <text:p/>
            <draw:enhanced-geometry svg:viewBox="0 0 26 78" draw:type="non-primitive" draw:enhanced-path="M 0 9 L 9 0 26 45 0 78 0 11 9 0 9 0 0 11 0 9 0 9 Z N"/>
          </draw:custom-shape>
          <draw:custom-shape draw:style-name="gr189" draw:text-style-name="P3" draw:layer="layout" svg:width="0.054cm" svg:height="0.092cm" svg:x="10.595cm" svg:y="9.72cm">
            <text:p/>
            <draw:enhanced-geometry svg:viewBox="0 0 30 52" draw:type="non-primitive" draw:enhanced-path="M 0 31 L 29 0 30 3 0 52 0 31 0 31 Z N"/>
          </draw:custom-shape>
          <draw:custom-shape draw:style-name="gr190" draw:text-style-name="P3" draw:layer="layout" svg:width="0.013cm" svg:height="0.029cm" svg:x="10.595cm" svg:y="9.613cm">
            <text:p/>
            <draw:enhanced-geometry svg:viewBox="0 0 7 16" draw:type="non-primitive" draw:enhanced-path="M 0 16 L 0 15 4 0 7 2 0 16 0 16 Z N"/>
          </draw:custom-shape>
          <draw:custom-shape draw:style-name="gr191" draw:text-style-name="P3" draw:layer="layout" svg:width="0.029cm" svg:height="0.168cm" svg:x="10.566cm" svg:y="9.964cm">
            <text:p/>
            <draw:enhanced-geometry svg:viewBox="0 0 16 95" draw:type="non-primitive" draw:enhanced-path="M 0 86 L 6 84 0 86 0 16 16 0 16 7 2 17 16 7 16 95 10 94 0 94 0 86 0 86 Z N"/>
          </draw:custom-shape>
          <draw:custom-shape draw:style-name="gr192" draw:text-style-name="P3" draw:layer="layout" svg:width="0.029cm" svg:height="0.152cm" svg:x="10.566cm" svg:y="9.824cm">
            <text:p/>
            <draw:enhanced-geometry svg:viewBox="0 0 16 86" draw:type="non-primitive" draw:enhanced-path="M 16 70 L 0 86 0 16 16 0 16 70 16 70 Z N"/>
          </draw:custom-shape>
          <draw:custom-shape draw:style-name="gr193" draw:text-style-name="P3" draw:layer="layout" svg:width="0.029cm" svg:height="0.096cm" svg:x="10.566cm" svg:y="9.539cm">
            <text:p/>
            <draw:enhanced-geometry svg:viewBox="0 0 16 54" draw:type="non-primitive" draw:enhanced-path="M 0 54 L 16 35 16 25 12 18 10 19 12 16 6 0 0 5 0 54 0 54 Z N"/>
          </draw:custom-shape>
          <draw:custom-shape draw:style-name="gr194" draw:text-style-name="P3" draw:layer="layout" svg:width="0.006cm" svg:height="0.02cm" svg:x="10.566cm" svg:y="9.517cm">
            <text:p/>
            <draw:enhanced-geometry svg:viewBox="0 0 3 11" draw:type="non-primitive" draw:enhanced-path="M 0 11 L 3 8 0 0 0 11 0 11 Z N"/>
          </draw:custom-shape>
          <draw:custom-shape draw:style-name="gr195" draw:text-style-name="P3" draw:layer="layout" svg:width="0.029cm" svg:height="0.031cm" svg:x="10.566cm" svg:y="9.641cm">
            <text:p/>
            <draw:enhanced-geometry svg:viewBox="0 0 16 17" draw:type="non-primitive" draw:enhanced-path="M 0 16 L 16 0 16 2 0 17 0 16 0 16 Z N"/>
          </draw:custom-shape>
          <draw:custom-shape draw:style-name="gr196" draw:text-style-name="P3" draw:layer="layout" svg:width="0.029cm" svg:height="0.149cm" svg:x="10.566cm" svg:y="9.644cm">
            <text:p/>
            <draw:enhanced-geometry svg:viewBox="0 0 16 84" draw:type="non-primitive" draw:enhanced-path="M 16 67 L 0 84 0 18 3 15 0 18 0 15 16 0 16 67 16 67 Z N"/>
          </draw:custom-shape>
          <draw:custom-shape draw:style-name="gr197" draw:text-style-name="P3" draw:layer="layout" svg:width="0.029cm" svg:height="0.073cm" svg:x="10.566cm" svg:y="9.775cm">
            <text:p/>
            <draw:enhanced-geometry svg:viewBox="0 0 16 41" draw:type="non-primitive" draw:enhanced-path="M 0 15 L 16 0 16 21 0 41 0 15 0 15 Z N"/>
          </draw:custom-shape>
          <draw:custom-shape draw:style-name="gr198" draw:text-style-name="P3" draw:layer="layout" svg:width="0.017cm" svg:height="0.024cm" svg:x="10.579cm" svg:y="9.639cm">
            <text:p/>
            <draw:enhanced-geometry svg:viewBox="0 0 9 13" draw:type="non-primitive" draw:enhanced-path="M 9 0 L 9 1 0 13 9 0 9 0 Z N"/>
          </draw:custom-shape>
          <draw:custom-shape draw:style-name="gr199" draw:text-style-name="P3" draw:layer="layout" svg:width="0.003cm" svg:height="0.015cm" svg:x="10.565cm" svg:y="10.115cm">
            <text:p/>
            <draw:enhanced-geometry svg:viewBox="0 0 1 8" draw:type="non-primitive" draw:enhanced-path="M 0 8 L 0 3 1 0 1 8 0 8 0 8 Z N"/>
          </draw:custom-shape>
          <draw:custom-shape draw:style-name="gr200" draw:text-style-name="P3" draw:layer="layout" svg:width="0.041cm" svg:height="0.13cm" svg:x="10.526cm" svg:y="9.992cm">
            <text:p/>
            <draw:enhanced-geometry svg:viewBox="0 0 23 73" draw:type="non-primitive" draw:enhanced-path="M 23 70 L 22 73 0 21 23 0 23 70 23 70 Z N"/>
          </draw:custom-shape>
          <draw:custom-shape draw:style-name="gr201" draw:text-style-name="P3" draw:layer="layout" svg:width="0.052cm" svg:height="0.532cm" svg:x="10.515cm" svg:y="9.489cm">
            <text:p/>
            <draw:enhanced-geometry svg:viewBox="0 0 29 301" draw:type="non-primitive" draw:enhanced-path="M 29 276 L 5 301 0 288 0 134 5 129 29 102 29 103 26 108 29 103 29 106 0 129 0 59 29 27 29 16 26 4 0 39 0 27 23 0 23 3 0 46 0 59 29 33 29 82 15 102 0 132 0 129 29 106 29 172 3 207 29 177 29 203 26 210 29 206 29 276 29 276 Z N"/>
          </draw:custom-shape>
          <draw:custom-shape draw:style-name="gr202" draw:text-style-name="P3" draw:layer="layout" svg:width="0.034cm" svg:height="0.142cm" svg:x="10.515cm" svg:y="9.38cm">
            <text:p/>
            <draw:enhanced-geometry svg:viewBox="0 0 19 80" draw:type="non-primitive" draw:enhanced-path="M 0 0 L 19 49 0 80 0 0 0 0 Z N"/>
          </draw:custom-shape>
          <draw:g>
            <draw:custom-shape draw:style-name="gr203" draw:text-style-name="P3" draw:layer="layout" svg:width="0.112cm" svg:height="0.671cm" svg:x="10.404cm" svg:y="9.327cm">
              <text:p/>
              <draw:enhanced-geometry svg:viewBox="0 0 63 380" draw:type="non-primitive" draw:enhanced-path="M 63 380 L 49 344 59 334 56 311 46 334 29 286 56 252 26 286 29 286 46 263 56 240 63 224 63 221 30 249 63 221 63 151 43 172 63 138 63 151 46 165 0 211 0 102 17 74 52 0 63 30 63 110 43 142 63 119 63 131 56 142 14 188 0 213 0 217 23 273 63 226 63 380 63 380 Z N"/>
            </draw:custom-shape>
            <draw:custom-shape draw:style-name="gr204" draw:text-style-name="P3" draw:layer="layout" svg:width="0.052cm" svg:height="0.299cm" svg:x="10.404cm" svg:y="9.145cm">
              <text:p/>
              <draw:enhanced-geometry svg:viewBox="0 0 29 169" draw:type="non-primitive" draw:enhanced-path="M 0 169 L 0 78 13 0 29 39 9 143 0 169 0 169 Z N"/>
            </draw:custom-shape>
            <draw:custom-shape draw:style-name="gr205" draw:text-style-name="P3" draw:layer="layout" svg:width="0.024cm" svg:height="0.197cm" svg:x="10.381cm" svg:y="9.507cm">
              <text:p/>
              <draw:enhanced-geometry svg:viewBox="0 0 13 111" draw:type="non-primitive" draw:enhanced-path="M 13 109 L 12 111 0 76 0 26 13 0 13 109 13 109 Z N"/>
            </draw:custom-shape>
            <draw:custom-shape draw:style-name="gr206" draw:text-style-name="P3" draw:layer="layout" svg:width="0.003cm" svg:height="0.008cm" svg:x="10.404cm" svg:y="9.703cm">
              <text:p/>
              <draw:enhanced-geometry svg:viewBox="0 0 0 4" draw:type="non-primitive" draw:enhanced-path="M 0 0 L 0 1 0 4 0 0 0 0 Z N"/>
            </draw:custom-shape>
            <draw:custom-shape draw:style-name="gr207" draw:text-style-name="P3" draw:layer="layout" svg:width="0.024cm" svg:height="0.239cm" svg:x="10.381cm" svg:y="9.283cm">
              <text:p/>
              <draw:enhanced-geometry svg:viewBox="0 0 13 135" draw:type="non-primitive" draw:enhanced-path="M 13 0 L 13 91 0 135 0 66 10 32 13 0 13 0 Z N"/>
            </draw:custom-shape>
            <draw:custom-shape draw:style-name="gr208" draw:text-style-name="P3" draw:layer="layout" svg:width="0.018cm" svg:height="0.234cm" svg:x="10.381cm" svg:y="9.05cm">
              <text:p/>
              <draw:enhanced-geometry svg:viewBox="0 0 10 132" draw:type="non-primitive" draw:enhanced-path="M 0 132 L 0 121 4 96 0 119 0 36 4 0 10 15 0 132 0 132 Z N"/>
            </draw:custom-shape>
            <draw:custom-shape draw:style-name="gr209" draw:text-style-name="P3" draw:layer="layout" svg:width="0.004cm" svg:height="0.054cm" svg:x="10.381cm" svg:y="9.022cm">
              <text:p/>
              <draw:enhanced-geometry svg:viewBox="0 0 2 30" draw:type="non-primitive" draw:enhanced-path="M 0 30 L 0 0 2 8 0 30 0 30 Z N"/>
            </draw:custom-shape>
            <draw:custom-shape draw:style-name="gr210" draw:text-style-name="P3" draw:layer="layout" svg:width="0.024cm" svg:height="0.089cm" svg:x="10.358cm" svg:y="9.553cm">
              <text:p/>
              <draw:enhanced-geometry svg:viewBox="0 0 13 50" draw:type="non-primitive" draw:enhanced-path="M 13 50 L 0 20 13 0 13 50 13 50 Z N"/>
            </draw:custom-shape>
            <draw:custom-shape draw:style-name="gr211" draw:text-style-name="P3" draw:layer="layout" svg:width="0.094cm" svg:height="0.625cm" svg:x="10.288cm" svg:y="8.866cm">
              <text:p/>
              <draw:enhanced-geometry svg:viewBox="0 0 53 354" draw:type="non-primitive" draw:enhanced-path="M 53 88 L 53 118 19 348 19 348 53 225 53 236 53 236 39 295 20 354 19 351 53 140 53 223 17 344 0 301 0 129 19 0 53 88 53 88 Z N"/>
            </draw:custom-shape>
            <draw:custom-shape draw:style-name="gr212" draw:text-style-name="P3" draw:layer="layout" svg:width="0.043cm" svg:height="0.186cm" svg:x="10.339cm" svg:y="9.399cm">
              <text:p/>
              <draw:enhanced-geometry svg:viewBox="0 0 24 105" draw:type="non-primitive" draw:enhanced-path="M 24 0 L 24 69 10 105 0 77 24 0 24 0 Z N"/>
            </draw:custom-shape>
            <draw:custom-shape draw:style-name="gr213" draw:text-style-name="P3" draw:layer="layout" svg:width="0.031cm" svg:height="0.301cm" svg:x="10.288cm" svg:y="8.777cm">
              <text:p/>
              <draw:enhanced-geometry svg:viewBox="0 0 17 170" draw:type="non-primitive" draw:enhanced-path="M 0 170 L 0 0 17 48 0 170 0 170 Z N"/>
            </draw:custom-shape>
            <draw:custom-shape draw:style-name="gr214" draw:text-style-name="P3" draw:layer="layout" svg:width="0.283cm" svg:height="1.265cm" svg:x="10.005cm" svg:y="8.041cm">
              <text:p/>
              <draw:enhanced-geometry svg:viewBox="0 0 160 717" draw:type="non-primitive" draw:enhanced-path="M 160 417 L 160 587 140 717 50 482 56 340 0 85 0 0 0 3 83 501 82 337 68 175 78 206 104 328 108 284 137 358 137 396 137 358 140 367 127 466 143 373 160 417 160 417 Z N"/>
            </draw:custom-shape>
            <draw:custom-shape draw:style-name="gr215" draw:text-style-name="P3" draw:layer="layout" svg:width="0.036cm" svg:height="0.304cm" svg:x="10.252cm" svg:y="9.094cm">
              <text:p/>
              <draw:enhanced-geometry svg:viewBox="0 0 20 172" draw:type="non-primitive" draw:enhanced-path="M 20 0 L 20 172 0 123 20 0 20 0 Z N"/>
            </draw:custom-shape>
            <draw:custom-shape draw:style-name="gr216" draw:text-style-name="P3" draw:layer="layout" svg:width="0.075cm" svg:height="0.461cm" svg:x="10.005cm" svg:y="8.376cm">
              <text:p/>
              <draw:enhanced-geometry svg:viewBox="0 0 42 261" draw:type="non-primitive" draw:enhanced-path="M 0 160 L 0 70 16 147 4 68 0 55 0 0 42 137 39 261 0 160 0 160 Z N"/>
            </draw:custom-shape>
            <draw:custom-shape draw:style-name="gr217" draw:text-style-name="P3" draw:layer="layout" svg:width="0.075cm" svg:height="0.345cm" svg:x="9.931cm" svg:y="7.847cm">
              <text:p/>
              <draw:enhanced-geometry svg:viewBox="0 0 42 195" draw:type="non-primitive" draw:enhanced-path="M 42 110 L 42 195 0 0 42 110 42 110 Z N"/>
            </draw:custom-shape>
            <draw:custom-shape draw:style-name="gr218" draw:text-style-name="P3" draw:layer="layout" svg:width="0.145cm" svg:height="0.738cm" svg:x="9.861cm" svg:y="7.921cm">
              <text:p/>
              <draw:enhanced-geometry svg:viewBox="0 0 82 418" draw:type="non-primitive" draw:enhanced-path="M 82 258 L 82 313 65 249 82 328 82 418 0 200 0 190 3 197 0 190 0 46 37 146 0 46 0 0 8 6 14 15 65 205 82 258 82 258 Z N"/>
            </draw:custom-shape>
            <draw:custom-shape draw:style-name="gr219" draw:text-style-name="P3" draw:layer="layout" svg:width="0.059cm" svg:height="0.354cm" svg:x="9.803cm" svg:y="7.921cm">
              <text:p/>
              <draw:enhanced-geometry svg:viewBox="0 0 33 200" draw:type="non-primitive" draw:enhanced-path="M 33 0 L 33 46 24 26 33 46 33 190 29 182 33 190 33 200 18 164 27 159 0 36 0 16 13 2 33 0 33 0 33 0 Z N"/>
            </draw:custom-shape>
            <draw:custom-shape draw:style-name="gr220" draw:text-style-name="P3" draw:layer="layout" svg:width="0.167cm" svg:height="0.491cm" svg:x="10.706cm" svg:y="9.657cm">
              <text:p/>
              <draw:enhanced-geometry svg:viewBox="0 0 94 278" draw:type="non-primitive" draw:enhanced-path="M 0 21 L 19 0 94 197 0 278 0 111 11 96 0 111 0 21 0 21 Z N"/>
            </draw:custom-shape>
            <draw:custom-shape draw:style-name="gr221" draw:text-style-name="P3" draw:layer="layout" svg:width="0.024cm" svg:height="0.031cm" svg:x="10.706cm" svg:y="9.628cm">
              <text:p/>
              <draw:enhanced-geometry svg:viewBox="0 0 13 17" draw:type="non-primitive" draw:enhanced-path="M 0 17 L 0 14 13 0 13 1 0 17 0 17 Z N"/>
            </draw:custom-shape>
            <draw:custom-shape draw:style-name="gr222" draw:text-style-name="P3" draw:layer="layout" svg:width="0.015cm" svg:height="0.055cm" svg:x="10.706cm" svg:y="9.57cm">
              <text:p/>
              <draw:enhanced-geometry svg:viewBox="0 0 8 31" draw:type="non-primitive" draw:enhanced-path="M 0 31 L 0 0 8 21 0 31 0 31 Z N"/>
            </draw:custom-shape>
            <draw:custom-shape draw:style-name="gr223" draw:text-style-name="P3" draw:layer="layout" svg:width="0.054cm" svg:height="0.466cm" svg:x="10.653cm" svg:y="9.694cm">
              <text:p/>
              <draw:enhanced-geometry svg:viewBox="0 0 30 264" draw:type="non-primitive" draw:enhanced-path="M 23 264 L 0 199 0 35 30 0 30 90 19 101 30 90 30 257 23 264 23 264 Z N"/>
            </draw:custom-shape>
            <draw:custom-shape draw:style-name="gr224" draw:text-style-name="P3" draw:layer="layout" svg:width="0.054cm" svg:height="0.161cm" svg:x="10.653cm" svg:y="9.531cm">
              <text:p/>
              <draw:enhanced-geometry svg:viewBox="0 0 30 91" draw:type="non-primitive" draw:enhanced-path="M 30 22 L 30 53 0 91 0 23 22 0 29 19 23 22 29 19 30 22 30 22 Z N"/>
            </draw:custom-shape>
            <draw:custom-shape draw:style-name="gr225" draw:text-style-name="P3" draw:layer="layout" svg:width="0.054cm" svg:height="0.07cm" svg:x="10.653cm" svg:y="9.653cm">
              <text:p/>
              <draw:enhanced-geometry svg:viewBox="0 0 30 39" draw:type="non-primitive" draw:enhanced-path="M 30 0 L 30 3 0 39 0 32 30 0 30 0 Z N"/>
            </draw:custom-shape>
            <draw:custom-shape draw:style-name="gr226" draw:text-style-name="P3" draw:layer="layout" svg:width="0.033cm" svg:height="0.048cm" svg:x="10.653cm" svg:y="9.491cm">
              <text:p/>
              <draw:enhanced-geometry svg:viewBox="0 0 18 27" draw:type="non-primitive" draw:enhanced-path="M 0 27 L 0 15 13 0 18 9 0 27 0 27 Z N"/>
            </draw:custom-shape>
            <draw:custom-shape draw:style-name="gr227" draw:text-style-name="P3" draw:layer="layout" svg:width="0.018cm" svg:height="0.04cm" svg:x="10.653cm" svg:y="9.457cm">
              <text:p/>
              <draw:enhanced-geometry svg:viewBox="0 0 10 22" draw:type="non-primitive" draw:enhanced-path="M 0 22 L 0 13 5 3 0 9 0 10 6 0 6 0 10 10 0 22 0 22 Z N"/>
            </draw:custom-shape>
            <draw:custom-shape draw:style-name="gr228" draw:text-style-name="P3" draw:layer="layout" svg:width="0.004cm" svg:height="0.017cm" svg:x="10.653cm" svg:y="9.427cm">
              <text:p/>
              <draw:enhanced-geometry svg:viewBox="0 0 2 9" draw:type="non-primitive" draw:enhanced-path="M 0 9 L 0 0 2 4 0 9 0 9 Z N"/>
            </draw:custom-shape>
            <draw:custom-shape draw:style-name="gr229" draw:text-style-name="P3" draw:layer="layout" svg:width="0.059cm" svg:height="0.29cm" svg:x="10.595cm" svg:y="9.755cm">
              <text:p/>
              <draw:enhanced-geometry svg:viewBox="0 0 33 164" draw:type="non-primitive" draw:enhanced-path="M 33 164 L 12 112 22 104 12 112 10 108 26 92 22 86 9 101 0 82 0 37 33 0 33 164 33 164 Z N"/>
            </draw:custom-shape>
            <draw:custom-shape draw:style-name="gr230" draw:text-style-name="P3" draw:layer="layout" svg:width="0.059cm" svg:height="0.105cm" svg:x="10.595cm" svg:y="9.399cm">
              <text:p/>
              <draw:enhanced-geometry svg:viewBox="0 0 33 59" draw:type="non-primitive" draw:enhanced-path="M 33 16 L 33 25 0 59 0 59 26 0 33 16 33 16 Z N"/>
            </draw:custom-shape>
            <draw:custom-shape draw:style-name="gr231" draw:text-style-name="P3" draw:layer="layout" svg:width="0.059cm" svg:height="0.085cm" svg:x="10.595cm" svg:y="9.473cm">
              <text:p/>
              <draw:enhanced-geometry svg:viewBox="0 0 33 48" draw:type="non-primitive" draw:enhanced-path="M 33 0 L 33 1 0 48 0 27 33 0 33 0 Z N"/>
            </draw:custom-shape>
            <draw:custom-shape draw:style-name="gr232" draw:text-style-name="P3" draw:layer="layout" svg:width="0.059cm" svg:height="0.119cm" svg:x="10.595cm" svg:y="9.48cm">
              <text:p/>
              <draw:enhanced-geometry svg:viewBox="0 0 33 67" draw:type="non-primitive" draw:enhanced-path="M 33 0 L 33 9 0 46 0 67 33 33 33 21 10 42 33 0 33 0 Z N"/>
            </draw:custom-shape>
            <draw:custom-shape draw:style-name="gr233" draw:text-style-name="P3" draw:layer="layout" svg:width="0.059cm" svg:height="0.19cm" svg:x="10.595cm" svg:y="9.572cm">
              <text:p/>
              <draw:enhanced-geometry svg:viewBox="0 0 33 107" draw:type="non-primitive" draw:enhanced-path="M 33 0 L 33 68 0 107 0 39 12 25 0 39 0 38 13 22 33 0 33 0 Z N"/>
            </draw:custom-shape>
            <draw:custom-shape draw:style-name="gr234" draw:text-style-name="P3" draw:layer="layout" svg:width="0.059cm" svg:height="0.092cm" svg:x="10.595cm" svg:y="9.71cm">
              <text:p/>
              <draw:enhanced-geometry svg:viewBox="0 0 33 52" draw:type="non-primitive" draw:enhanced-path="M 33 0 L 33 7 26 16 0 52 0 35 33 0 33 0 Z N"/>
            </draw:custom-shape>
            <draw:custom-shape draw:style-name="gr235" draw:text-style-name="P3" draw:layer="layout" svg:width="0.047cm" svg:height="0.114cm" svg:x="10.595cm" svg:y="9.382cm">
              <text:p/>
              <draw:enhanced-geometry svg:viewBox="0 0 26 64" draw:type="non-primitive" draw:enhanced-path="M 0 64 L 0 35 26 7 22 0 0 64 0 64 Z N"/>
            </draw:custom-shape>
            <draw:custom-shape draw:style-name="gr236" draw:text-style-name="P3" draw:layer="layout" svg:width="0.036cm" svg:height="0.073cm" svg:x="10.595cm" svg:y="9.359cm">
              <text:p/>
              <draw:enhanced-geometry svg:viewBox="0 0 20 41" draw:type="non-primitive" draw:enhanced-path="M 0 41 L 0 38 17 0 20 6 0 41 0 41 Z N"/>
            </draw:custom-shape>
            <draw:custom-shape draw:style-name="gr237" draw:text-style-name="P3" draw:layer="layout" svg:width="0.029cm" svg:height="0.11cm" svg:x="10.595cm" svg:y="9.281cm">
              <text:p/>
              <draw:enhanced-geometry svg:viewBox="0 0 16 62" draw:type="non-primitive" draw:enhanced-path="M 0 62 L 0 0 16 38 0 62 0 62 Z N"/>
            </draw:custom-shape>
            <draw:custom-shape draw:style-name="gr238" draw:text-style-name="P3" draw:layer="layout" svg:width="0.052cm" svg:height="0.087cm" svg:x="10.595cm" svg:y="9.547cm">
              <text:p/>
              <draw:enhanced-geometry svg:viewBox="0 0 29 49" draw:type="non-primitive" draw:enhanced-path="M 0 49 L 29 0 0 49 0 49 Z N"/>
            </draw:custom-shape>
            <draw:custom-shape draw:style-name="gr239" draw:text-style-name="P3" draw:layer="layout" svg:width="0.018cm" svg:height="0.08cm" svg:x="10.577cm" svg:y="9.821cm">
              <text:p/>
              <draw:enhanced-geometry svg:viewBox="0 0 10 45" draw:type="non-primitive" draw:enhanced-path="M 10 45 L 0 13 10 0 10 45 10 45 Z N"/>
            </draw:custom-shape>
            <draw:custom-shape draw:style-name="gr240" draw:text-style-name="P3" draw:layer="layout" svg:width="0.029cm" svg:height="0.232cm" svg:x="10.566cm" svg:y="9.203cm">
              <text:p/>
              <draw:enhanced-geometry svg:viewBox="0 0 16 131" draw:type="non-primitive" draw:enhanced-path="M 16 44 L 16 106 0 131 0 0 16 44 16 44 Z N"/>
            </draw:custom-shape>
            <draw:custom-shape draw:style-name="gr241" draw:text-style-name="P3" draw:layer="layout" svg:width="0.029cm" svg:height="0.114cm" svg:x="10.566cm" svg:y="9.426cm">
              <text:p/>
              <draw:enhanced-geometry svg:viewBox="0 0 16 64" draw:type="non-primitive" draw:enhanced-path="M 16 0 L 16 3 0 30 0 28 16 10 16 39 7 64 16 44 16 44 0 63 0 34 16 0 16 0 Z N"/>
            </draw:custom-shape>
            <draw:custom-shape draw:style-name="gr242" draw:text-style-name="P3" draw:layer="layout" svg:width="0.029cm" svg:height="0.114cm" svg:x="10.566cm" svg:y="9.521cm">
              <text:p/>
              <draw:enhanced-geometry svg:viewBox="0 0 16 64" draw:type="non-primitive" draw:enhanced-path="M 16 0 L 16 21 10 29 16 23 16 44 16 44 0 64 0 15 16 0 16 0 Z N"/>
            </draw:custom-shape>
            <draw:custom-shape draw:style-name="gr243" draw:text-style-name="P3" draw:layer="layout" svg:width="0.029cm" svg:height="0.036cm" svg:x="10.566cm" svg:y="9.639cm">
              <text:p/>
              <draw:enhanced-geometry svg:viewBox="0 0 16 20" draw:type="non-primitive" draw:enhanced-path="M 16 0 L 16 1 0 20 0 17 16 0 16 0 Z N"/>
            </draw:custom-shape>
            <draw:custom-shape draw:style-name="gr244" draw:text-style-name="P3" draw:layer="layout" svg:width="0.029cm" svg:height="0.152cm" svg:x="10.566cm" svg:y="9.641cm">
              <text:p/>
              <draw:enhanced-geometry svg:viewBox="0 0 16 86" draw:type="non-primitive" draw:enhanced-path="M 16 0 L 16 68 0 86 0 20 3 17 0 20 0 19 16 0 16 0 Z N"/>
            </draw:custom-shape>
            <draw:custom-shape draw:style-name="gr245" draw:text-style-name="P3" draw:layer="layout" svg:width="0.029cm" svg:height="0.068cm" svg:x="10.566cm" svg:y="9.771cm">
              <text:p/>
              <draw:enhanced-geometry svg:viewBox="0 0 16 38" draw:type="non-primitive" draw:enhanced-path="M 16 0 L 16 17 3 38 0 30 0 17 16 0 16 0 Z N"/>
            </draw:custom-shape>
            <draw:custom-shape draw:style-name="gr246" draw:text-style-name="P3" draw:layer="layout" svg:width="0.017cm" svg:height="0.029cm" svg:x="10.579cm" svg:y="9.634cm">
              <text:p/>
              <draw:enhanced-geometry svg:viewBox="0 0 9 16" draw:type="non-primitive" draw:enhanced-path="M 0 16 L 9 0 0 16 0 16 Z N"/>
            </draw:custom-shape>
            <draw:custom-shape draw:style-name="gr247" draw:text-style-name="P3" draw:layer="layout" svg:width="0.119cm" svg:height="0.548cm" svg:x="10.448cm" svg:y="9.158cm">
              <text:p/>
              <draw:enhanced-geometry svg:viewBox="0 0 67 310" draw:type="non-primitive" draw:enhanced-path="M 67 26 L 67 157 18 238 67 180 67 182 23 261 23 260 67 221 67 270 60 278 41 310 24 264 67 215 67 186 66 188 18 251 0 201 0 153 30 88 57 0 67 26 67 26 Z N"/>
            </draw:custom-shape>
            <draw:custom-shape draw:style-name="gr248" draw:text-style-name="P3" draw:layer="layout" svg:width="0.043cm" svg:height="0.138cm" svg:x="10.524cm" svg:y="9.669cm">
              <text:p/>
              <draw:enhanced-geometry svg:viewBox="0 0 24 78" draw:type="non-primitive" draw:enhanced-path="M 24 0 L 24 3 21 6 24 3 24 4 0 23 0 23 24 4 24 70 21 78 0 26 24 0 24 0 Z N"/>
            </draw:custom-shape>
            <draw:custom-shape draw:style-name="gr249" draw:text-style-name="P3" draw:layer="layout" svg:width="0.006cm" svg:height="0.024cm" svg:x="10.561cm" svg:y="9.801cm">
              <text:p/>
              <draw:enhanced-geometry svg:viewBox="0 0 3 13" draw:type="non-primitive" draw:enhanced-path="M 3 0 L 3 13 0 4 3 0 3 0 Z N"/>
            </draw:custom-shape>
            <draw:custom-shape draw:style-name="gr250" draw:text-style-name="P3" draw:layer="layout" svg:width="0.018cm" svg:height="0.348cm" svg:x="10.448cm" svg:y="8.895cm">
              <text:p/>
              <draw:enhanced-geometry svg:viewBox="0 0 10 197" draw:type="non-primitive" draw:enhanced-path="M 0 197 L 0 0 10 27 5 165 0 197 0 197 Z N"/>
            </draw:custom-shape>
            <draw:custom-shape draw:style-name="gr251" draw:text-style-name="P3" draw:layer="layout" svg:width="0.04cm" svg:height="0.56cm" svg:x="10.409cm" svg:y="8.866cm">
              <text:p/>
              <draw:enhanced-geometry svg:viewBox="0 0 22 317" draw:type="non-primitive" draw:enhanced-path="M 22 16 L 22 213 19 249 3 317 0 308 0 233 3 213 11 144 17 0 22 16 22 16 Z N"/>
            </draw:custom-shape>
            <draw:custom-shape draw:style-name="gr252" draw:text-style-name="P3" draw:layer="layout" svg:width="0.02cm" svg:height="0.085cm" svg:x="10.429cm" svg:y="9.427cm">
              <text:p/>
              <draw:enhanced-geometry svg:viewBox="0 0 11 48" draw:type="non-primitive" draw:enhanced-path="M 11 0 L 11 48 0 22 11 0 11 0 Z N"/>
            </draw:custom-shape>
            <draw:custom-shape draw:style-name="gr253" draw:text-style-name="P3" draw:layer="layout" svg:width="0.018cm" svg:height="0.142cm" svg:x="10.409cm" svg:y="8.791cm">
              <text:p/>
              <draw:enhanced-geometry svg:viewBox="0 0 10 80" draw:type="non-primitive" draw:enhanced-path="M 0 80 L 0 0 10 24 0 80 0 80 Z N"/>
            </draw:custom-shape>
            <draw:custom-shape draw:style-name="gr254" draw:text-style-name="P3" draw:layer="layout" svg:width="0.089cm" svg:height="0.676cm" svg:x="10.321cm" svg:y="8.642cm">
              <text:p/>
              <draw:enhanced-geometry svg:viewBox="0 0 50 383" draw:type="non-primitive" draw:enhanced-path="M 50 84 L 50 164 20 353 27 372 38 327 27 376 30 383 43 274 46 160 17 350 0 301 0 130 18 0 50 84 50 84 Z N"/>
            </draw:custom-shape>
            <draw:custom-shape draw:style-name="gr255" draw:text-style-name="P3" draw:layer="layout" svg:width="0.017cm" svg:height="0.133cm" svg:x="10.393cm" svg:y="9.277cm">
              <text:p/>
              <draw:enhanced-geometry svg:viewBox="0 0 9 75" draw:type="non-primitive" draw:enhanced-path="M 9 0 L 9 75 0 51 9 0 9 0 Z N"/>
            </draw:custom-shape>
            <draw:custom-shape draw:style-name="gr256" draw:text-style-name="P3" draw:layer="layout" svg:width="0.031cm" svg:height="0.299cm" svg:x="10.321cm" svg:y="8.556cm">
              <text:p/>
              <draw:enhanced-geometry svg:viewBox="0 0 17 169" draw:type="non-primitive" draw:enhanced-path="M 0 169 L 0 0 17 48 0 169 0 169 Z N"/>
            </draw:custom-shape>
            <draw:custom-shape draw:style-name="gr257" draw:text-style-name="P3" draw:layer="layout" svg:width="0.075cm" svg:height="0.701cm" svg:x="10.247cm" svg:y="8.381cm">
              <text:p/>
              <draw:enhanced-geometry svg:viewBox="0 0 42 397" draw:type="non-primitive" draw:enhanced-path="M 42 99 L 42 268 23 397 0 343 0 206 7 173 16 102 18 40 3 0 1 0 0 0 0 112 1 23 0 112 0 197 23 49 42 99 42 99 Z N"/>
            </draw:custom-shape>
            <draw:custom-shape draw:style-name="gr258" draw:text-style-name="P3" draw:layer="layout" svg:width="0.034cm" svg:height="0.302cm" svg:x="10.288cm" svg:y="8.872cm">
              <text:p/>
              <draw:enhanced-geometry svg:viewBox="0 0 19 171" draw:type="non-primitive" draw:enhanced-path="M 19 0 L 19 171 0 124 19 0 19 0 Z N"/>
            </draw:custom-shape>
            <draw:custom-shape draw:style-name="gr259" draw:text-style-name="P3" draw:layer="layout" svg:width="0.306cm" svg:height="1.246cm" svg:x="9.942cm" svg:y="7.741cm">
              <text:p/>
              <draw:enhanced-geometry svg:viewBox="0 0 173 706" draw:type="non-primitive" draw:enhanced-path="M 173 363 L 173 475 173 566 173 475 173 560 163 636 173 569 173 706 119 562 112 423 94 286 62 154 11 24 88 482 81 464 0 86 0 4 1 1 20 0 29 6 36 14 140 498 147 422 157 380 164 369 173 363 173 363 Z N"/>
            </draw:custom-shape>
            <draw:custom-shape draw:style-name="gr260" draw:text-style-name="P3" draw:layer="layout" svg:width="0.02cm" svg:height="0.08cm" svg:x="9.942cm" svg:y="8.159cm">
              <text:p/>
              <draw:enhanced-geometry svg:viewBox="0 0 11 45" draw:type="non-primitive" draw:enhanced-path="M 0 13 L 0 0 11 45 0 13 0 13 Z N"/>
            </draw:custom-shape>
            <draw:custom-shape draw:style-name="gr261" draw:text-style-name="P3" draw:layer="layout" svg:width="0.022cm" svg:height="0.145cm" svg:x="9.921cm" svg:y="7.748cm">
              <text:p/>
              <draw:enhanced-geometry svg:viewBox="0 0 12 82" draw:type="non-primitive" draw:enhanced-path="M 12 0 L 12 82 2 32 0 12 12 0 12 0 Z N"/>
            </draw:custom-shape>
            <draw:custom-shape draw:style-name="gr262" draw:text-style-name="P3" draw:layer="layout" svg:width="0.103cm" svg:height="0.262cm" svg:x="9.84cm" svg:y="7.921cm">
              <text:p/>
              <draw:enhanced-geometry svg:viewBox="0 0 58 148" draw:type="non-primitive" draw:enhanced-path="M 58 135 L 58 148 0 0 15 2 26 15 58 135 58 135 Z N"/>
            </draw:custom-shape>
            <draw:custom-shape draw:style-name="gr263" draw:text-style-name="P3" draw:layer="layout" svg:width="0.228cm" svg:height="0.519cm" svg:x="10.734cm" svg:y="9.565cm">
              <text:p/>
              <draw:enhanced-geometry svg:viewBox="0 0 129 294" draw:type="non-primitive" draw:enhanced-path="M 28 294 L 0 223 0 55 51 0 71 56 62 68 72 60 129 207 28 294 28 294 Z N"/>
            </draw:custom-shape>
            <draw:custom-shape draw:style-name="gr264" draw:text-style-name="P3" draw:layer="layout" svg:width="0.08cm" svg:height="0.089cm" svg:x="10.734cm" svg:y="9.537cm">
              <text:p/>
              <draw:enhanced-geometry svg:viewBox="0 0 45 50" draw:type="non-primitive" draw:enhanced-path="M 0 50 L 0 46 44 0 45 3 0 50 0 50 Z N"/>
            </draw:custom-shape>
            <draw:custom-shape draw:style-name="gr265" draw:text-style-name="P3" draw:layer="layout" svg:width="0.073cm" svg:height="0.105cm" svg:x="10.734cm" svg:y="9.491cm">
              <text:p/>
              <draw:enhanced-geometry svg:viewBox="0 0 41 59" draw:type="non-primitive" draw:enhanced-path="M 0 59 L 0 27 33 0 41 17 0 59 0 59 Z N"/>
            </draw:custom-shape>
            <draw:custom-shape draw:style-name="gr266" draw:text-style-name="P3" draw:layer="layout" svg:width="0.059cm" svg:height="0.089cm" svg:x="10.734cm" svg:y="9.449cm">
              <text:p/>
              <draw:enhanced-geometry svg:viewBox="0 0 33 50" draw:type="non-primitive" draw:enhanced-path="M 0 50 L 0 23 25 0 33 23 0 50 0 50 Z N"/>
            </draw:custom-shape>
            <draw:custom-shape draw:style-name="gr267" draw:text-style-name="P3" draw:layer="layout" svg:width="0.034cm" svg:height="0.047cm" svg:x="10.734cm" svg:y="9.41cm">
              <text:p/>
              <draw:enhanced-geometry svg:viewBox="0 0 19 26" draw:type="non-primitive" draw:enhanced-path="M 0 26 L 0 14 16 0 19 6 0 26 0 26 Z N"/>
            </draw:custom-shape>
            <draw:custom-shape draw:style-name="gr268" draw:text-style-name="P3" draw:layer="layout" svg:width="0.018cm" svg:height="0.066cm" svg:x="10.734cm" svg:y="9.339cm">
              <text:p/>
              <draw:enhanced-geometry svg:viewBox="0 0 10 37" draw:type="non-primitive" draw:enhanced-path="M 0 37 L 0 0 0 0 10 26 0 37 0 37 Z N"/>
            </draw:custom-shape>
            <draw:custom-shape draw:style-name="gr269" draw:text-style-name="P3" draw:layer="layout" svg:width="0.077cm" svg:height="0.297cm" svg:x="10.658cm" svg:y="9.662cm">
              <text:p/>
              <draw:enhanced-geometry svg:viewBox="0 0 43 168" draw:type="non-primitive" draw:enhanced-path="M 43 168 L 23 112 38 93 23 112 0 50 43 0 43 168 43 168 Z N"/>
            </draw:custom-shape>
            <draw:custom-shape draw:style-name="gr270" draw:text-style-name="P3" draw:layer="layout" svg:width="0.089cm" svg:height="0.354cm" svg:x="10.646cm" svg:y="9.154cm">
              <text:p/>
              <draw:enhanced-geometry svg:viewBox="0 0 50 200" draw:type="non-primitive" draw:enhanced-path="M 50 105 L 50 142 0 200 0 193 9 175 0 184 0 188 10 172 36 69 42 77 0 131 0 110 24 36 10 0 0 26 0 106 32 51 26 38 0 131 0 167 7 159 50 105 50 105 Z N"/>
            </draw:custom-shape>
            <draw:custom-shape draw:style-name="gr271" draw:text-style-name="P3" draw:layer="layout" svg:width="0.089cm" svg:height="0.114cm" svg:x="10.646cm" svg:y="9.434cm">
              <text:p/>
              <draw:enhanced-geometry svg:viewBox="0 0 50 64" draw:type="non-primitive" draw:enhanced-path="M 50 0 L 50 12 22 42 0 64 0 51 50 0 50 0 Z N"/>
            </draw:custom-shape>
            <draw:custom-shape draw:style-name="gr272" draw:text-style-name="P3" draw:layer="layout" svg:width="0.089cm" svg:height="0.205cm" svg:x="10.646cm" svg:y="9.489cm">
              <text:p/>
              <draw:enhanced-geometry svg:viewBox="0 0 50 116" draw:type="non-primitive" draw:enhanced-path="M 50 0 L 50 27 27 46 50 28 50 60 42 69 0 116 0 53 32 18 50 0 50 0 Z N"/>
            </draw:custom-shape>
            <draw:custom-shape draw:style-name="gr273" draw:text-style-name="P3" draw:layer="layout" svg:width="0.089cm" svg:height="0.108cm" svg:x="10.646cm" svg:y="9.618cm">
              <text:p/>
              <draw:enhanced-geometry svg:viewBox="0 0 50 61" draw:type="non-primitive" draw:enhanced-path="M 50 0 L 50 4 45 12 1 61 0 58 0 56 50 0 50 0 Z N"/>
            </draw:custom-shape>
            <draw:custom-shape draw:style-name="gr274" draw:text-style-name="P3" draw:layer="layout" svg:width="0.003cm" svg:height="0.003cm" svg:x="10.646cm" svg:y="9.547cm">
              <text:p/>
              <draw:enhanced-geometry svg:viewBox="0 0 21600 21600" draw:type="rectangle" draw:enhanced-path="M 0 0 L 21600 0 21600 21600 0 21600 0 0 Z N"/>
            </draw:custom-shape>
            <draw:custom-shape draw:style-name="gr275" draw:text-style-name="P3" draw:layer="layout" svg:width="0.018cm" svg:height="0.098cm" svg:x="10.646cm" svg:y="9.099cm">
              <text:p/>
              <draw:enhanced-geometry svg:viewBox="0 0 10 55" draw:type="non-primitive" draw:enhanced-path="M 0 55 L 0 0 10 31 0 55 0 55 Z N"/>
            </draw:custom-shape>
            <draw:custom-shape draw:style-name="gr276" draw:text-style-name="P3" draw:layer="layout" svg:width="0.034cm" svg:height="0.369cm" svg:x="10.612cm" svg:y="9.031cm">
              <text:p/>
              <draw:enhanced-geometry svg:viewBox="0 0 19 209" draw:type="non-primitive" draw:enhanced-path="M 19 39 L 19 94 7 120 19 96 19 176 0 209 0 204 16 160 0 186 0 19 3 0 19 39 19 39 Z N"/>
            </draw:custom-shape>
            <draw:custom-shape draw:style-name="gr277" draw:text-style-name="P3" draw:layer="layout" svg:width="0.034cm" svg:height="0.098cm" svg:x="10.612cm" svg:y="9.348cm">
              <text:p/>
              <draw:enhanced-geometry svg:viewBox="0 0 19 55" draw:type="non-primitive" draw:enhanced-path="M 19 0 L 19 21 17 22 0 44 0 55 19 0 19 0 Z N"/>
            </draw:custom-shape>
            <draw:custom-shape draw:style-name="gr278" draw:text-style-name="P3" draw:layer="layout" svg:width="0.034cm" svg:height="0.101cm" svg:x="10.612cm" svg:y="9.385cm">
              <text:p/>
              <draw:enhanced-geometry svg:viewBox="0 0 19 57" draw:type="non-primitive" draw:enhanced-path="M 19 0 L 19 36 0 57 0 44 17 3 19 0 19 0 Z N"/>
            </draw:custom-shape>
            <draw:custom-shape draw:style-name="gr279" draw:text-style-name="P3" draw:layer="layout" svg:width="0.034cm" svg:height="0.054cm" svg:x="10.612cm" svg:y="9.479cm">
              <text:p/>
              <draw:enhanced-geometry svg:viewBox="0 0 19 30" draw:type="non-primitive" draw:enhanced-path="M 19 0 L 19 4 0 30 0 16 19 0 19 0 Z N"/>
            </draw:custom-shape>
            <draw:custom-shape draw:style-name="gr280" draw:text-style-name="P3" draw:layer="layout" svg:width="0.034cm" svg:height="0.087cm" svg:x="10.612cm" svg:y="9.494cm">
              <text:p/>
              <draw:enhanced-geometry svg:viewBox="0 0 19 49" draw:type="non-primitive" draw:enhanced-path="M 19 0 L 19 7 0 27 0 49 19 30 19 17 0 34 19 0 19 0 Z N"/>
            </draw:custom-shape>
            <draw:custom-shape draw:style-name="gr281" draw:text-style-name="P3" draw:layer="layout" svg:width="0.034cm" svg:height="0.055cm" svg:x="10.612cm" svg:y="9.547cm">
              <text:p/>
              <draw:enhanced-geometry svg:viewBox="0 0 19 31" draw:type="non-primitive" draw:enhanced-path="M 19 0 L 19 0 0 31 0 30 19 0 19 0 Z N"/>
            </draw:custom-shape>
            <draw:custom-shape draw:style-name="gr282" draw:text-style-name="P3" draw:layer="layout" svg:width="0.034cm" svg:height="0.122cm" svg:x="10.612cm" svg:y="9.583cm">
              <text:p/>
              <draw:enhanced-geometry svg:viewBox="0 0 19 69" draw:type="non-primitive" draw:enhanced-path="M 19 0 L 19 63 16 69 0 29 0 20 3 16 19 0 19 0 Z N"/>
            </draw:custom-shape>
            <draw:custom-shape draw:style-name="gr283" draw:text-style-name="P3" draw:layer="layout" svg:width="0.003cm" svg:height="0.004cm" svg:x="10.646cm" svg:y="9.717cm">
              <text:p/>
              <draw:enhanced-geometry svg:viewBox="0 0 21600 21600" draw:type="rectangle" draw:enhanced-path="M 0 0 L 21600 0 21600 21600 0 21600 0 0 Z N"/>
            </draw:custom-shape>
            <draw:custom-shape draw:style-name="gr284" draw:text-style-name="P3" draw:layer="layout" svg:width="0.004cm" svg:height="0.003cm" svg:x="10.612cm" svg:y="9.616cm">
              <text:p/>
              <draw:enhanced-geometry svg:viewBox="0 0 2 1" draw:type="non-primitive" draw:enhanced-path="M 0 1 L 0 1 2 0 0 1 0 1 Z N"/>
            </draw:custom-shape>
            <draw:custom-shape draw:style-name="gr285" draw:text-style-name="P3" draw:layer="layout" svg:width="0.117cm" svg:height="0.542cm" svg:x="10.496cm" svg:y="8.925cm">
              <text:p/>
              <draw:enhanced-geometry svg:viewBox="0 0 66 307" draw:type="non-primitive" draw:enhanced-path="M 66 79 L 66 246 30 307 0 228 32 128 47 17 47 0 59 33 49 171 66 79 66 79 Z N"/>
            </draw:custom-shape>
            <draw:custom-shape draw:style-name="gr286" draw:text-style-name="P3" draw:layer="layout" svg:width="0.057cm" svg:height="0.149cm" svg:x="10.556cm" svg:y="9.39cm">
              <text:p/>
              <draw:enhanced-geometry svg:viewBox="0 0 32 84" draw:type="non-primitive" draw:enhanced-path="M 32 0 L 32 5 0 59 0 56 32 20 32 31 13 84 32 41 32 54 9 80 3 60 26 14 32 0 32 0 Z N"/>
            </draw:custom-shape>
            <draw:custom-shape draw:style-name="gr287" draw:text-style-name="P3" draw:layer="layout" svg:width="0.036cm" svg:height="0.061cm" svg:x="10.577cm" svg:y="9.507cm">
              <text:p/>
              <draw:enhanced-geometry svg:viewBox="0 0 20 34" draw:type="non-primitive" draw:enhanced-path="M 20 0 L 20 14 6 34 0 18 20 0 20 0 Z N"/>
            </draw:custom-shape>
            <draw:custom-shape draw:style-name="gr288" draw:text-style-name="P3" draw:layer="layout" svg:width="0.025cm" svg:height="0.054cm" svg:x="10.588cm" svg:y="9.542cm">
              <text:p/>
              <draw:enhanced-geometry svg:viewBox="0 0 14 30" draw:type="non-primitive" draw:enhanced-path="M 14 0 L 14 22 6 30 0 16 14 0 14 0 Z N"/>
            </draw:custom-shape>
            <draw:custom-shape draw:style-name="gr289" draw:text-style-name="P3" draw:layer="layout" svg:width="0.011cm" svg:height="0.017cm" svg:x="10.602cm" svg:y="9.6cm">
              <text:p/>
              <draw:enhanced-geometry svg:viewBox="0 0 6 9" draw:type="non-primitive" draw:enhanced-path="M 6 0 L 6 1 3 9 0 7 6 0 6 0 Z N"/>
            </draw:custom-shape>
            <draw:custom-shape draw:style-name="gr290" draw:text-style-name="P3" draw:layer="layout" svg:width="0.003cm" svg:height="0.008cm" svg:x="10.61cm" svg:y="9.618cm">
              <text:p/>
              <draw:enhanced-geometry svg:viewBox="0 0 1 4" draw:type="non-primitive" draw:enhanced-path="M 1 0 L 1 0 0 4 0 4 1 0 1 0 Z N"/>
            </draw:custom-shape>
            <draw:custom-shape draw:style-name="gr291" draw:text-style-name="P3" draw:layer="layout" svg:width="0.003cm" svg:height="0.017cm" svg:x="10.61cm" svg:y="9.618cm">
              <text:p/>
              <draw:enhanced-geometry svg:viewBox="0 0 1 9" draw:type="non-primitive" draw:enhanced-path="M 1 0 L 1 9 0 4 1 0 1 0 Z N"/>
            </draw:custom-shape>
            <draw:custom-shape draw:style-name="gr292" draw:text-style-name="P3" draw:layer="layout" svg:width="0.003cm" svg:height="0.073cm" svg:x="10.471cm" svg:y="8.75cm">
              <text:p/>
              <draw:enhanced-geometry svg:viewBox="0 0 1 41" draw:type="non-primitive" draw:enhanced-path="M 0 41 L 0 0 1 4 0 41 0 41 Z N"/>
            </draw:custom-shape>
            <draw:custom-shape draw:style-name="gr293" draw:text-style-name="P3" draw:layer="layout" svg:width="0.004cm" svg:height="0.071cm" svg:x="10.471cm" svg:y="8.648cm">
              <text:p/>
              <draw:enhanced-geometry svg:viewBox="0 0 2 40" draw:type="non-primitive" draw:enhanced-path="M 0 40 L 0 27 1 0 2 4 0 40 0 40 Z N"/>
            </draw:custom-shape>
            <draw:custom-shape draw:style-name="gr294" draw:text-style-name="P3" draw:layer="layout" svg:width="0.003cm" svg:height="0.045cm" svg:x="10.471cm" svg:y="8.695cm">
              <text:p/>
              <draw:enhanced-geometry svg:viewBox="0 0 0 25" draw:type="non-primitive" draw:enhanced-path="M 0 0 L 0 13 0 25 0 0 0 0 Z N"/>
            </draw:custom-shape>
            <draw:custom-shape draw:style-name="gr295" draw:text-style-name="P3" draw:layer="layout" svg:width="0.119cm" svg:height="0.793cm" svg:x="10.353cm" svg:y="8.422cm">
              <text:p/>
              <draw:enhanced-geometry svg:viewBox="0 0 67 449" draw:type="non-primitive" draw:enhanced-path="M 67 186 L 67 227 64 322 58 449 42 410 46 304 49 190 20 356 26 371 28 285 18 348 0 301 0 129 19 0 55 96 45 167 61 173 67 186 67 186 Z N"/>
            </draw:custom-shape>
            <draw:custom-shape draw:style-name="gr296" draw:text-style-name="P3" draw:layer="layout" svg:width="0.033cm" svg:height="0.304cm" svg:x="10.353cm" svg:y="8.332cm">
              <text:p/>
              <draw:enhanced-geometry svg:viewBox="0 0 18 172" draw:type="non-primitive" draw:enhanced-path="M 0 172 L 0 0 12 32 10 104 12 34 18 49 0 172 0 172 Z N"/>
            </draw:custom-shape>
            <draw:custom-shape draw:style-name="gr297" draw:text-style-name="P3" draw:layer="layout" svg:width="0.158cm" svg:height="0.618cm" svg:x="10.196cm" svg:y="8.244cm">
              <text:p/>
              <draw:enhanced-geometry svg:viewBox="0 0 89 350" draw:type="non-primitive" draw:enhanced-path="M 89 50 L 89 222 69 350 35 258 47 137 45 94 39 82 30 78 19 86 10 108 0 169 29 243 30 101 29 243 32 252 71 0 89 50 89 50 Z N"/>
            </draw:custom-shape>
            <draw:custom-shape draw:style-name="gr298" draw:text-style-name="P3" draw:layer="layout" svg:width="0.033cm" svg:height="0.304cm" svg:x="10.321cm" svg:y="8.65cm">
              <text:p/>
              <draw:enhanced-geometry svg:viewBox="0 0 18 172" draw:type="non-primitive" draw:enhanced-path="M 18 0 L 18 172 0 123 18 0 18 0 Z N"/>
            </draw:custom-shape>
            <draw:custom-shape draw:style-name="gr299" draw:text-style-name="P3" draw:layer="layout" svg:width="0.223cm" svg:height="0.664cm" svg:x="9.921cm" svg:y="7.741cm">
              <text:p/>
              <draw:enhanced-geometry svg:viewBox="0 0 126 376" draw:type="non-primitive" draw:enhanced-path="M 126 376 L 116 345 101 263 82 181 57 102 23 24 48 173 6 60 2 36 0 16 13 1 32 0 41 6 48 14 126 376 126 376 Z N"/>
            </draw:custom-shape>
            <draw:custom-shape draw:style-name="gr300" draw:text-style-name="P3" draw:layer="layout" svg:width="0.197cm" svg:height="0.41cm" svg:x="10.856cm" svg:y="9.595cm">
              <text:p/>
              <draw:enhanced-geometry svg:viewBox="0 0 111 232" draw:type="non-primitive" draw:enhanced-path="M 9 232 L 0 209 0 45 19 30 54 0 61 19 41 33 64 26 98 120 78 131 101 121 111 150 9 232 9 232 Z N"/>
            </draw:custom-shape>
            <draw:custom-shape draw:style-name="gr301" draw:text-style-name="P3" draw:layer="layout" svg:width="0.091cm" svg:height="0.2cm" svg:x="10.856cm" svg:y="9.471cm">
              <text:p/>
              <draw:enhanced-geometry svg:viewBox="0 0 51 113" draw:type="non-primitive" draw:enhanced-path="M 0 30 L 28 0 51 62 0 113 0 30 0 30 Z N"/>
            </draw:custom-shape>
            <draw:custom-shape draw:style-name="gr302" draw:text-style-name="P3" draw:layer="layout" svg:width="0.045cm" svg:height="0.087cm" svg:x="10.856cm" svg:y="9.417cm">
              <text:p/>
              <draw:enhanced-geometry svg:viewBox="0 0 25 49" draw:type="non-primitive" draw:enhanced-path="M 0 49 L 0 41 16 25 0 36 0 13 16 0 25 25 0 49 0 49 Z N"/>
            </draw:custom-shape>
            <draw:custom-shape draw:style-name="gr303" draw:text-style-name="P3" draw:layer="layout" svg:width="0.029cm" svg:height="0.073cm" svg:x="10.856cm" svg:y="9.367cm">
              <text:p/>
              <draw:enhanced-geometry svg:viewBox="0 0 16 41" draw:type="non-primitive" draw:enhanced-path="M 0 41 L 0 8 6 1 6 0 0 8 0 8 6 2 16 27 0 41 0 41 Z N"/>
            </draw:custom-shape>
            <draw:custom-shape draw:style-name="gr304" draw:text-style-name="P3" draw:layer="layout" svg:width="0.006cm" svg:height="0.017cm" svg:x="10.856cm" svg:y="9.359cm">
              <text:p/>
              <draw:enhanced-geometry svg:viewBox="0 0 3 9" draw:type="non-primitive" draw:enhanced-path="M 0 9 L 0 7 3 0 3 3 0 9 0 9 Z N"/>
            </draw:custom-shape>
            <draw:custom-shape draw:style-name="gr305" draw:text-style-name="P3" draw:layer="layout" svg:width="0.004cm" svg:height="0.29cm" svg:x="10.852cm" svg:y="9.674cm">
              <text:p/>
              <draw:enhanced-geometry svg:viewBox="0 0 2 164" draw:type="non-primitive" draw:enhanced-path="M 2 164 L 0 154 0 3 2 0 2 164 2 164 Z N"/>
            </draw:custom-shape>
            <draw:custom-shape draw:style-name="gr306" draw:text-style-name="P3" draw:layer="layout" svg:width="0.004cm" svg:height="0.152cm" svg:x="10.852cm" svg:y="9.524cm">
              <text:p/>
              <draw:enhanced-geometry svg:viewBox="0 0 2 86" draw:type="non-primitive" draw:enhanced-path="M 0 4 L 2 0 2 83 0 86 0 4 0 4 Z N"/>
            </draw:custom-shape>
            <draw:custom-shape draw:style-name="gr307" draw:text-style-name="P3" draw:layer="layout" svg:width="0.004cm" svg:height="0.073cm" svg:x="10.852cm" svg:y="9.371cm">
              <text:p/>
              <draw:enhanced-geometry svg:viewBox="0 0 2 41" draw:type="non-primitive" draw:enhanced-path="M 2 0 L 2 2 0 11 0 41 2 39 2 6 0 9 2 6 2 6 0 9 0 11 2 0 2 0 Z N"/>
            </draw:custom-shape>
            <draw:custom-shape draw:style-name="gr308" draw:text-style-name="P3" draw:layer="layout" svg:width="0.004cm" svg:height="0.05cm" svg:x="10.852cm" svg:y="9.44cm">
              <text:p/>
              <draw:enhanced-geometry svg:viewBox="0 0 2 28" draw:type="non-primitive" draw:enhanced-path="M 2 0 L 2 23 0 28 0 3 2 0 2 0 Z N"/>
            </draw:custom-shape>
            <draw:custom-shape draw:style-name="gr309" draw:text-style-name="P3" draw:layer="layout" svg:width="0.004cm" svg:height="0.024cm" svg:x="10.852cm" svg:y="9.489cm">
              <text:p/>
              <draw:enhanced-geometry svg:viewBox="0 0 2 13" draw:type="non-primitive" draw:enhanced-path="M 2 0 L 2 8 0 13 0 4 2 0 2 0 Z N"/>
            </draw:custom-shape>
            <draw:custom-shape draw:style-name="gr310" draw:text-style-name="P3" draw:layer="layout" svg:width="0.003cm" svg:height="0.003cm" svg:x="10.852cm" svg:y="9.327cm">
              <text:p/>
              <draw:enhanced-geometry svg:viewBox="0 0 21600 21600" draw:type="rectangle" draw:enhanced-path="M 0 0 L 21600 0 21600 21600 0 21600 0 0 Z N"/>
            </draw:custom-shape>
            <draw:custom-shape draw:style-name="gr311" draw:text-style-name="P3" draw:layer="layout" svg:width="0.033cm" svg:height="0.415cm" svg:x="10.82cm" svg:y="9.531cm">
              <text:p/>
              <draw:enhanced-geometry svg:viewBox="0 0 18 235" draw:type="non-primitive" draw:enhanced-path="M 18 235 L 0 192 0 19 18 0 18 82 13 87 18 84 18 235 18 235 Z N"/>
            </draw:custom-shape>
            <draw:custom-shape draw:style-name="gr312" draw:text-style-name="P3" draw:layer="layout" svg:width="0.033cm" svg:height="0.045cm" svg:x="10.82cm" svg:y="9.313cm">
              <text:p/>
              <draw:enhanced-geometry svg:viewBox="0 0 18 25" draw:type="non-primitive" draw:enhanced-path="M 18 8 L 18 8 0 25 0 22 9 13 0 22 0 20 13 0 18 8 18 8 Z N"/>
            </draw:custom-shape>
            <draw:custom-shape draw:style-name="gr313" draw:text-style-name="P3" draw:layer="layout" svg:width="0.033cm" svg:height="0.08cm" svg:x="10.82cm" svg:y="9.387cm">
              <text:p/>
              <draw:enhanced-geometry svg:viewBox="0 0 18 45" draw:type="non-primitive" draw:enhanced-path="M 18 0 L 18 2 18 2 18 2 18 32 0 45 0 14 18 0 18 0 Z N"/>
            </draw:custom-shape>
            <draw:custom-shape draw:style-name="gr314" draw:text-style-name="P3" draw:layer="layout" svg:width="0.033cm" svg:height="0.068cm" svg:x="10.82cm" svg:y="9.445cm">
              <text:p/>
              <draw:enhanced-geometry svg:viewBox="0 0 18 38" draw:type="non-primitive" draw:enhanced-path="M 18 0 L 18 25 0 38 0 15 18 0 18 0 Z N"/>
            </draw:custom-shape>
            <draw:custom-shape draw:style-name="gr315" draw:text-style-name="P3" draw:layer="layout" svg:width="0.033cm" svg:height="0.043cm" svg:x="10.82cm" svg:y="9.496cm">
              <text:p/>
              <draw:enhanced-geometry svg:viewBox="0 0 18 24" draw:type="non-primitive" draw:enhanced-path="M 18 0 L 18 9 0 24 0 17 18 0 18 0 Z N"/>
            </draw:custom-shape>
            <draw:custom-shape draw:style-name="gr316" draw:text-style-name="P3" draw:layer="layout" svg:width="0.018cm" svg:height="0.047cm" svg:x="10.82cm" svg:y="9.276cm">
              <text:p/>
              <draw:enhanced-geometry svg:viewBox="0 0 10 26" draw:type="non-primitive" draw:enhanced-path="M 0 26 L 0 7 5 0 10 13 0 26 0 26 Z N"/>
            </draw:custom-shape>
            <draw:custom-shape draw:style-name="gr317" draw:text-style-name="P3" draw:layer="layout" svg:width="0.006cm" svg:height="0.027cm" svg:x="10.82cm" svg:y="9.249cm">
              <text:p/>
              <draw:enhanced-geometry svg:viewBox="0 0 3 15" draw:type="non-primitive" draw:enhanced-path="M 0 15 L 0 0 3 9 0 15 0 15 Z N"/>
            </draw:custom-shape>
            <draw:custom-shape draw:style-name="gr318" draw:text-style-name="P3" draw:layer="layout" svg:width="0.082cm" svg:height="0.306cm" svg:x="10.739cm" svg:y="9.565cm">
              <text:p/>
              <draw:enhanced-geometry svg:viewBox="0 0 46 173" draw:type="non-primitive" draw:enhanced-path="M 46 173 L 0 52 46 0 46 173 46 173 Z N"/>
            </draw:custom-shape>
            <draw:custom-shape draw:style-name="gr319" draw:text-style-name="P3" draw:layer="layout" svg:width="0.168cm" svg:height="0.668cm" svg:x="10.653cm" svg:y="8.808cm">
              <text:p/>
              <draw:enhanced-geometry svg:viewBox="0 0 95 378" draw:type="non-primitive" draw:enhanced-path="M 95 250 L 95 265 84 282 95 272 95 291 10 378 6 368 29 285 55 147 19 52 6 113 13 36 0 0 0 213 13 181 0 213 0 298 26 220 0 315 0 298 66 178 78 204 39 269 0 324 0 350 2 355 48 299 90 234 95 250 95 250 Z N"/>
            </draw:custom-shape>
            <draw:custom-shape draw:style-name="gr320" draw:text-style-name="P3" draw:layer="layout" svg:width="0.145cm" svg:height="0.16cm" svg:x="10.676cm" svg:y="9.348cm">
              <text:p/>
              <draw:enhanced-geometry svg:viewBox="0 0 82 90" draw:type="non-primitive" draw:enhanced-path="M 82 0 L 82 2 52 29 82 2 82 5 0 81 5 90 52 39 82 0 82 0 Z N"/>
            </draw:custom-shape>
            <draw:custom-shape draw:style-name="gr321" draw:text-style-name="P3" draw:layer="layout" svg:width="0.13cm" svg:height="0.154cm" svg:x="10.692cm" svg:y="9.412cm">
              <text:p/>
              <draw:enhanced-geometry svg:viewBox="0 0 73 87" draw:type="non-primitive" draw:enhanced-path="M 73 0 L 73 31 7 87 0 68 50 19 73 0 73 0 Z N"/>
            </draw:custom-shape>
            <draw:custom-shape draw:style-name="gr322" draw:text-style-name="P3" draw:layer="layout" svg:width="0.117cm" svg:height="0.137cm" svg:x="10.704cm" svg:y="9.471cm">
              <text:p/>
              <draw:enhanced-geometry svg:viewBox="0 0 66 77" draw:type="non-primitive" draw:enhanced-path="M 66 0 L 66 23 53 34 9 77 0 53 66 0 66 0 Z N"/>
            </draw:custom-shape>
            <draw:custom-shape draw:style-name="gr323" draw:text-style-name="P3" draw:layer="layout" svg:width="0.092cm" svg:height="0.105cm" svg:x="10.729cm" svg:y="9.526cm">
              <text:p/>
              <draw:enhanced-geometry svg:viewBox="0 0 52 59" draw:type="non-primitive" draw:enhanced-path="M 52 0 L 52 7 0 59 0 58 52 0 52 0 Z N"/>
            </draw:custom-shape>
            <draw:custom-shape draw:style-name="gr324" draw:text-style-name="P3" draw:layer="layout" svg:width="0.105cm" svg:height="0.814cm" svg:x="10.549cm" svg:y="8.612cm">
              <text:p/>
              <draw:enhanced-geometry svg:viewBox="0 0 59 461" draw:type="non-primitive" draw:enhanced-path="M 59 111 L 59 324 43 357 59 324 59 409 48 436 52 443 59 435 59 461 52 446 59 426 59 409 46 429 43 423 52 397 42 417 0 309 10 253 17 194 13 112 16 0 39 60 19 348 33 284 42 216 46 80 59 111 59 111 Z N"/>
            </draw:custom-shape>
            <draw:custom-shape draw:style-name="gr325" draw:text-style-name="P3" draw:layer="layout" svg:width="0.105cm" svg:height="0.745cm" svg:x="10.386cm" svg:y="8.198cm">
              <text:p/>
              <draw:enhanced-geometry svg:viewBox="0 0 59 422" draw:type="non-primitive" draw:enhanced-path="M 0 301 L 0 128 19 0 53 94 48 307 59 105 56 97 26 294 42 300 49 317 45 422 30 379 30 317 23 360 0 301 0 301 Z N"/>
            </draw:custom-shape>
            <draw:custom-shape draw:style-name="gr326" draw:text-style-name="P3" draw:layer="layout" svg:width="0.031cm" svg:height="0.288cm" svg:x="10.386cm" svg:y="8.124cm">
              <text:p/>
              <draw:enhanced-geometry svg:viewBox="0 0 17 163" draw:type="non-primitive" draw:enhanced-path="M 0 163 L 0 0 1 0 17 41 0 163 0 163 Z N"/>
            </draw:custom-shape>
            <draw:custom-shape draw:style-name="gr327" draw:text-style-name="P3" draw:layer="layout" svg:width="0.013cm" svg:height="0.364cm" svg:x="10.374cm" svg:y="8.124cm">
              <text:p/>
              <draw:enhanced-geometry svg:viewBox="0 0 7 206" draw:type="non-primitive" draw:enhanced-path="M 7 0 L 7 163 0 206 0 124 3 25 0 124 0 3 7 0 7 0 Z N"/>
            </draw:custom-shape>
            <draw:custom-shape draw:style-name="gr328" draw:text-style-name="P3" draw:layer="layout" svg:width="0.013cm" svg:height="0.306cm" svg:x="10.374cm" svg:y="8.424cm">
              <text:p/>
              <draw:enhanced-geometry svg:viewBox="0 0 7 173" draw:type="non-primitive" draw:enhanced-path="M 7 0 L 7 173 0 156 0 43 7 0 7 0 Z N"/>
            </draw:custom-shape>
            <draw:custom-shape draw:style-name="gr329" draw:text-style-name="P3" draw:layer="layout" svg:width="0.087cm" svg:height="0.512cm" svg:x="10.288cm" svg:y="8.129cm">
              <text:p/>
              <draw:enhanced-geometry svg:viewBox="0 0 49 290" draw:type="non-primitive" draw:enhanced-path="M 49 0 L 49 121 47 219 49 121 49 203 36 290 0 192 26 22 27 9 36 0 49 0 49 0 Z N"/>
            </draw:custom-shape>
            <draw:custom-shape draw:style-name="gr330" draw:text-style-name="P3" draw:layer="layout" svg:width="0.022cm" svg:height="0.2cm" svg:x="10.353cm" svg:y="8.5cm">
              <text:p/>
              <draw:enhanced-geometry svg:viewBox="0 0 12 113" draw:type="non-primitive" draw:enhanced-path="M 12 0 L 12 113 0 81 12 0 12 0 Z N"/>
            </draw:custom-shape>
            <draw:custom-shape draw:style-name="gr331" draw:text-style-name="P3" draw:layer="layout" svg:width="0.027cm" svg:height="0.071cm" svg:x="10.252cm" svg:y="8.381cm">
              <text:p/>
              <draw:enhanced-geometry svg:viewBox="0 0 15 40" draw:type="non-primitive" draw:enhanced-path="M 15 40 L 0 0 7 4 11 13 15 40 15 40 Z N"/>
            </draw:custom-shape>
            <draw:custom-shape draw:style-name="gr332" draw:text-style-name="P3" draw:layer="layout" svg:width="0.2cm" svg:height="0.318cm" svg:x="10.947cm" svg:y="9.613cm">
              <text:p/>
              <draw:enhanced-geometry svg:viewBox="0 0 113 180" draw:type="non-primitive" draw:enhanced-path="M 8 180 L 0 159 0 19 72 0 103 79 26 121 104 81 113 104 59 140 8 180 8 180 Z N"/>
            </draw:custom-shape>
            <draw:custom-shape draw:style-name="gr333" draw:text-style-name="P3" draw:layer="layout" svg:width="0.114cm" svg:height="0.115cm" svg:x="10.947cm" svg:y="9.526cm">
              <text:p/>
              <draw:enhanced-geometry svg:viewBox="0 0 64 65" draw:type="non-primitive" draw:enhanced-path="M 0 39 L 23 20 54 0 64 26 0 65 0 39 0 39 Z N"/>
            </draw:custom-shape>
            <draw:custom-shape draw:style-name="gr334" draw:text-style-name="P3" draw:layer="layout" svg:width="0.087cm" svg:height="0.23cm" svg:x="10.947cm" svg:y="9.352cm">
              <text:p/>
              <draw:enhanced-geometry svg:viewBox="0 0 49 130" draw:type="non-primitive" draw:enhanced-path="M 0 130 L 0 39 6 33 0 37 0 11 16 0 49 82 0 130 0 130 Z N"/>
            </draw:custom-shape>
            <draw:custom-shape draw:style-name="gr335" draw:text-style-name="P3" draw:layer="layout" svg:width="0.029cm" svg:height="0.096cm" svg:x="10.947cm" svg:y="9.276cm">
              <text:p/>
              <draw:enhanced-geometry svg:viewBox="0 0 16 54" draw:type="non-primitive" draw:enhanced-path="M 0 54 L 0 0 16 43 0 54 0 54 Z N"/>
            </draw:custom-shape>
            <draw:custom-shape draw:style-name="gr336" draw:text-style-name="P3" draw:layer="layout" svg:width="0.01cm" svg:height="0.248cm" svg:x="10.939cm" svg:y="9.646cm">
              <text:p/>
              <draw:enhanced-geometry svg:viewBox="0 0 5 140" draw:type="non-primitive" draw:enhanced-path="M 5 140 L 0 127 0 1 5 0 5 140 5 140 Z N"/>
            </draw:custom-shape>
            <draw:custom-shape draw:style-name="gr337" draw:text-style-name="P3" draw:layer="layout" svg:width="0.01cm" svg:height="0.052cm" svg:x="10.939cm" svg:y="9.595cm">
              <text:p/>
              <draw:enhanced-geometry svg:viewBox="0 0 5 29" draw:type="non-primitive" draw:enhanced-path="M 0 4 L 5 0 5 26 0 29 0 4 0 4 Z N"/>
            </draw:custom-shape>
            <draw:custom-shape draw:style-name="gr338" draw:text-style-name="P3" draw:layer="layout" svg:width="0.01cm" svg:height="0.105cm" svg:x="10.939cm" svg:y="9.276cm">
              <text:p/>
              <draw:enhanced-geometry svg:viewBox="0 0 5 59" draw:type="non-primitive" draw:enhanced-path="M 5 0 L 5 54 0 59 0 29 4 26 0 29 0 7 5 0 5 0 5 0 Z N"/>
            </draw:custom-shape>
            <draw:custom-shape draw:style-name="gr339" draw:text-style-name="P3" draw:layer="layout" svg:width="0.01cm" svg:height="0.057cm" svg:x="10.939cm" svg:y="9.371cm">
              <text:p/>
              <draw:enhanced-geometry svg:viewBox="0 0 5 32" draw:type="non-primitive" draw:enhanced-path="M 5 0 L 5 26 0 32 0 5 5 0 5 0 Z N"/>
            </draw:custom-shape>
            <draw:custom-shape draw:style-name="gr340" draw:text-style-name="P3" draw:layer="layout" svg:width="0.01cm" svg:height="0.174cm" svg:x="10.939cm" svg:y="9.42cm">
              <text:p/>
              <draw:enhanced-geometry svg:viewBox="0 0 5 98" draw:type="non-primitive" draw:enhanced-path="M 5 0 L 5 91 0 98 0 7 5 0 5 0 Z N"/>
            </draw:custom-shape>
            <draw:custom-shape draw:style-name="gr341" draw:text-style-name="P3" draw:layer="layout" svg:width="0.004cm" svg:height="0.011cm" svg:x="10.939cm" svg:y="9.253cm">
              <text:p/>
              <draw:enhanced-geometry svg:viewBox="0 0 2 6" draw:type="non-primitive" draw:enhanced-path="M 0 6 L 0 3 0 0 2 4 0 6 0 6 Z N"/>
            </draw:custom-shape>
            <draw:custom-shape draw:style-name="gr342" draw:text-style-name="P3" draw:layer="layout" svg:width="0.006cm" svg:height="0.223cm" svg:x="10.933cm" svg:y="9.648cm">
              <text:p/>
              <draw:enhanced-geometry svg:viewBox="0 0 3 126" draw:type="non-primitive" draw:enhanced-path="M 3 126 L 0 117 0 3 3 0 3 126 3 126 Z N"/>
            </draw:custom-shape>
            <draw:custom-shape draw:style-name="gr343" draw:text-style-name="P3" draw:layer="layout" svg:width="0.006cm" svg:height="0.047cm" svg:x="10.933cm" svg:y="9.602cm">
              <text:p/>
              <draw:enhanced-geometry svg:viewBox="0 0 3 26" draw:type="non-primitive" draw:enhanced-path="M 0 5 L 3 0 3 25 0 26 0 5 0 5 Z N"/>
            </draw:custom-shape>
            <draw:custom-shape draw:style-name="gr344" draw:text-style-name="P3" draw:layer="layout" svg:width="0.006cm" svg:height="0.015cm" svg:x="10.933cm" svg:y="9.258cm">
              <text:p/>
              <draw:enhanced-geometry svg:viewBox="0 0 3 8" draw:type="non-primitive" draw:enhanced-path="M 3 0 L 3 3 0 8 0 4 3 0 3 0 Z N"/>
            </draw:custom-shape>
            <draw:custom-shape draw:style-name="gr345" draw:text-style-name="P3" draw:layer="layout" svg:width="0.006cm" svg:height="0.047cm" svg:x="10.933cm" svg:y="9.288cm">
              <text:p/>
              <draw:enhanced-geometry svg:viewBox="0 0 3 26" draw:type="non-primitive" draw:enhanced-path="M 3 0 L 3 22 0 26 0 4 3 0 3 0 Z N"/>
            </draw:custom-shape>
            <draw:custom-shape draw:style-name="gr346" draw:text-style-name="P3" draw:layer="layout" svg:width="0.006cm" svg:height="0.055cm" svg:x="10.933cm" svg:y="9.327cm">
              <text:p/>
              <draw:enhanced-geometry svg:viewBox="0 0 3 31" draw:type="non-primitive" draw:enhanced-path="M 3 0 L 3 30 0 31 0 4 3 0 3 0 Z N"/>
            </draw:custom-shape>
            <draw:custom-shape draw:style-name="gr347" draw:text-style-name="P3" draw:layer="layout" svg:width="0.006cm" svg:height="0.054cm" svg:x="10.933cm" svg:y="9.38cm">
              <text:p/>
              <draw:enhanced-geometry svg:viewBox="0 0 3 30" draw:type="non-primitive" draw:enhanced-path="M 3 0 L 3 27 0 30 0 1 3 0 3 0 Z N"/>
            </draw:custom-shape>
            <draw:custom-shape draw:style-name="gr348" draw:text-style-name="P3" draw:layer="layout" svg:width="0.006cm" svg:height="0.163cm" svg:x="10.933cm" svg:y="9.433cm">
              <text:p/>
              <draw:enhanced-geometry svg:viewBox="0 0 3 92" draw:type="non-primitive" draw:enhanced-path="M 3 0 L 3 91 0 92 0 1 3 0 3 0 Z N"/>
            </draw:custom-shape>
            <draw:custom-shape draw:style-name="gr349" draw:text-style-name="P3" draw:layer="layout" svg:width="0.003cm" svg:height="0.013cm" svg:x="10.933cm" svg:y="9.235cm">
              <text:p/>
              <draw:enhanced-geometry svg:viewBox="0 0 1 7" draw:type="non-primitive" draw:enhanced-path="M 0 7 L 0 0 1 5 0 7 0 7 Z N"/>
            </draw:custom-shape>
            <draw:custom-shape draw:style-name="gr350" draw:text-style-name="P3" draw:layer="layout" svg:width="0.073cm" svg:height="0.244cm" svg:x="10.861cm" svg:y="9.611cm">
              <text:p/>
              <draw:enhanced-geometry svg:viewBox="0 0 41 138" draw:type="non-primitive" draw:enhanced-path="M 41 138 L 0 34 41 0 41 21 38 24 41 24 41 138 41 138 Z N"/>
            </draw:custom-shape>
            <draw:custom-shape draw:style-name="gr351" draw:text-style-name="P3" draw:layer="layout" svg:width="0.078cm" svg:height="0.214cm" svg:x="10.856cm" svg:y="9.158cm">
              <text:p/>
              <draw:enhanced-geometry svg:viewBox="0 0 44 121" draw:type="non-primitive" draw:enhanced-path="M 44 44 L 44 51 0 91 0 75 6 67 0 71 0 45 2 44 26 0 38 34 0 121 0 121 41 35 44 44 44 44 Z N"/>
            </draw:custom-shape>
            <draw:custom-shape draw:style-name="gr352" draw:text-style-name="P3" draw:layer="layout" svg:width="0.078cm" svg:height="0.239cm" svg:x="10.856cm" svg:y="9.265cm">
              <text:p/>
              <draw:enhanced-geometry svg:viewBox="0 0 44 135" draw:type="non-primitive" draw:enhanced-path="M 44 0 L 44 4 0 66 0 96 26 78 0 99 0 122 16 111 0 127 0 135 44 95 44 66 34 73 44 66 44 39 42 40 44 39 44 17 32 33 8 59 0 65 0 65 44 0 44 0 Z N"/>
            </draw:custom-shape>
            <draw:custom-shape draw:style-name="gr353" draw:text-style-name="P3" draw:layer="layout" svg:width="0.078cm" svg:height="0.23cm" svg:x="10.856cm" svg:y="9.434cm">
              <text:p/>
              <draw:enhanced-geometry svg:viewBox="0 0 44 130" draw:type="non-primitive" draw:enhanced-path="M 44 0 L 44 91 2 130 0 126 0 51 44 0 44 0 Z N"/>
            </draw:custom-shape>
            <draw:custom-shape draw:style-name="gr354" draw:text-style-name="P3" draw:layer="layout" svg:width="0.033cm" svg:height="0.135cm" svg:x="10.856cm" svg:y="9.069cm">
              <text:p/>
              <draw:enhanced-geometry svg:viewBox="0 0 18 76" draw:type="non-primitive" draw:enhanced-path="M 0 76 L 0 22 8 0 18 29 0 76 0 76 Z N"/>
            </draw:custom-shape>
            <draw:custom-shape draw:style-name="gr355" draw:text-style-name="P3" draw:layer="layout" svg:width="0.045cm" svg:height="0.182cm" svg:x="10.812cm" svg:y="9.108cm">
              <text:p/>
              <draw:enhanced-geometry svg:viewBox="0 0 25 103" draw:type="non-primitive" draw:enhanced-path="M 25 0 L 25 54 24 59 0 103 0 63 2 60 25 0 25 0 Z N"/>
            </draw:custom-shape>
            <draw:custom-shape draw:style-name="gr356" draw:text-style-name="P3" draw:layer="layout" svg:width="0.045cm" svg:height="0.092cm" svg:x="10.812cm" svg:y="9.237cm">
              <text:p/>
              <draw:enhanced-geometry svg:viewBox="0 0 25 52" draw:type="non-primitive" draw:enhanced-path="M 25 0 L 25 26 0 52 0 33 25 0 25 0 Z N"/>
            </draw:custom-shape>
            <draw:custom-shape draw:style-name="gr357" draw:text-style-name="P3" draw:layer="layout" svg:width="0.045cm" svg:height="0.078cm" svg:x="10.812cm" svg:y="9.29cm">
              <text:p/>
              <draw:enhanced-geometry svg:viewBox="0 0 25 44" draw:type="non-primitive" draw:enhanced-path="M 25 0 L 25 16 0 42 0 44 5 36 25 0 25 0 Z N"/>
            </draw:custom-shape>
            <draw:custom-shape draw:style-name="gr358" draw:text-style-name="P3" draw:layer="layout" svg:width="0.004cm" svg:height="0.02cm" svg:x="10.852cm" svg:y="9.371cm">
              <text:p/>
              <draw:enhanced-geometry svg:viewBox="0 0 2 11" draw:type="non-primitive" draw:enhanced-path="M 2 0 L 2 0 0 11 2 0 2 0 Z N"/>
            </draw:custom-shape>
            <draw:custom-shape draw:style-name="gr359" draw:text-style-name="P3" draw:layer="layout" svg:width="0.045cm" svg:height="0.094cm" svg:x="10.812cm" svg:y="9.38cm">
              <text:p/>
              <draw:enhanced-geometry svg:viewBox="0 0 25 53" draw:type="non-primitive" draw:enhanced-path="M 25 0 L 25 0 0 23 0 53 25 31 25 1 23 4 25 0 25 0 Z N"/>
            </draw:custom-shape>
            <draw:custom-shape draw:style-name="gr360" draw:text-style-name="P3" draw:layer="layout" svg:width="0.045cm" svg:height="0.08cm" svg:x="10.812cm" svg:y="9.44cm">
              <text:p/>
              <draw:enhanced-geometry svg:viewBox="0 0 25 45" draw:type="non-primitive" draw:enhanced-path="M 25 0 L 25 23 0 45 0 20 25 0 25 0 Z N"/>
            </draw:custom-shape>
            <draw:custom-shape draw:style-name="gr361" draw:text-style-name="P3" draw:layer="layout" svg:width="0.045cm" svg:height="0.054cm" svg:x="10.812cm" svg:y="9.489cm">
              <text:p/>
              <draw:enhanced-geometry svg:viewBox="0 0 25 30" draw:type="non-primitive" draw:enhanced-path="M 25 0 L 25 8 1 30 0 27 25 0 25 0 Z N"/>
            </draw:custom-shape>
            <draw:custom-shape draw:style-name="gr362" draw:text-style-name="P3" draw:layer="layout" svg:width="0.033cm" svg:height="0.133cm" svg:x="10.824cm" svg:y="9.524cm">
              <text:p/>
              <draw:enhanced-geometry svg:viewBox="0 0 18 75" draw:type="non-primitive" draw:enhanced-path="M 18 0 L 18 75 0 23 18 0 18 0 Z N"/>
            </draw:custom-shape>
            <draw:custom-shape draw:style-name="gr363" draw:text-style-name="P3" draw:layer="layout" svg:width="0.031cm" svg:height="0.115cm" svg:x="10.812cm" svg:y="8.999cm">
              <text:p/>
              <draw:enhanced-geometry svg:viewBox="0 0 17 65" draw:type="non-primitive" draw:enhanced-path="M 0 65 L 0 30 17 0 17 1 7 47 0 65 0 65 Z N"/>
            </draw:custom-shape>
            <draw:custom-shape draw:style-name="gr364" draw:text-style-name="P3" draw:layer="layout" svg:width="0.025cm" svg:height="0.024cm" svg:x="10.812cm" svg:y="9.336cm">
              <text:p/>
              <draw:enhanced-geometry svg:viewBox="0 0 14 13" draw:type="non-primitive" draw:enhanced-path="M 0 13 L 14 0 0 13 0 13 Z N"/>
            </draw:custom-shape>
            <draw:custom-shape draw:style-name="gr365" draw:text-style-name="P3" draw:layer="layout" svg:width="0.241cm" svg:height="0.787cm" svg:x="10.572cm" svg:y="8.503cm">
              <text:p/>
              <draw:enhanced-geometry svg:viewBox="0 0 136 446" draw:type="non-primitive" draw:enhanced-path="M 136 311 L 136 346 125 371 84 446 78 438 101 321 120 191 74 73 69 180 52 286 61 128 56 40 48 10 40 1 33 0 17 7 9 27 0 95 4 239 16 272 33 26 33 161 26 299 52 369 59 354 52 369 66 405 72 393 68 407 74 420 136 311 136 311 Z N"/>
            </draw:custom-shape>
            <draw:custom-shape draw:style-name="gr366" draw:text-style-name="P3" draw:layer="layout" svg:width="0.078cm" svg:height="0.167cm" svg:x="10.734cm" svg:y="9.219cm">
              <text:p/>
              <draw:enhanced-geometry svg:viewBox="0 0 44 94" draw:type="non-primitive" draw:enhanced-path="M 44 0 L 44 40 38 49 44 43 44 62 10 94 0 68 44 0 44 0 Z N"/>
            </draw:custom-shape>
            <draw:custom-shape draw:style-name="gr367" draw:text-style-name="P3" draw:layer="layout" svg:width="0.05cm" svg:height="0.057cm" svg:x="10.762cm" svg:y="9.364cm">
              <text:p/>
              <draw:enhanced-geometry svg:viewBox="0 0 28 32" draw:type="non-primitive" draw:enhanced-path="M 28 0 L 28 2 3 32 0 26 28 0 28 0 Z N"/>
            </draw:custom-shape>
            <draw:custom-shape draw:style-name="gr368" draw:text-style-name="P3" draw:layer="layout" svg:width="0.034cm" svg:height="0.07cm" svg:x="10.778cm" svg:y="9.42cm">
              <text:p/>
              <draw:enhanced-geometry svg:viewBox="0 0 19 39" draw:type="non-primitive" draw:enhanced-path="M 19 0 L 19 30 8 39 0 16 19 0 19 0 Z N"/>
            </draw:custom-shape>
            <draw:custom-shape draw:style-name="gr369" draw:text-style-name="P3" draw:layer="layout" svg:width="0.02cm" svg:height="0.047cm" svg:x="10.792cm" svg:y="9.475cm">
              <text:p/>
              <draw:enhanced-geometry svg:viewBox="0 0 11 26" draw:type="non-primitive" draw:enhanced-path="M 11 0 L 11 25 8 26 0 9 11 0 11 0 Z N"/>
            </draw:custom-shape>
            <draw:custom-shape draw:style-name="gr370" draw:text-style-name="P3" draw:layer="layout" svg:width="0.115cm" svg:height="0.678cm" svg:x="10.404cm" svg:y="7.977cm">
              <text:p/>
              <draw:enhanced-geometry svg:viewBox="0 0 65 384" draw:type="non-primitive" draw:enhanced-path="M 0 278 L 0 184 26 6 26 0 50 60 39 380 40 384 49 227 52 65 65 98 26 348 0 278 0 278 Z N"/>
            </draw:custom-shape>
            <draw:custom-shape draw:style-name="gr371" draw:text-style-name="P3" draw:layer="layout" svg:width="0.022cm" svg:height="0.152cm" svg:x="10.404cm" svg:y="8.134cm">
              <text:p/>
              <draw:enhanced-geometry svg:viewBox="0 0 12 86" draw:type="non-primitive" draw:enhanced-path="M 0 86 L 0 0 3 0 12 19 0 86 0 86 Z N"/>
            </draw:custom-shape>
            <draw:custom-shape draw:style-name="gr372" draw:text-style-name="P3" draw:layer="layout" svg:width="0.045cm" svg:height="0.041cm" svg:x="10.767cm" svg:y="9.359cm">
              <text:p/>
              <draw:enhanced-geometry svg:viewBox="0 0 25 23" draw:type="non-primitive" draw:enhanced-path="M 0 23 L 25 0 0 23 0 23 Z N"/>
            </draw:custom-shape>
            <draw:custom-shape draw:style-name="gr373" draw:text-style-name="P3" draw:layer="layout" svg:width="0.084cm" svg:height="0.297cm" svg:x="10.321cm" svg:y="8.122cm">
              <text:p/>
              <draw:enhanced-geometry svg:viewBox="0 0 47 168" draw:type="non-primitive" draw:enhanced-path="M 47 7 L 47 93 36 168 30 153 33 26 30 151 0 69 7 26 12 7 33 0 47 7 47 7 Z N"/>
            </draw:custom-shape>
            <draw:custom-shape draw:style-name="gr374" draw:text-style-name="P3" draw:layer="layout" svg:width="0.018cm" svg:height="0.167cm" svg:x="10.386cm" svg:y="8.302cm">
              <text:p/>
              <draw:enhanced-geometry svg:viewBox="0 0 10 94" draw:type="non-primitive" draw:enhanced-path="M 10 0 L 10 94 0 68 10 0 10 0 Z N"/>
            </draw:custom-shape>
            <draw:custom-shape draw:style-name="gr375" draw:text-style-name="P3" draw:layer="layout" svg:width="0.11cm" svg:height="0.223cm" svg:x="11.133cm" svg:y="9.584cm">
              <text:p/>
              <draw:enhanced-geometry svg:viewBox="0 0 62 126" draw:type="non-primitive" draw:enhanced-path="M 0 95 L 45 71 0 95 0 8 28 0 44 42 28 49 45 45 45 45 31 48 45 45 62 93 6 121 0 126 0 95 0 95 Z N"/>
            </draw:custom-shape>
            <draw:custom-shape draw:style-name="gr376" draw:text-style-name="P3" draw:layer="layout" svg:width="0.045cm" svg:height="0.031cm" svg:x="11.133cm" svg:y="9.565cm">
              <text:p/>
              <draw:enhanced-geometry svg:viewBox="0 0 25 17" draw:type="non-primitive" draw:enhanced-path="M 0 17 L 0 11 25 0 23 0 0 17 0 17 Z N"/>
            </draw:custom-shape>
            <draw:custom-shape draw:style-name="gr377" draw:text-style-name="P3" draw:layer="layout" svg:width="0.029cm" svg:height="0.061cm" svg:x="11.133cm" svg:y="9.479cm">
              <text:p/>
              <draw:enhanced-geometry svg:viewBox="0 0 16 34" draw:type="non-primitive" draw:enhanced-path="M 0 34 L 0 4 6 0 16 26 0 34 0 34 Z N"/>
            </draw:custom-shape>
            <draw:custom-shape draw:style-name="gr378" draw:text-style-name="P3" draw:layer="layout" svg:width="0.027cm" svg:height="0.073cm" svg:x="11.106cm" svg:y="9.752cm">
              <text:p/>
              <draw:enhanced-geometry svg:viewBox="0 0 15 41" draw:type="non-primitive" draw:enhanced-path="M 0 9 L 15 0 15 31 0 41 0 9 0 9 Z N"/>
            </draw:custom-shape>
            <draw:custom-shape draw:style-name="gr379" draw:text-style-name="P3" draw:layer="layout" svg:width="0.027cm" svg:height="0.17cm" svg:x="11.106cm" svg:y="9.598cm">
              <text:p/>
              <draw:enhanced-geometry svg:viewBox="0 0 15 96" draw:type="non-primitive" draw:enhanced-path="M 15 87 L 0 96 0 2 15 0 15 87 15 87 Z N"/>
            </draw:custom-shape>
            <draw:custom-shape draw:style-name="gr380" draw:text-style-name="P3" draw:layer="layout" svg:width="0.027cm" svg:height="0.068cm" svg:x="11.106cm" svg:y="9.486cm">
              <text:p/>
              <draw:enhanced-geometry svg:viewBox="0 0 15 38" draw:type="non-primitive" draw:enhanced-path="M 15 0 L 15 30 0 38 0 9 15 0 15 0 Z N"/>
            </draw:custom-shape>
            <draw:custom-shape draw:style-name="gr381" draw:text-style-name="P3" draw:layer="layout" svg:width="0.027cm" svg:height="0.018cm" svg:x="11.106cm" svg:y="9.584cm">
              <text:p/>
              <draw:enhanced-geometry svg:viewBox="0 0 15 10" draw:type="non-primitive" draw:enhanced-path="M 15 0 L 15 6 13 9 0 10 0 9 15 0 15 0 Z N"/>
            </draw:custom-shape>
            <draw:custom-shape draw:style-name="gr382" draw:text-style-name="P3" draw:layer="layout" svg:width="0.015cm" svg:height="0.059cm" svg:x="11.106cm" svg:y="9.382cm">
              <text:p/>
              <draw:enhanced-geometry svg:viewBox="0 0 8 33" draw:type="non-primitive" draw:enhanced-path="M 0 33 L 0 0 8 25 0 33 0 33 Z N"/>
            </draw:custom-shape>
            <draw:custom-shape draw:style-name="gr383" draw:text-style-name="P3" draw:layer="layout" svg:width="0.041cm" svg:height="0.085cm" svg:x="11.066cm" svg:y="9.768cm">
              <text:p/>
              <draw:enhanced-geometry svg:viewBox="0 0 23 48" draw:type="non-primitive" draw:enhanced-path="M 0 13 L 23 0 23 32 0 48 0 13 0 13 Z N"/>
            </draw:custom-shape>
            <draw:custom-shape draw:style-name="gr384" draw:text-style-name="P3" draw:layer="layout" svg:width="0.041cm" svg:height="0.19cm" svg:x="11.066cm" svg:y="9.602cm">
              <text:p/>
              <draw:enhanced-geometry svg:viewBox="0 0 23 107" draw:type="non-primitive" draw:enhanced-path="M 23 94 L 0 107 0 8 23 0 23 94 23 94 Z N"/>
            </draw:custom-shape>
            <draw:custom-shape draw:style-name="gr385" draw:text-style-name="P3" draw:layer="layout" svg:width="0.041cm" svg:height="0.092cm" svg:x="11.066cm" svg:y="9.382cm">
              <text:p/>
              <draw:enhanced-geometry svg:viewBox="0 0 23 52" draw:type="non-primitive" draw:enhanced-path="M 23 0 L 23 33 0 52 0 16 23 0 23 0 23 0 Z N"/>
            </draw:custom-shape>
            <draw:custom-shape draw:style-name="gr386" draw:text-style-name="P3" draw:layer="layout" svg:width="0.041cm" svg:height="0.071cm" svg:x="11.066cm" svg:y="9.501cm">
              <text:p/>
              <draw:enhanced-geometry svg:viewBox="0 0 23 40" draw:type="non-primitive" draw:enhanced-path="M 23 0 L 23 29 0 40 0 11 23 0 23 0 Z N"/>
            </draw:custom-shape>
            <draw:custom-shape draw:style-name="gr387" draw:text-style-name="P3" draw:layer="layout" svg:width="0.018cm" svg:height="0.008cm" svg:x="11.088cm" svg:y="9.6cm">
              <text:p/>
              <draw:enhanced-geometry svg:viewBox="0 0 10 4" draw:type="non-primitive" draw:enhanced-path="M 10 0 L 10 1 0 4 10 0 10 0 Z N"/>
            </draw:custom-shape>
            <draw:custom-shape draw:style-name="gr388" draw:text-style-name="P3" draw:layer="layout" svg:width="0.038cm" svg:height="0.135cm" svg:x="11.066cm" svg:y="9.276cm">
              <text:p/>
              <draw:enhanced-geometry svg:viewBox="0 0 21 76" draw:type="non-primitive" draw:enhanced-path="M 0 76 L 0 0 21 59 0 76 0 76 Z N"/>
            </draw:custom-shape>
            <draw:custom-shape draw:style-name="gr389" draw:text-style-name="P3" draw:layer="layout" svg:width="0.033cm" svg:height="0.07cm" svg:x="11.034cm" svg:y="9.791cm">
              <text:p/>
              <draw:enhanced-geometry svg:viewBox="0 0 18 39" draw:type="non-primitive" draw:enhanced-path="M 10 39 L 0 10 18 0 18 35 10 39 10 39 Z N"/>
            </draw:custom-shape>
            <draw:custom-shape draw:style-name="gr390" draw:text-style-name="P3" draw:layer="layout" svg:width="0.063cm" svg:height="0.191cm" svg:x="11.004cm" svg:y="9.616cm">
              <text:p/>
              <draw:enhanced-geometry svg:viewBox="0 0 35 108" draw:type="non-primitive" draw:enhanced-path="M 35 99 L 14 108 0 66 0 8 35 0 35 99 35 99 Z N"/>
            </draw:custom-shape>
            <draw:custom-shape draw:style-name="gr391" draw:text-style-name="P3" draw:layer="layout" svg:width="0.063cm" svg:height="0.371cm" svg:x="11.004cm" svg:y="9.154cm">
              <text:p/>
              <draw:enhanced-geometry svg:viewBox="0 0 35 210" draw:type="non-primitive" draw:enhanced-path="M 35 69 L 35 145 13 159 35 145 35 181 17 194 0 210 0 47 13 34 0 47 0 8 9 0 29 54 6 79 26 72 32 63 35 69 35 69 Z N"/>
            </draw:custom-shape>
            <draw:custom-shape draw:style-name="gr392" draw:text-style-name="P3" draw:layer="layout" svg:width="0.063cm" svg:height="0.087cm" svg:x="11.004cm" svg:y="9.521cm">
              <text:p/>
              <draw:enhanced-geometry svg:viewBox="0 0 35 49" draw:type="non-primitive" draw:enhanced-path="M 35 0 L 35 29 0 49 0 18 35 0 35 0 Z N"/>
            </draw:custom-shape>
            <draw:custom-shape draw:style-name="gr393" draw:text-style-name="P3" draw:layer="layout" svg:width="0.006cm" svg:height="0.038cm" svg:x="11.004cm" svg:y="9.113cm">
              <text:p/>
              <draw:enhanced-geometry svg:viewBox="0 0 3 21" draw:type="non-primitive" draw:enhanced-path="M 0 21 L 0 0 3 10 0 21 0 21 Z N"/>
            </draw:custom-shape>
            <draw:custom-shape draw:style-name="gr394" draw:text-style-name="P3" draw:layer="layout" svg:width="0.017cm" svg:height="0.103cm" svg:x="10.988cm" svg:y="9.63cm">
              <text:p/>
              <draw:enhanced-geometry svg:viewBox="0 0 9 58" draw:type="non-primitive" draw:enhanced-path="M 9 58 L 0 35 0 5 9 0 9 58 9 58 Z N"/>
            </draw:custom-shape>
            <draw:custom-shape draw:style-name="gr395" draw:text-style-name="P3" draw:layer="layout" svg:width="0.017cm" svg:height="0.465cm" svg:x="10.988cm" svg:y="9.075cm">
              <text:p/>
              <draw:enhanced-geometry svg:viewBox="0 0 9 263" draw:type="non-primitive" draw:enhanced-path="M 9 22 L 9 43 0 66 0 66 3 63 0 66 0 104 9 92 9 255 0 263 0 153 2 151 0 153 0 104 9 92 9 53 0 63 0 0 9 22 9 22 Z N"/>
            </draw:custom-shape>
            <draw:custom-shape draw:style-name="gr396" draw:text-style-name="P3" draw:layer="layout" svg:width="0.017cm" svg:height="0.064cm" svg:x="10.988cm" svg:y="9.553cm">
              <text:p/>
              <draw:enhanced-geometry svg:viewBox="0 0 9 36" draw:type="non-primitive" draw:enhanced-path="M 9 0 L 9 31 0 36 0 5 9 0 9 0 Z N"/>
            </draw:custom-shape>
            <draw:custom-shape draw:style-name="gr397" draw:text-style-name="P3" draw:layer="layout" svg:width="0.02cm" svg:height="0.054cm" svg:x="10.969cm" svg:y="9.639cm">
              <text:p/>
              <draw:enhanced-geometry svg:viewBox="0 0 11 30" draw:type="non-primitive" draw:enhanced-path="M 11 30 L 0 1 11 0 11 30 11 30 Z N"/>
            </draw:custom-shape>
            <draw:custom-shape draw:style-name="gr398" draw:text-style-name="P3" draw:layer="layout" svg:width="0.05cm" svg:height="0.394cm" svg:x="10.939cm" svg:y="8.986cm">
              <text:p/>
              <draw:enhanced-geometry svg:viewBox="0 0 28 223" draw:type="non-primitive" draw:enhanced-path="M 28 50 L 28 113 0 145 0 145 28 116 28 154 24 157 28 154 28 203 0 223 0 193 4 190 0 193 0 171 7 162 25 125 28 116 28 116 0 145 0 115 2 108 0 115 0 33 8 0 15 17 4 103 23 36 28 50 28 50 Z N"/>
            </draw:custom-shape>
            <draw:custom-shape draw:style-name="gr399" draw:text-style-name="P3" draw:layer="layout" svg:width="0.05cm" svg:height="0.237cm" svg:x="10.939cm" svg:y="9.344cm">
              <text:p/>
              <draw:enhanced-geometry svg:viewBox="0 0 28 134" draw:type="non-primitive" draw:enhanced-path="M 28 0 L 28 110 4 134 0 121 0 50 11 37 0 47 0 20 28 0 28 0 Z N"/>
            </draw:custom-shape>
            <draw:custom-shape draw:style-name="gr400" draw:text-style-name="P3" draw:layer="layout" svg:width="0.038cm" svg:height="0.068cm" svg:x="10.951cm" svg:y="9.561cm">
              <text:p/>
              <draw:enhanced-geometry svg:viewBox="0 0 21 38" draw:type="non-primitive" draw:enhanced-path="M 21 0 L 21 31 7 38 0 19 21 0 21 0 21 0 Z N"/>
            </draw:custom-shape>
            <draw:custom-shape draw:style-name="gr401" draw:text-style-name="P3" draw:layer="layout" svg:width="0.036cm" svg:height="0.057cm" svg:x="10.939cm" svg:y="9.203cm">
              <text:p/>
              <draw:enhanced-geometry svg:viewBox="0 0 20 32" draw:type="non-primitive" draw:enhanced-path="M 0 32 L 0 31 20 0 0 32 0 32 Z N"/>
            </draw:custom-shape>
            <draw:custom-shape draw:style-name="gr402" draw:text-style-name="P3" draw:layer="layout" svg:width="0.022cm" svg:height="0.188cm" svg:x="10.917cm" svg:y="9.045cm">
              <text:p/>
              <draw:enhanced-geometry svg:viewBox="0 0 12 106" draw:type="non-primitive" draw:enhanced-path="M 12 0 L 12 82 0 106 0 37 12 0 12 0 Z N"/>
            </draw:custom-shape>
          </draw:g>
          <draw:g>
            <draw:custom-shape draw:style-name="gr403" draw:text-style-name="P3" draw:layer="layout" svg:width="0.022cm" svg:height="0.071cm" svg:x="10.917cm" svg:y="9.189cm">
              <text:p/>
              <draw:enhanced-geometry svg:viewBox="0 0 12 40" draw:type="non-primitive" draw:enhanced-path="M 12 0 L 12 30 10 30 12 30 12 30 10 30 0 40 0 24 12 0 12 0 Z N"/>
            </draw:custom-shape>
            <draw:custom-shape draw:style-name="gr404" draw:text-style-name="P3" draw:layer="layout" svg:width="0.022cm" svg:height="0.031cm" svg:x="10.917cm" svg:y="9.258cm">
              <text:p/>
              <draw:enhanced-geometry svg:viewBox="0 0 12 17" draw:type="non-primitive" draw:enhanced-path="M 12 0 L 12 1 0 17 0 17 12 0 12 0 Z N"/>
            </draw:custom-shape>
            <draw:custom-shape draw:style-name="gr405" draw:text-style-name="P3" draw:layer="layout" svg:width="0.022cm" svg:height="0.103cm" svg:x="10.917cm" svg:y="9.288cm">
              <text:p/>
              <draw:enhanced-geometry svg:viewBox="0 0 12 58" draw:type="non-primitive" draw:enhanced-path="M 12 0 L 12 22 7 27 12 22 12 52 0 58 0 14 12 0 12 0 Z N"/>
            </draw:custom-shape>
            <draw:custom-shape draw:style-name="gr406" draw:text-style-name="P3" draw:layer="layout" svg:width="0.022cm" svg:height="0.066cm" svg:x="10.917cm" svg:y="9.38cm">
              <text:p/>
              <draw:enhanced-geometry svg:viewBox="0 0 12 37" draw:type="non-primitive" draw:enhanced-path="M 12 0 L 12 27 0 37 0 6 12 0 12 0 Z N"/>
            </draw:custom-shape>
            <draw:custom-shape draw:style-name="gr407" draw:text-style-name="P3" draw:layer="layout" svg:width="0.022cm" svg:height="0.126cm" svg:x="10.917cm" svg:y="9.433cm">
              <text:p/>
              <draw:enhanced-geometry svg:viewBox="0 0 12 71" draw:type="non-primitive" draw:enhanced-path="M 12 0 L 12 71 0 43 0 13 12 0 12 0 Z N"/>
            </draw:custom-shape>
            <draw:custom-shape draw:style-name="gr408" draw:text-style-name="P3" draw:layer="layout" svg:width="0.006cm" svg:height="0.052cm" svg:x="10.917cm" svg:y="8.891cm">
              <text:p/>
              <draw:enhanced-geometry svg:viewBox="0 0 3 29" draw:type="non-primitive" draw:enhanced-path="M 0 29 L 0 0 3 5 3 12 0 29 0 29 Z N"/>
            </draw:custom-shape>
            <draw:custom-shape draw:style-name="gr409" draw:text-style-name="P3" draw:layer="layout" svg:width="0.133cm" svg:height="0.389cm" svg:x="10.785cm" svg:y="8.877cm">
              <text:p/>
              <draw:enhanced-geometry svg:viewBox="0 0 75 220" draw:type="non-primitive" draw:enhanced-path="M 75 8 L 75 37 61 125 46 174 23 220 15 195 48 115 56 69 59 20 0 122 0 164 3 165 26 99 40 20 43 5 55 0 66 0 75 8 75 8 75 8 Z N"/>
            </draw:custom-shape>
            <draw:custom-shape draw:style-name="gr410" draw:text-style-name="P3" draw:layer="layout" svg:width="0.089cm" svg:height="0.255cm" svg:x="10.829cm" svg:y="9.11cm">
              <text:p/>
              <draw:enhanced-geometry svg:viewBox="0 0 50 144" draw:type="non-primitive" draw:enhanced-path="M 50 0 L 50 69 18 141 18 144 50 69 50 85 13 123 8 115 21 94 5 107 0 94 26 58 47 17 50 0 50 0 Z N"/>
            </draw:custom-shape>
            <draw:custom-shape draw:style-name="gr411" draw:text-style-name="P3" draw:layer="layout" svg:width="0.052cm" svg:height="0.082cm" svg:x="10.866cm" svg:y="9.288cm">
              <text:p/>
              <draw:enhanced-geometry svg:viewBox="0 0 29 46" draw:type="non-primitive" draw:enhanced-path="M 29 0 L 29 0 0 46 0 45 29 0 29 0 Z N"/>
            </draw:custom-shape>
            <draw:custom-shape draw:style-name="gr412" draw:text-style-name="P3" draw:layer="layout" svg:width="0.052cm" svg:height="0.149cm" svg:x="10.866cm" svg:y="9.313cm">
              <text:p/>
              <draw:enhanced-geometry svg:viewBox="0 0 29 84" draw:type="non-primitive" draw:enhanced-path="M 29 0 L 29 44 28 46 29 44 29 75 19 84 10 59 20 51 10 58 0 33 26 6 29 0 29 0 Z N"/>
            </draw:custom-shape>
            <draw:custom-shape draw:style-name="gr413" draw:text-style-name="P3" draw:layer="layout" svg:width="0.013cm" svg:height="0.054cm" svg:x="10.905cm" svg:y="9.456cm">
              <text:p/>
              <draw:enhanced-geometry svg:viewBox="0 0 7 30" draw:type="non-primitive" draw:enhanced-path="M 7 0 L 7 30 0 9 7 0 7 0 Z N"/>
            </draw:custom-shape>
            <draw:custom-shape draw:style-name="gr414" draw:text-style-name="P3" draw:layer="layout" svg:width="0.022cm" svg:height="0.242cm" svg:x="10.785cm" svg:y="8.545cm">
              <text:p/>
              <draw:enhanced-geometry svg:viewBox="0 0 12 137" draw:type="non-primitive" draw:enhanced-path="M 0 137 L 0 0 12 26 0 137 0 137 Z N"/>
            </draw:custom-shape>
            <draw:custom-shape draw:style-name="gr415" draw:text-style-name="P3" draw:layer="layout" svg:width="0.1cm" svg:height="0.722cm" svg:x="10.686cm" svg:y="8.346cm">
              <text:p/>
              <draw:enhanced-geometry svg:viewBox="0 0 56 409" draw:type="non-primitive" draw:enhanced-path="M 56 113 L 56 250 55 270 36 409 0 314 7 240 9 164 10 13 13 0 36 56 35 184 36 59 56 113 56 113 Z N"/>
            </draw:custom-shape>
            <draw:custom-shape draw:style-name="gr416" draw:text-style-name="P3" draw:layer="layout" svg:width="0.017cm" svg:height="0.075cm" svg:x="10.769cm" svg:y="9.092cm">
              <text:p/>
              <draw:enhanced-geometry svg:viewBox="0 0 9 42" draw:type="non-primitive" draw:enhanced-path="M 9 0 L 9 42 0 17 9 0 9 0 Z N"/>
            </draw:custom-shape>
            <draw:custom-shape draw:style-name="gr417" draw:text-style-name="P3" draw:layer="layout" svg:width="0.122cm" svg:height="0.442cm" svg:x="10.42cm" svg:y="7.942cm">
              <text:p/>
              <draw:enhanced-geometry svg:viewBox="0 0 69 250" draw:type="non-primitive" draw:enhanced-path="M 0 147 L 0 141 17 26 26 7 43 0 60 7 69 26 37 242 40 250 43 26 34 239 0 147 0 147 Z N"/>
            </draw:custom-shape>
            <draw:custom-shape draw:style-name="gr418" draw:text-style-name="P3" draw:layer="layout" svg:width="0.006cm" svg:height="0.015cm" svg:x="10.42cm" svg:y="8.164cm">
              <text:p/>
              <draw:enhanced-geometry svg:viewBox="0 0 3 8" draw:type="non-primitive" draw:enhanced-path="M 0 8 L 0 0 3 2 0 8 0 8 Z N"/>
            </draw:custom-shape>
            <draw:custom-shape draw:style-name="gr419" draw:text-style-name="P3" draw:layer="layout" svg:width="0.1cm" svg:height="0.369cm" svg:x="10.577cm" svg:y="8.503cm">
              <text:p/>
              <draw:enhanced-geometry svg:viewBox="0 0 56 209" draw:type="non-primitive" draw:enhanced-path="M 56 209 L 30 142 30 26 23 122 0 62 10 17 19 4 30 0 40 6 48 22 56 70 56 209 56 209 Z N"/>
            </draw:custom-shape>
            <draw:custom-shape draw:style-name="gr420" draw:text-style-name="P3" draw:layer="layout" svg:width="0.033cm" svg:height="0.073cm" svg:x="10.388cm" svg:y="8.124cm">
              <text:p/>
              <draw:enhanced-geometry svg:viewBox="0 0 18 41" draw:type="non-primitive" draw:enhanced-path="M 18 23 L 18 31 16 41 0 0 15 9 18 23 18 23 Z N"/>
            </draw:custom-shape>
            <draw:custom-shape draw:style-name="gr421" draw:text-style-name="P3" draw:layer="layout" svg:width="0.003cm" svg:height="0.011cm" svg:x="10.42cm" svg:y="8.191cm">
              <text:p/>
              <draw:enhanced-geometry svg:viewBox="0 0 0 6" draw:type="non-primitive" draw:enhanced-path="M 0 0 L 0 6 0 4 0 0 0 0 Z N"/>
            </draw:custom-shape>
            <draw:custom-shape draw:style-name="gr422" draw:text-style-name="P3" draw:layer="layout" svg:width="0.033cm" svg:height="0.018cm" svg:x="11.256cm" svg:y="9.553cm">
              <text:p/>
              <draw:enhanced-geometry svg:viewBox="0 0 18 10" draw:type="non-primitive" draw:enhanced-path="M 0 7 L 18 1 18 0 0 10 0 7 0 7 Z N"/>
            </draw:custom-shape>
            <draw:custom-shape draw:style-name="gr423" draw:text-style-name="P3" draw:layer="layout" svg:width="0.059cm" svg:height="0.077cm" svg:x="11.256cm" svg:y="9.565cm">
              <text:p/>
              <draw:enhanced-geometry svg:viewBox="0 0 33 43" draw:type="non-primitive" draw:enhanced-path="M 0 4 L 21 0 33 30 0 43 0 34 4 34 0 34 0 4 0 4 Z N"/>
            </draw:custom-shape>
            <draw:custom-shape draw:style-name="gr424" draw:text-style-name="P3" draw:layer="layout" svg:width="0.091cm" svg:height="0.094cm" svg:x="11.256cm" svg:y="9.646cm">
              <text:p/>
              <draw:enhanced-geometry svg:viewBox="0 0 51 53" draw:type="non-primitive" draw:enhanced-path="M 0 7 L 38 0 51 33 0 53 0 7 38 1 0 7 0 7 0 7 Z N"/>
            </draw:custom-shape>
            <draw:custom-shape draw:style-name="gr425" draw:text-style-name="P3" draw:layer="layout" svg:width="0.024cm" svg:height="0.029cm" svg:x="11.256cm" svg:y="9.507cm">
              <text:p/>
              <draw:enhanced-geometry svg:viewBox="0 0 13 16" draw:type="non-primitive" draw:enhanced-path="M 0 16 L 0 6 8 0 13 10 0 16 0 16 Z N"/>
            </draw:custom-shape>
            <draw:custom-shape draw:style-name="gr426" draw:text-style-name="P3" draw:layer="layout" svg:width="0.008cm" svg:height="0.024cm" svg:x="11.256cm" svg:y="9.463cm">
              <text:p/>
              <draw:enhanced-geometry svg:viewBox="0 0 4 13" draw:type="non-primitive" draw:enhanced-path="M 0 13 L 0 0 4 10 0 13 0 13 Z N"/>
            </draw:custom-shape>
            <draw:custom-shape draw:style-name="gr427" draw:text-style-name="P3" draw:layer="layout" svg:width="0.085cm" svg:height="0.219cm" svg:x="11.171cm" svg:y="9.565cm">
              <text:p/>
              <draw:enhanced-geometry svg:viewBox="0 0 48 124" draw:type="non-primitive" draw:enhanced-path="M 0 96 L 23 82 0 95 0 13 48 0 48 3 38 9 48 4 48 34 32 39 48 34 48 43 6 60 48 53 48 53 9 59 48 53 48 99 39 104 0 124 0 96 0 96 Z N"/>
            </draw:custom-shape>
            <draw:custom-shape draw:style-name="gr428" draw:text-style-name="P3" draw:layer="layout" svg:width="0.085cm" svg:height="0.085cm" svg:x="11.171cm" svg:y="9.44cm">
              <text:p/>
              <draw:enhanced-geometry svg:viewBox="0 0 48 48" draw:type="non-primitive" draw:enhanced-path="M 48 13 L 48 26 0 48 0 19 40 0 48 13 48 13 Z N"/>
            </draw:custom-shape>
            <draw:custom-shape draw:style-name="gr429" draw:text-style-name="P3" draw:layer="layout" svg:width="0.085cm" svg:height="0.055cm" svg:x="11.171cm" svg:y="9.517cm">
              <text:p/>
              <draw:enhanced-geometry svg:viewBox="0 0 48 31" draw:type="non-primitive" draw:enhanced-path="M 48 0 L 48 10 0 31 0 28 13 18 48 0 48 0 Z N"/>
            </draw:custom-shape>
            <draw:custom-shape draw:style-name="gr430" draw:text-style-name="P3" draw:layer="layout" svg:width="0.047cm" svg:height="0.073cm" svg:x="11.171cm" svg:y="9.318cm">
              <text:p/>
              <draw:enhanced-geometry svg:viewBox="0 0 26 41" draw:type="non-primitive" draw:enhanced-path="M 0 41 L 0 12 14 0 26 23 0 41 0 41 Z N"/>
            </draw:custom-shape>
            <draw:custom-shape draw:style-name="gr431" draw:text-style-name="P3" draw:layer="layout" svg:width="0.025cm" svg:height="0.1cm" svg:x="11.171cm" svg:y="9.237cm">
              <text:p/>
              <draw:enhanced-geometry svg:viewBox="0 0 14 56" draw:type="non-primitive" draw:enhanced-path="M 0 56 L 0 0 14 46 0 56 0 56 Z N"/>
            </draw:custom-shape>
            <draw:custom-shape draw:style-name="gr432" draw:text-style-name="P3" draw:layer="layout" svg:width="0.041cm" svg:height="0.063cm" svg:x="11.131cm" svg:y="9.734cm">
              <text:p/>
              <draw:enhanced-geometry svg:viewBox="0 0 23 35" draw:type="non-primitive" draw:enhanced-path="M 9 35 L 0 12 23 0 23 28 9 35 9 35 Z N"/>
            </draw:custom-shape>
            <draw:custom-shape draw:style-name="gr433" draw:text-style-name="P3" draw:layer="layout" svg:width="0.098cm" svg:height="0.165cm" svg:x="11.074cm" svg:y="9.588cm">
              <text:p/>
              <draw:enhanced-geometry svg:viewBox="0 0 55 93" draw:type="non-primitive" draw:enhanced-path="M 55 82 L 31 93 0 14 55 0 55 82 55 82 Z N"/>
            </draw:custom-shape>
            <draw:custom-shape draw:style-name="gr434" draw:text-style-name="P3" draw:layer="layout" svg:width="0.168cm" svg:height="0.451cm" svg:x="11.004cm" svg:y="9.046cm">
              <text:p/>
              <draw:enhanced-geometry svg:viewBox="0 0 95 255" draw:type="non-primitive" draw:enhanced-path="M 95 108 L 95 164 13 220 95 166 95 195 66 216 17 255 0 215 0 108 13 95 0 108 0 69 10 59 52 0 75 59 6 140 26 133 82 79 95 108 95 108 Z N"/>
            </draw:custom-shape>
            <draw:custom-shape draw:style-name="gr435" draw:text-style-name="P3" draw:layer="layout" svg:width="0.13cm" svg:height="0.1cm" svg:x="11.043cm" svg:y="9.473cm">
              <text:p/>
              <draw:enhanced-geometry svg:viewBox="0 0 73 56" draw:type="non-primitive" draw:enhanced-path="M 73 0 L 73 29 10 56 0 30 73 0 73 0 Z N"/>
            </draw:custom-shape>
            <draw:custom-shape draw:style-name="gr436" draw:text-style-name="P3" draw:layer="layout" svg:width="0.084cm" svg:height="0.041cm" svg:x="11.088cm" svg:y="9.567cm">
              <text:p/>
              <draw:enhanced-geometry svg:viewBox="0 0 47 23" draw:type="non-primitive" draw:enhanced-path="M 47 0 L 47 3 0 23 23 19 47 0 47 0 Z N"/>
            </draw:custom-shape>
            <draw:custom-shape draw:style-name="gr437" draw:text-style-name="P3" draw:layer="layout" svg:width="0.085cm" svg:height="0.308cm" svg:x="11.004cm" svg:y="8.838cm">
              <text:p/>
              <draw:enhanced-geometry svg:viewBox="0 0 48 174" draw:type="non-primitive" draw:enhanced-path="M 0 174 L 0 43 9 0 26 48 4 161 37 78 48 105 9 148 0 174 0 174 Z N"/>
            </draw:custom-shape>
            <draw:custom-shape draw:style-name="gr438" draw:text-style-name="P3" draw:layer="layout" svg:width="0.017cm" svg:height="0.512cm" svg:x="10.988cm" svg:y="8.914cm">
              <text:p/>
              <draw:enhanced-geometry svg:viewBox="0 0 9 290" draw:type="non-primitive" draw:enhanced-path="M 9 0 L 9 131 0 160 0 195 9 183 9 290 0 267 0 244 2 242 0 244 0 195 9 183 9 144 0 154 0 52 0 52 9 0 9 0 Z N"/>
            </draw:custom-shape>
            <draw:custom-shape draw:style-name="gr439" draw:text-style-name="P3" draw:layer="layout" svg:width="0.01cm" svg:height="0.082cm" svg:x="10.988cm" svg:y="8.764cm">
              <text:p/>
              <draw:enhanced-geometry svg:viewBox="0 0 5 46" draw:type="non-primitive" draw:enhanced-path="M 0 46 L 0 0 5 13 0 46 0 46 Z N"/>
            </draw:custom-shape>
            <draw:custom-shape draw:style-name="gr440" draw:text-style-name="P3" draw:layer="layout" svg:width="0.006cm" svg:height="0.006cm" svg:x="10.988cm" svg:y="9.186cm">
              <text:p/>
              <draw:enhanced-geometry svg:viewBox="0 0 3 3" draw:type="non-primitive" draw:enhanced-path="M 0 3 L 3 0 0 3 0 3 Z N"/>
            </draw:custom-shape>
            <draw:custom-shape draw:style-name="gr441" draw:text-style-name="P3" draw:layer="layout" svg:width="0.031cm" svg:height="0.352cm" svg:x="10.958cm" svg:y="8.739cm">
              <text:p/>
              <draw:enhanced-geometry svg:viewBox="0 0 17 199" draw:type="non-primitive" draw:enhanced-path="M 17 14 L 17 60 0 199 0 132 2 124 12 0 17 14 17 14 Z N"/>
            </draw:custom-shape>
            <draw:custom-shape draw:style-name="gr442" draw:text-style-name="P3" draw:layer="layout" svg:width="0.031cm" svg:height="0.214cm" svg:x="10.958cm" svg:y="9.006cm">
              <text:p/>
              <draw:enhanced-geometry svg:viewBox="0 0 17 121" draw:type="non-primitive" draw:enhanced-path="M 17 0 L 17 102 0 121 0 69 17 0 17 0 Z N"/>
            </draw:custom-shape>
            <draw:custom-shape draw:style-name="gr443" draw:text-style-name="P3" draw:layer="layout" svg:width="0.031cm" svg:height="0.156cm" svg:x="10.958cm" svg:y="9.196cm">
              <text:p/>
              <draw:enhanced-geometry svg:viewBox="0 0 17 88" draw:type="non-primitive" draw:enhanced-path="M 17 0 L 17 35 13 38 17 35 17 84 10 88 0 56 0 36 17 2 17 0 17 0 Z N"/>
            </draw:custom-shape>
            <draw:custom-shape draw:style-name="gr444" draw:text-style-name="P3" draw:layer="layout" svg:width="0.013cm" svg:height="0.041cm" svg:x="10.976cm" svg:y="9.344cm">
              <text:p/>
              <draw:enhanced-geometry svg:viewBox="0 0 7 23" draw:type="non-primitive" draw:enhanced-path="M 7 0 L 7 23 0 4 7 0 7 0 Z N"/>
            </draw:custom-shape>
            <draw:custom-shape draw:style-name="gr445" draw:text-style-name="P3" draw:layer="layout" svg:width="0.017cm" svg:height="0.029cm" svg:x="10.958cm" svg:y="9.203cm">
              <text:p/>
              <draw:enhanced-geometry svg:viewBox="0 0 9 16" draw:type="non-primitive" draw:enhanced-path="M 0 16 L 0 15 9 0 0 16 0 16 Z N"/>
            </draw:custom-shape>
            <draw:custom-shape draw:style-name="gr446" draw:text-style-name="P3" draw:layer="layout" svg:width="0.031cm" svg:height="0.031cm" svg:x="10.958cm" svg:y="9.191cm">
              <text:p/>
              <draw:enhanced-geometry svg:viewBox="0 0 17 17" draw:type="non-primitive" draw:enhanced-path="M 0 17 L 17 0 0 17 0 17 Z N"/>
            </draw:custom-shape>
            <draw:custom-shape draw:style-name="gr447" draw:text-style-name="P3" draw:layer="layout" svg:width="0.043cm" svg:height="0.272cm" svg:x="10.916cm" svg:y="8.972cm">
              <text:p/>
              <draw:enhanced-geometry svg:viewBox="0 0 24 154" draw:type="non-primitive" draw:enhanced-path="M 24 0 L 24 67 17 111 24 88 24 140 11 154 7 140 15 116 4 139 0 121 0 88 11 51 24 0 24 0 Z N"/>
            </draw:custom-shape>
            <draw:custom-shape draw:style-name="gr448" draw:text-style-name="P3" draw:layer="layout" svg:width="0.02cm" svg:height="0.031cm" svg:x="10.939cm" svg:y="9.23cm">
              <text:p/>
              <draw:enhanced-geometry svg:viewBox="0 0 11 17" draw:type="non-primitive" draw:enhanced-path="M 11 0 L 11 1 2 17 0 13 11 0 11 0 Z N"/>
            </draw:custom-shape>
            <draw:custom-shape draw:style-name="gr449" draw:text-style-name="P3" draw:layer="layout" svg:width="0.011cm" svg:height="0.036cm" svg:x="10.947cm" svg:y="9.26cm">
              <text:p/>
              <draw:enhanced-geometry svg:viewBox="0 0 6 20" draw:type="non-primitive" draw:enhanced-path="M 6 0 L 6 20 0 9 6 0 6 0 Z N"/>
            </draw:custom-shape>
            <draw:custom-shape draw:style-name="gr450" draw:text-style-name="P3" draw:layer="layout" svg:width="0.008cm" svg:height="0.114cm" svg:x="10.916cm" svg:y="8.881cm">
              <text:p/>
              <draw:enhanced-geometry svg:viewBox="0 0 4 64" draw:type="non-primitive" draw:enhanced-path="M 0 64 L 0 0 4 18 0 64 0 64 Z N"/>
            </draw:custom-shape>
            <draw:custom-shape draw:style-name="gr451" draw:text-style-name="P3" draw:layer="layout" svg:width="0.024cm" svg:height="0.022cm" svg:x="10.935cm" svg:y="9.221cm">
              <text:p/>
              <draw:enhanced-geometry svg:viewBox="0 0 13 12" draw:type="non-primitive" draw:enhanced-path="M 0 12 L 13 0 0 12 0 12 Z N"/>
            </draw:custom-shape>
            <draw:custom-shape draw:style-name="gr452" draw:text-style-name="P3" draw:layer="layout" svg:width="0.075cm" svg:height="0.249cm" svg:x="10.842cm" svg:y="8.872cm">
              <text:p/>
              <draw:enhanced-geometry svg:viewBox="0 0 42 141" draw:type="non-primitive" draw:enhanced-path="M 42 5 L 42 69 37 85 26 141 16 112 24 69 27 23 0 72 0 73 8 23 14 5 27 0 42 5 42 5 42 5 Z N"/>
            </draw:custom-shape>
            <draw:custom-shape draw:style-name="gr453" draw:text-style-name="P3" draw:layer="layout" svg:width="0.015cm" svg:height="0.059cm" svg:x="10.901cm" svg:y="9.128cm">
              <text:p/>
              <draw:enhanced-geometry svg:viewBox="0 0 8 33" draw:type="non-primitive" draw:enhanced-path="M 8 0 L 8 33 0 17 8 0 8 0 Z N"/>
            </draw:custom-shape>
            <draw:custom-shape draw:style-name="gr454" draw:text-style-name="P3" draw:layer="layout" svg:width="0.057cm" svg:height="0.518cm" svg:x="10.75cm" svg:y="8.323cm">
              <text:p/>
              <draw:enhanced-geometry svg:viewBox="0 0 32 293" draw:type="non-primitive" draw:enhanced-path="M 0 244 L 0 111 0 26 0 111 0 0 0 0 14 5 23 24 32 90 29 184 19 293 0 244 0 244 Z N"/>
            </draw:custom-shape>
            <draw:custom-shape draw:style-name="gr455" draw:text-style-name="P3" draw:layer="layout" svg:width="0.048cm" svg:height="0.431cm" svg:x="10.702cm" svg:y="8.323cm">
              <text:p/>
              <draw:enhanced-geometry svg:viewBox="0 0 27 244" draw:type="non-primitive" draw:enhanced-path="M 27 0 L 27 111 26 197 27 111 27 244 0 175 1 26 8 7 27 0 27 0 Z N"/>
            </draw:custom-shape>
            <draw:custom-shape draw:style-name="gr456" draw:text-style-name="P3" draw:layer="layout" svg:width="0.092cm" svg:height="0.209cm" svg:x="10.45cm" svg:y="7.942cm">
              <text:p/>
              <draw:enhanced-geometry svg:viewBox="0 0 52 118" draw:type="non-primitive" draw:enhanced-path="M 39 118 L 26 85 26 26 24 80 0 20 13 4 30 0 46 7 52 26 39 118 39 118 Z N"/>
            </draw:custom-shape>
            <draw:custom-shape draw:style-name="gr457" draw:text-style-name="P3" draw:layer="layout" svg:width="0.172cm" svg:height="0.197cm" svg:x="11.282cm" svg:y="9.537cm">
              <text:p/>
              <draw:enhanced-geometry svg:viewBox="0 0 97 111" draw:type="non-primitive" draw:enhanced-path="M 0 68 L 23 63 0 68 0 66 71 52 62 43 49 42 23 45 0 53 0 17 68 0 87 53 72 58 87 53 97 78 34 97 0 111 0 68 0 68 Z N"/>
            </draw:custom-shape>
            <draw:custom-shape draw:style-name="gr458" draw:text-style-name="P3" draw:layer="layout" svg:width="0.114cm" svg:height="0.05cm" svg:x="11.282cm" svg:y="9.509cm">
              <text:p/>
              <draw:enhanced-geometry svg:viewBox="0 0 64 28" draw:type="non-primitive" draw:enhanced-path="M 0 28 L 64 10 61 0 0 28 0 28 0 28 Z N"/>
            </draw:custom-shape>
            <draw:custom-shape draw:style-name="gr459" draw:text-style-name="P3" draw:layer="layout" svg:width="0.098cm" svg:height="0.064cm" svg:x="11.282cm" svg:y="9.461cm">
              <text:p/>
              <draw:enhanced-geometry svg:viewBox="0 0 55 36" draw:type="non-primitive" draw:enhanced-path="M 0 36 L 0 23 51 0 55 16 0 36 0 36 Z N"/>
            </draw:custom-shape>
            <draw:custom-shape draw:style-name="gr460" draw:text-style-name="P3" draw:layer="layout" svg:width="0.084cm" svg:height="0.077cm" svg:x="11.282cm" svg:y="9.403cm">
              <text:p/>
              <draw:enhanced-geometry svg:viewBox="0 0 47 43" draw:type="non-primitive" draw:enhanced-path="M 0 43 L 0 14 38 0 47 26 0 43 0 43 Z N"/>
            </draw:custom-shape>
            <draw:custom-shape draw:style-name="gr461" draw:text-style-name="P3" draw:layer="layout" svg:width="0.029cm" svg:height="0.059cm" svg:x="11.282cm" svg:y="9.26cm">
              <text:p/>
              <draw:enhanced-geometry svg:viewBox="0 0 16 33" draw:type="non-primitive" draw:enhanced-path="M 0 33 L 0 3 8 0 16 22 0 33 0 33 Z N"/>
            </draw:custom-shape>
            <draw:custom-shape draw:style-name="gr462" draw:text-style-name="P3" draw:layer="layout" svg:width="0.015cm" svg:height="0.04cm" svg:x="11.282cm" svg:y="9.226cm">
              <text:p/>
              <draw:enhanced-geometry svg:viewBox="0 0 8 22" draw:type="non-primitive" draw:enhanced-path="M 0 22 L 0 0 8 18 0 22 0 22 Z N"/>
            </draw:custom-shape>
            <draw:custom-shape draw:style-name="gr463" draw:text-style-name="P3" draw:layer="layout" svg:width="0.041cm" svg:height="0.092cm" svg:x="11.242cm" svg:y="9.657cm">
              <text:p/>
              <draw:enhanced-geometry svg:viewBox="0 0 23 52" draw:type="non-primitive" draw:enhanced-path="M 0 52 L 0 50 0 3 23 0 23 43 0 52 0 52 Z N"/>
            </draw:custom-shape>
            <draw:custom-shape draw:style-name="gr464" draw:text-style-name="P3" draw:layer="layout" svg:width="0.041cm" svg:height="0.006cm" svg:x="11.242cm" svg:y="9.653cm">
              <text:p/>
              <draw:enhanced-geometry svg:viewBox="0 0 23 3" draw:type="non-primitive" draw:enhanced-path="M 23 2 L 0 3 0 3 23 0 23 2 23 2 Z N"/>
            </draw:custom-shape>
            <draw:custom-shape draw:style-name="gr465" draw:text-style-name="P3" draw:layer="layout" svg:width="0.041cm" svg:height="0.08cm" svg:x="11.242cm" svg:y="9.567cm">
              <text:p/>
              <draw:enhanced-geometry svg:viewBox="0 0 23 45" draw:type="non-primitive" draw:enhanced-path="M 23 36 L 0 45 0 35 12 33 0 35 0 6 23 0 23 36 23 36 Z N"/>
            </draw:custom-shape>
            <draw:custom-shape draw:style-name="gr466" draw:text-style-name="P3" draw:layer="layout" svg:width="0.041cm" svg:height="0.02cm" svg:x="11.242cm" svg:y="9.558cm">
              <text:p/>
              <draw:enhanced-geometry svg:viewBox="0 0 23 11" draw:type="non-primitive" draw:enhanced-path="M 0 5 L 23 0 23 0 0 11 0 5 0 5 Z N"/>
            </draw:custom-shape>
            <draw:custom-shape draw:style-name="gr467" draw:text-style-name="P3" draw:layer="layout" svg:width="0.041cm" svg:height="0.156cm" svg:x="11.242cm" svg:y="9.189cm">
              <text:p/>
              <draw:enhanced-geometry svg:viewBox="0 0 23 88" draw:type="non-primitive" draw:enhanced-path="M 23 21 L 23 43 21 44 23 43 23 73 0 88 0 7 15 0 23 21 23 21 Z N"/>
            </draw:custom-shape>
            <draw:custom-shape draw:style-name="gr468" draw:text-style-name="P3" draw:layer="layout" svg:width="0.041cm" svg:height="0.064cm" svg:x="11.242cm" svg:y="9.427cm">
              <text:p/>
              <draw:enhanced-geometry svg:viewBox="0 0 23 36" draw:type="non-primitive" draw:enhanced-path="M 23 0 L 23 29 0 36 0 9 23 0 23 0 Z N"/>
            </draw:custom-shape>
            <draw:custom-shape draw:style-name="gr469" draw:text-style-name="P3" draw:layer="layout" svg:width="0.041cm" svg:height="0.038cm" svg:x="11.242cm" svg:y="9.501cm">
              <text:p/>
              <draw:enhanced-geometry svg:viewBox="0 0 23 21" draw:type="non-primitive" draw:enhanced-path="M 23 0 L 23 13 0 21 0 11 15 3 23 0 23 0 Z N"/>
            </draw:custom-shape>
            <draw:custom-shape draw:style-name="gr470" draw:text-style-name="P3" draw:layer="layout" svg:width="0.022cm" svg:height="0.061cm" svg:x="11.242cm" svg:y="9.126cm">
              <text:p/>
              <draw:enhanced-geometry svg:viewBox="0 0 12 34" draw:type="non-primitive" draw:enhanced-path="M 0 34 L 0 0 12 27 0 34 0 34 Z N"/>
            </draw:custom-shape>
            <draw:custom-shape draw:style-name="gr471" draw:text-style-name="P3" draw:layer="layout" svg:width="0.031cm" svg:height="0.084cm" svg:x="11.212cm" svg:y="9.662cm">
              <text:p/>
              <draw:enhanced-geometry svg:viewBox="0 0 17 47" draw:type="non-primitive" draw:enhanced-path="M 17 47 L 0 1 17 0 17 47 17 47 Z N"/>
            </draw:custom-shape>
            <draw:custom-shape draw:style-name="gr472" draw:text-style-name="P3" draw:layer="layout" svg:width="0.031cm" svg:height="0.006cm" svg:x="11.212cm" svg:y="9.658cm">
              <text:p/>
              <draw:enhanced-geometry svg:viewBox="0 0 17 3" draw:type="non-primitive" draw:enhanced-path="M 17 0 L 0 3 0 3 17 0 17 0 17 0 Z N"/>
            </draw:custom-shape>
            <draw:custom-shape draw:style-name="gr473" draw:text-style-name="P3" draw:layer="layout" svg:width="0.061cm" svg:height="0.092cm" svg:x="11.182cm" svg:y="9.567cm">
              <text:p/>
              <draw:enhanced-geometry svg:viewBox="0 0 34 52" draw:type="non-primitive" draw:enhanced-path="M 34 45 L 16 52 0 10 34 0 34 6 32 8 34 6 34 35 26 38 34 35 34 45 34 45 Z N"/>
            </draw:custom-shape>
            <draw:custom-shape draw:style-name="gr474" draw:text-style-name="P3" draw:layer="layout" svg:width="0.11cm" svg:height="0.295cm" svg:x="11.133cm" svg:y="9.12cm">
              <text:p/>
              <draw:enhanced-geometry svg:viewBox="0 0 62 167" draw:type="non-primitive" draw:enhanced-path="M 62 3 L 62 37 26 63 62 46 62 127 0 167 0 135 60 96 0 135 0 45 9 37 61 0 62 3 62 3 Z N"/>
            </draw:custom-shape>
            <draw:custom-shape draw:style-name="gr475" draw:text-style-name="P3" draw:layer="layout" svg:width="0.1cm" svg:height="0.082cm" svg:x="11.143cm" svg:y="9.443cm">
              <text:p/>
              <draw:enhanced-geometry svg:viewBox="0 0 56 46" draw:type="non-primitive" draw:enhanced-path="M 56 0 L 56 27 10 46 0 20 56 0 56 0 Z N"/>
            </draw:custom-shape>
            <draw:custom-shape draw:style-name="gr476" draw:text-style-name="P3" draw:layer="layout" svg:width="0.07cm" svg:height="0.045cm" svg:x="11.173cm" svg:y="9.521cm">
              <text:p/>
              <draw:enhanced-geometry svg:viewBox="0 0 39 25" draw:type="non-primitive" draw:enhanced-path="M 39 0 L 39 10 2 25 0 25 39 0 39 0 Z N"/>
            </draw:custom-shape>
            <draw:custom-shape draw:style-name="gr477" draw:text-style-name="P3" draw:layer="layout" svg:width="0.078cm" svg:height="0.249cm" svg:x="11.133cm" svg:y="8.902cm">
              <text:p/>
              <draw:enhanced-geometry svg:viewBox="0 0 44 141" draw:type="non-primitive" draw:enhanced-path="M 0 141 L 0 26 15 0 44 75 5 138 0 141 0 141 Z N"/>
            </draw:custom-shape>
            <draw:custom-shape draw:style-name="gr478" draw:text-style-name="P3" draw:layer="layout" svg:width="0.017cm" svg:height="0.085cm" svg:x="11.133cm" svg:y="8.84cm">
              <text:p/>
              <draw:enhanced-geometry svg:viewBox="0 0 9 48" draw:type="non-primitive" draw:enhanced-path="M 0 48 L 0 0 9 21 0 48 0 48 Z N"/>
            </draw:custom-shape>
            <draw:custom-shape draw:style-name="gr479" draw:text-style-name="P3" draw:layer="layout" svg:width="0.13cm" svg:height="0.673cm" svg:x="11.004cm" svg:y="8.577cm">
              <text:p/>
              <draw:enhanced-geometry svg:viewBox="0 0 73 381" draw:type="non-primitive" draw:enhanced-path="M 73 149 L 73 197 60 252 9 327 29 381 73 325 73 210 60 239 9 296 3 314 0 304 0 188 9 135 17 0 37 53 27 174 45 70 46 76 4 309 39 217 63 121 73 149 73 149 Z N"/>
            </draw:custom-shape>
            <draw:custom-shape draw:style-name="gr480" draw:text-style-name="P3" draw:layer="layout" svg:width="0.073cm" svg:height="0.181cm" svg:x="11.06cm" svg:y="9.2cm">
              <text:p/>
              <draw:enhanced-geometry svg:viewBox="0 0 41 102" draw:type="non-primitive" draw:enhanced-path="M 41 0 L 41 90 24 102 0 37 41 0 41 0 Z N"/>
            </draw:custom-shape>
            <draw:custom-shape draw:style-name="gr481" draw:text-style-name="P3" draw:layer="layout" svg:width="0.027cm" svg:height="0.068cm" svg:x="11.106cm" svg:y="9.359cm">
              <text:p/>
              <draw:enhanced-geometry svg:viewBox="0 0 15 38" draw:type="non-primitive" draw:enhanced-path="M 15 0 L 15 32 8 38 0 13 15 0 15 0 Z N"/>
            </draw:custom-shape>
            <draw:custom-shape draw:style-name="gr482" draw:text-style-name="P3" draw:layer="layout" svg:width="0.024cm" svg:height="0.239cm" svg:x="11.004cm" svg:y="8.496cm">
              <text:p/>
              <draw:enhanced-geometry svg:viewBox="0 0 13 135" draw:type="non-primitive" draw:enhanced-path="M 0 135 L 0 0 13 36 0 135 0 135 Z N"/>
            </draw:custom-shape>
            <draw:custom-shape draw:style-name="gr483" draw:text-style-name="P3" draw:layer="layout" svg:width="0.052cm" svg:height="0.544cm" svg:x="10.953cm" svg:y="8.473cm">
              <text:p/>
              <draw:enhanced-geometry svg:viewBox="0 0 29 308" draw:type="non-primitive" draw:enhanced-path="M 29 13 L 29 148 7 308 0 291 9 221 15 151 22 14 25 0 29 13 29 13 Z N"/>
            </draw:custom-shape>
            <draw:custom-shape draw:style-name="gr484" draw:text-style-name="P3" draw:layer="layout" svg:width="0.025cm" svg:height="0.205cm" svg:x="10.979cm" svg:y="8.909cm">
              <text:p/>
              <draw:enhanced-geometry svg:viewBox="0 0 14 116" draw:type="non-primitive" draw:enhanced-path="M 14 0 L 14 116 0 80 14 0 14 0 Z N"/>
            </draw:custom-shape>
            <draw:custom-shape draw:style-name="gr485" draw:text-style-name="P3" draw:layer="layout" svg:width="0.006cm" svg:height="0.01cm" svg:x="10.917cm" svg:y="8.891cm">
              <text:p/>
              <draw:enhanced-geometry svg:viewBox="0 0 3 5" draw:type="non-primitive" draw:enhanced-path="M 3 5 L 0 0 3 5 3 5 Z N"/>
            </draw:custom-shape>
            <draw:custom-shape draw:style-name="gr486" draw:text-style-name="P3" draw:layer="layout" svg:width="0.098cm" svg:height="0.269cm" svg:x="10.709cm" svg:y="8.323cm">
              <text:p/>
              <draw:enhanced-geometry svg:viewBox="0 0 55 152" draw:type="non-primitive" draw:enhanced-path="M 55 152 L 23 72 23 26 23 69 0 13 11 4 23 0 32 3 40 11 50 43 55 90 55 152 55 152 Z N"/>
            </draw:custom-shape>
            <draw:custom-shape draw:style-name="gr487" draw:text-style-name="P3" draw:layer="layout" svg:width="0.098cm" svg:height="0.077cm" svg:x="11.431cm" svg:y="9.509cm">
              <text:p/>
              <draw:enhanced-geometry svg:viewBox="0 0 55 43" draw:type="non-primitive" draw:enhanced-path="M 0 13 L 45 0 45 2 26 7 45 5 55 35 0 43 0 13 0 13 Z N"/>
            </draw:custom-shape>
            <draw:custom-shape draw:style-name="gr488" draw:text-style-name="P3" draw:layer="layout" svg:width="0.128cm" svg:height="0.11cm" svg:x="11.431cm" svg:y="9.57cm">
              <text:p/>
              <draw:enhanced-geometry svg:viewBox="0 0 72 62" draw:type="non-primitive" draw:enhanced-path="M 0 8 L 55 0 72 44 17 57 0 62 0 34 11 31 0 34 0 8 0 8 Z N"/>
            </draw:custom-shape>
            <draw:custom-shape draw:style-name="gr489" draw:text-style-name="P3" draw:layer="layout" svg:width="0.071cm" svg:height="0.048cm" svg:x="11.431cm" svg:y="9.471cm">
              <text:p/>
              <draw:enhanced-geometry svg:viewBox="0 0 40 27" draw:type="non-primitive" draw:enhanced-path="M 0 27 L 0 13 36 0 40 14 0 27 0 27 Z N"/>
            </draw:custom-shape>
            <draw:custom-shape draw:style-name="gr490" draw:text-style-name="P3" draw:layer="layout" svg:width="0.057cm" svg:height="0.05cm" svg:x="11.431cm" svg:y="9.426cm">
              <text:p/>
              <draw:enhanced-geometry svg:viewBox="0 0 32 28" draw:type="non-primitive" draw:enhanced-path="M 0 28 L 0 8 26 0 32 18 0 28 0 28 Z N"/>
            </draw:custom-shape>
            <draw:custom-shape draw:style-name="gr491" draw:text-style-name="P3" draw:layer="layout" svg:width="0.041cm" svg:height="0.061cm" svg:x="11.431cm" svg:y="9.371cm">
              <text:p/>
              <draw:enhanced-geometry svg:viewBox="0 0 23 34" draw:type="non-primitive" draw:enhanced-path="M 0 34 L 0 6 14 0 23 26 0 34 0 34 Z N"/>
            </draw:custom-shape>
            <draw:custom-shape draw:style-name="gr492" draw:text-style-name="P3" draw:layer="layout" svg:width="0.031cm" svg:height="0.158cm" svg:x="11.401cm" svg:y="9.531cm">
              <text:p/>
              <draw:enhanced-geometry svg:viewBox="0 0 17 89" draw:type="non-primitive" draw:enhanced-path="M 0 56 L 4 55 0 49 0 3 17 0 17 30 11 32 17 30 17 56 5 61 17 56 17 84 0 89 0 56 0 56 Z N"/>
            </draw:custom-shape>
            <draw:custom-shape draw:style-name="gr493" draw:text-style-name="P3" draw:layer="layout" svg:width="0.031cm" svg:height="0.059cm" svg:x="11.401cm" svg:y="9.382cm">
              <text:p/>
              <draw:enhanced-geometry svg:viewBox="0 0 17 33" draw:type="non-primitive" draw:enhanced-path="M 17 0 L 17 28 0 33 0 5 17 0 17 0 Z N"/>
            </draw:custom-shape>
            <draw:custom-shape draw:style-name="gr494" draw:text-style-name="P3" draw:layer="layout" svg:width="0.031cm" svg:height="0.05cm" svg:x="11.401cm" svg:y="9.44cm">
              <text:p/>
              <draw:enhanced-geometry svg:viewBox="0 0 17 28" draw:type="non-primitive" draw:enhanced-path="M 17 0 L 17 20 0 28 0 6 17 0 17 0 Z N"/>
            </draw:custom-shape>
            <draw:custom-shape draw:style-name="gr495" draw:text-style-name="P3" draw:layer="layout" svg:width="0.031cm" svg:height="0.033cm" svg:x="11.401cm" svg:y="9.494cm">
              <text:p/>
              <draw:enhanced-geometry svg:viewBox="0 0 17 18" draw:type="non-primitive" draw:enhanced-path="M 17 0 L 17 14 0 18 0 8 17 0 17 0 Z N"/>
            </draw:custom-shape>
            <draw:custom-shape draw:style-name="gr496" draw:text-style-name="P3" draw:layer="layout" svg:width="0.008cm" svg:height="0.033cm" svg:x="11.401cm" svg:y="9.221cm">
              <text:p/>
              <draw:enhanced-geometry svg:viewBox="0 0 4 18" draw:type="non-primitive" draw:enhanced-path="M 0 18 L 0 0 0 0 4 16 0 18 0 18 Z N"/>
            </draw:custom-shape>
            <draw:custom-shape draw:style-name="gr497" draw:text-style-name="P3" draw:layer="layout" svg:width="0.078cm" svg:height="0.075cm" svg:x="11.323cm" svg:y="9.63cm">
              <text:p/>
              <draw:enhanced-geometry svg:viewBox="0 0 44 42" draw:type="non-primitive" draw:enhanced-path="M 13 42 L 0 9 44 0 44 33 13 42 13 42 Z N"/>
            </draw:custom-shape>
            <draw:custom-shape draw:style-name="gr498" draw:text-style-name="P3" draw:layer="layout" svg:width="0.108cm" svg:height="0.082cm" svg:x="11.293cm" svg:y="9.537cm">
              <text:p/>
              <draw:enhanced-geometry svg:viewBox="0 0 61 46" draw:type="non-primitive" draw:enhanced-path="M 61 46 L 56 43 43 42 17 45 12 46 0 16 61 0 61 46 61 46 Z N"/>
            </draw:custom-shape>
            <draw:custom-shape draw:style-name="gr499" draw:text-style-name="P3" draw:layer="layout" svg:width="0.184cm" svg:height="0.214cm" svg:x="11.217cm" svg:y="9.143cm">
              <text:p/>
              <draw:enhanced-geometry svg:viewBox="0 0 104 121" draw:type="non-primitive" draw:enhanced-path="M 104 44 L 104 62 101 62 0 121 0 92 12 83 0 92 0 40 86 0 88 6 37 39 91 14 98 34 35 70 104 44 104 44 Z N"/>
            </draw:custom-shape>
            <draw:custom-shape draw:style-name="gr500" draw:text-style-name="P3" draw:layer="layout" svg:width="0.16cm" svg:height="0.091cm" svg:x="11.242cm" svg:y="9.39cm">
              <text:p/>
              <draw:enhanced-geometry svg:viewBox="0 0 90 51" draw:type="non-primitive" draw:enhanced-path="M 90 0 L 90 28 12 51 0 28 90 0 90 0 Z N"/>
            </draw:custom-shape>
            <draw:custom-shape draw:style-name="gr501" draw:text-style-name="P3" draw:layer="layout" svg:width="0.131cm" svg:height="0.075cm" svg:x="11.27cm" svg:y="9.45cm">
              <text:p/>
              <draw:enhanced-geometry svg:viewBox="0 0 74 42" draw:type="non-primitive" draw:enhanced-path="M 74 0 L 74 22 5 42 0 32 58 6 74 0 74 0 Z N"/>
            </draw:custom-shape>
            <draw:custom-shape draw:style-name="gr502" draw:text-style-name="P3" draw:layer="layout" svg:width="0.114cm" svg:height="0.047cm" svg:x="11.288cm" svg:y="9.509cm">
              <text:p/>
              <draw:enhanced-geometry svg:viewBox="0 0 64 26" draw:type="non-primitive" draw:enhanced-path="M 64 0 L 64 10 0 26 0 25 64 0 64 0 Z N"/>
            </draw:custom-shape>
            <draw:custom-shape draw:style-name="gr503" draw:text-style-name="P3" draw:layer="layout" svg:width="0.14cm" svg:height="0.144cm" svg:x="11.217cm" svg:y="9.064cm">
              <text:p/>
              <draw:enhanced-geometry svg:viewBox="0 0 79 81" draw:type="non-primitive" draw:enhanced-path="M 0 81 L 0 42 13 32 69 0 79 28 0 81 0 81 Z N"/>
            </draw:custom-shape>
            <draw:custom-shape draw:style-name="gr504" draw:text-style-name="P3" draw:layer="layout" svg:width="0.064cm" svg:height="0.281cm" svg:x="11.217cm" svg:y="8.741cm">
              <text:p/>
              <draw:enhanced-geometry svg:viewBox="0 0 36 159" draw:type="non-primitive" draw:enhanced-path="M 0 159 L 0 0 9 25 4 62 10 29 27 74 26 78 27 74 36 98 0 159 0 159 Z N"/>
            </draw:custom-shape>
            <draw:custom-shape draw:style-name="gr505" draw:text-style-name="P3" draw:layer="layout" svg:width="0.121cm" svg:height="0.59cm" svg:x="11.097cm" svg:y="8.561cm">
              <text:p/>
              <draw:enhanced-geometry svg:viewBox="0 0 68 334" draw:type="non-primitive" draw:enhanced-path="M 68 102 L 68 261 65 262 22 334 0 275 0 275 7 261 33 156 46 49 28 0 12 120 0 173 0 258 20 226 36 190 46 147 54 94 56 78 68 102 68 102 Z N"/>
            </draw:custom-shape>
            <draw:custom-shape draw:style-name="gr506" draw:text-style-name="P3" draw:layer="layout" svg:width="0.07cm" svg:height="0.181cm" svg:x="11.148cm" svg:y="9.138cm">
              <text:p/>
              <draw:enhanced-geometry svg:viewBox="0 0 39 102" draw:type="non-primitive" draw:enhanced-path="M 39 0 L 39 39 17 53 39 43 39 95 27 102 0 27 39 0 39 0 Z N"/>
            </draw:custom-shape>
            <draw:custom-shape draw:style-name="gr507" draw:text-style-name="P3" draw:layer="layout" svg:width="0.022cm" svg:height="0.054cm" svg:x="11.196cm" svg:y="9.306cm">
              <text:p/>
              <draw:enhanced-geometry svg:viewBox="0 0 12 30" draw:type="non-primitive" draw:enhanced-path="M 12 0 L 12 29 12 30 0 7 12 0 12 0 Z N"/>
            </draw:custom-shape>
            <draw:custom-shape draw:style-name="gr508" draw:text-style-name="P3" draw:layer="layout" svg:width="0.024cm" svg:height="0.212cm" svg:x="11.097cm" svg:y="8.441cm">
              <text:p/>
              <draw:enhanced-geometry svg:viewBox="0 0 13 120" draw:type="non-primitive" draw:enhanced-path="M 0 120 L 0 45 2 0 13 33 0 120 0 120 Z N"/>
            </draw:custom-shape>
            <draw:custom-shape draw:style-name="gr509" draw:text-style-name="P3" draw:layer="layout" svg:width="0.119cm" svg:height="0.472cm" svg:x="10.979cm" svg:y="8.452cm">
              <text:p/>
              <draw:enhanced-geometry svg:viewBox="0 0 67 267" draw:type="non-primitive" draw:enhanced-path="M 67 39 L 67 114 40 267 23 219 28 123 33 26 10 190 0 163 7 26 14 7 33 0 50 7 59 26 41 245 60 120 67 39 67 39 Z N"/>
            </draw:custom-shape>
            <draw:custom-shape draw:style-name="gr510" draw:text-style-name="P3" draw:layer="layout" svg:width="0.029cm" svg:height="0.158cm" svg:x="11.069cm" svg:y="8.866cm">
              <text:p/>
              <draw:enhanced-geometry svg:viewBox="0 0 16 89" draw:type="non-primitive" draw:enhanced-path="M 16 0 L 16 85 11 89 0 62 16 0 16 0 Z N"/>
            </draw:custom-shape>
            <draw:custom-shape draw:style-name="gr511" draw:text-style-name="P3" draw:layer="layout" svg:width="0.003cm" svg:height="0.003cm" svg:x="11.096cm" svg:y="9.046cm">
              <text:p/>
              <draw:enhanced-geometry svg:viewBox="0 0 1 0" draw:type="non-primitive" draw:enhanced-path="M 1 0 L 1 0 0 0 1 0 1 0 Z N"/>
            </draw:custom-shape>
            <draw:custom-shape draw:style-name="gr512" draw:text-style-name="P3" draw:layer="layout" svg:width="0.108cm" svg:height="0.033cm" svg:x="11.508cm" svg:y="9.48cm">
              <text:p/>
              <draw:enhanced-geometry svg:viewBox="0 0 61 18" draw:type="non-primitive" draw:enhanced-path="M 0 16 L 61 0 61 3 0 18 0 16 0 16 Z N"/>
            </draw:custom-shape>
            <draw:custom-shape draw:style-name="gr513" draw:text-style-name="P3" draw:layer="layout" svg:width="0.163cm" svg:height="0.17cm" svg:x="11.508cm" svg:y="9.494cm">
              <text:p/>
              <draw:enhanced-geometry svg:viewBox="0 0 92 96" draw:type="non-primitive" draw:enhanced-path="M 0 13 L 64 0 72 24 71 25 72 24 74 30 72 30 69 51 81 50 81 49 71 50 81 50 92 79 0 96 0 44 55 38 0 44 0 13 0 13 Z N"/>
            </draw:custom-shape>
            <draw:custom-shape draw:style-name="gr514" draw:text-style-name="P3" draw:layer="layout" svg:width="0.1cm" svg:height="0.057cm" svg:x="11.508cm" svg:y="9.44cm">
              <text:p/>
              <draw:enhanced-geometry svg:viewBox="0 0 56 32" draw:type="non-primitive" draw:enhanced-path="M 0 32 L 0 18 49 0 56 18 0 32 0 32 Z N"/>
            </draw:custom-shape>
            <draw:custom-shape draw:style-name="gr515" draw:text-style-name="P3" draw:layer="layout" svg:width="0.087cm" svg:height="0.061cm" svg:x="11.508cm" svg:y="9.397cm">
              <text:p/>
              <draw:enhanced-geometry svg:viewBox="0 0 49 34" draw:type="non-primitive" draw:enhanced-path="M 0 34 L 0 13 41 0 49 20 0 34 0 34 Z N"/>
            </draw:custom-shape>
            <draw:custom-shape draw:style-name="gr516" draw:text-style-name="P3" draw:layer="layout" svg:width="0.073cm" svg:height="0.064cm" svg:x="11.508cm" svg:y="9.348cm">
              <text:p/>
              <draw:enhanced-geometry svg:viewBox="0 0 41 36" draw:type="non-primitive" draw:enhanced-path="M 0 36 L 0 9 30 0 41 24 0 36 0 36 Z N"/>
            </draw:custom-shape>
            <draw:custom-shape draw:style-name="gr517" draw:text-style-name="P3" draw:layer="layout" svg:width="0.006cm" svg:height="0.031cm" svg:x="11.508cm" svg:y="9.196cm">
              <text:p/>
              <draw:enhanced-geometry svg:viewBox="0 0 3 17" draw:type="non-primitive" draw:enhanced-path="M 0 17 L 0 0 3 14 0 17 0 17 Z N"/>
            </draw:custom-shape>
            <draw:custom-shape draw:style-name="gr518" draw:text-style-name="P3" draw:layer="layout" svg:width="0.105cm" svg:height="0.167cm" svg:x="11.402cm" svg:y="9.509cm">
              <text:p/>
              <draw:enhanced-geometry svg:viewBox="0 0 59 94" draw:type="non-primitive" draw:enhanced-path="M 29 94 L 19 69 27 66 19 69 0 16 59 0 59 2 42 7 59 5 59 36 10 45 59 36 59 88 33 92 29 94 29 94 Z N"/>
            </draw:custom-shape>
            <draw:custom-shape draw:style-name="gr519" draw:text-style-name="P3" draw:layer="layout" svg:width="0.115cm" svg:height="0.073cm" svg:x="11.392cm" svg:y="9.186cm">
              <text:p/>
              <draw:enhanced-geometry svg:viewBox="0 0 65 41" draw:type="non-primitive" draw:enhanced-path="M 65 6 L 65 23 2 38 0 41 0 23 62 0 65 6 65 6 Z N"/>
            </draw:custom-shape>
            <draw:custom-shape draw:style-name="gr520" draw:text-style-name="P3" draw:layer="layout" svg:width="0.115cm" svg:height="0.077cm" svg:x="11.392cm" svg:y="9.364cm">
              <text:p/>
              <draw:enhanced-geometry svg:viewBox="0 0 65 43" draw:type="non-primitive" draw:enhanced-path="M 65 0 L 65 27 0 43 0 15 65 0 65 0 Z N"/>
            </draw:custom-shape>
            <draw:custom-shape draw:style-name="gr521" draw:text-style-name="P3" draw:layer="layout" svg:width="0.115cm" svg:height="0.066cm" svg:x="11.392cm" svg:y="9.42cm">
              <text:p/>
              <draw:enhanced-geometry svg:viewBox="0 0 65 37" draw:type="non-primitive" draw:enhanced-path="M 65 0 L 65 21 0 37 0 20 65 0 65 0 Z N"/>
            </draw:custom-shape>
            <draw:custom-shape draw:style-name="gr522" draw:text-style-name="P3" draw:layer="layout" svg:width="0.115cm" svg:height="0.055cm" svg:x="11.392cm" svg:y="9.471cm">
              <text:p/>
              <draw:enhanced-geometry svg:viewBox="0 0 65 31" draw:type="non-primitive" draw:enhanced-path="M 65 0 L 65 14 2 31 0 27 0 20 65 0 65 0 Z N"/>
            </draw:custom-shape>
            <draw:custom-shape draw:style-name="gr523" draw:text-style-name="P3" draw:layer="layout" svg:width="0.101cm" svg:height="0.082cm" svg:x="11.392cm" svg:y="9.126cm">
              <text:p/>
              <draw:enhanced-geometry svg:viewBox="0 0 57 46" draw:type="non-primitive" draw:enhanced-path="M 0 46 L 0 20 51 0 57 18 0 46 0 46 Z N"/>
            </draw:custom-shape>
            <draw:custom-shape draw:style-name="gr524" draw:text-style-name="P3" draw:layer="layout" svg:width="0.08cm" svg:height="0.048cm" svg:x="11.392cm" svg:y="9.098cm">
              <text:p/>
              <draw:enhanced-geometry svg:viewBox="0 0 45 27" draw:type="non-primitive" draw:enhanced-path="M 0 27 L 0 19 44 0 45 4 0 27 0 27 Z N"/>
            </draw:custom-shape>
            <draw:custom-shape draw:style-name="gr525" draw:text-style-name="P3" draw:layer="layout" svg:width="0.063cm" svg:height="0.077cm" svg:x="11.392cm" svg:y="9.016cm">
              <text:p/>
              <draw:enhanced-geometry svg:viewBox="0 0 35 43" draw:type="non-primitive" draw:enhanced-path="M 0 43 L 0 11 26 0 35 21 0 43 0 43 Z N"/>
            </draw:custom-shape>
            <draw:custom-shape draw:style-name="gr526" draw:text-style-name="P3" draw:layer="layout" svg:width="0.096cm" svg:height="0.119cm" svg:x="11.297cm" svg:y="9.036cm">
              <text:p/>
              <draw:enhanced-geometry svg:viewBox="0 0 54 67" draw:type="non-primitive" draw:enhanced-path="M 54 0 L 54 32 0 67 0 31 24 16 54 0 54 0 Z N"/>
            </draw:custom-shape>
            <draw:custom-shape draw:style-name="gr527" draw:text-style-name="P3" draw:layer="layout" svg:width="0.096cm" svg:height="0.071cm" svg:x="11.297cm" svg:y="9.131cm">
              <text:p/>
              <draw:enhanced-geometry svg:viewBox="0 0 54 40" draw:type="non-primitive" draw:enhanced-path="M 54 0 L 54 8 0 40 0 26 54 0 54 0 Z N"/>
            </draw:custom-shape>
            <draw:custom-shape draw:style-name="gr528" draw:text-style-name="P3" draw:layer="layout" svg:width="0.096cm" svg:height="0.098cm" svg:x="11.297cm" svg:y="9.161cm">
              <text:p/>
              <draw:enhanced-geometry svg:viewBox="0 0 54 55" draw:type="non-primitive" draw:enhanced-path="M 54 0 L 54 26 0 55 0 24 54 0 54 0 Z N"/>
            </draw:custom-shape>
            <draw:custom-shape draw:style-name="gr529" draw:text-style-name="P3" draw:layer="layout" svg:width="0.096cm" svg:height="0.073cm" svg:x="11.297cm" svg:y="9.226cm">
              <text:p/>
              <draw:enhanced-geometry svg:viewBox="0 0 54 41" draw:type="non-primitive" draw:enhanced-path="M 54 0 L 54 18 8 41 0 19 54 0 54 0 Z N"/>
            </draw:custom-shape>
            <draw:custom-shape draw:style-name="gr530" draw:text-style-name="P3" draw:layer="layout" svg:width="0.043cm" svg:height="0.059cm" svg:x="11.35cm" svg:y="9.39cm">
              <text:p/>
              <draw:enhanced-geometry svg:viewBox="0 0 24 33" draw:type="non-primitive" draw:enhanced-path="M 24 0 L 24 28 9 33 0 7 24 0 24 0 Z N"/>
            </draw:custom-shape>
            <draw:custom-shape draw:style-name="gr531" draw:text-style-name="P3" draw:layer="layout" svg:width="0.02cm" svg:height="0.034cm" svg:x="11.372cm" svg:y="9.456cm">
              <text:p/>
              <draw:enhanced-geometry svg:viewBox="0 0 11 19" draw:type="non-primitive" draw:enhanced-path="M 11 0 L 11 17 4 19 0 3 11 0 11 0 Z N"/>
            </draw:custom-shape>
            <draw:custom-shape draw:style-name="gr532" draw:text-style-name="P3" draw:layer="layout" svg:width="0.003cm" svg:height="0.013cm" svg:x="11.39cm" svg:y="9.507cm">
              <text:p/>
              <draw:enhanced-geometry svg:viewBox="0 0 1 7" draw:type="non-primitive" draw:enhanced-path="M 1 0 L 1 7 0 1 1 0 1 0 Z N"/>
            </draw:custom-shape>
            <draw:custom-shape draw:style-name="gr533" draw:text-style-name="P3" draw:layer="layout" svg:width="0.05cm" svg:height="0.154cm" svg:x="11.297cm" svg:y="8.732cm">
              <text:p/>
              <draw:enhanced-geometry svg:viewBox="0 0 28 87" draw:type="non-primitive" draw:enhanced-path="M 0 87 L 0 43 18 0 28 27 0 87 0 87 Z N"/>
            </draw:custom-shape>
            <draw:custom-shape draw:style-name="gr534" draw:text-style-name="P3" draw:layer="layout" svg:width="0.018cm" svg:height="0.124cm" svg:x="11.297cm" svg:y="8.641cm">
              <text:p/>
              <draw:enhanced-geometry svg:viewBox="0 0 10 70" draw:type="non-primitive" draw:enhanced-path="M 0 70 L 0 0 10 31 0 70 0 70 Z N"/>
            </draw:custom-shape>
            <draw:custom-shape draw:style-name="gr535" draw:text-style-name="P3" draw:layer="layout" svg:width="0.064cm" svg:height="0.359cm" svg:x="11.233cm" svg:y="8.641cm">
              <text:p/>
              <draw:enhanced-geometry svg:viewBox="0 0 36 203" draw:type="non-primitive" draw:enhanced-path="M 36 0 L 36 70 17 135 36 95 36 139 21 165 0 203 0 83 3 49 0 83 0 24 3 23 20 27 28 47 36 0 36 0 36 0 Z N"/>
            </draw:custom-shape>
            <draw:custom-shape draw:style-name="gr536" draw:text-style-name="P3" draw:layer="layout" svg:width="0.057cm" svg:height="0.084cm" svg:x="11.24cm" svg:y="9.09cm">
              <text:p/>
              <draw:enhanced-geometry svg:viewBox="0 0 32 47" draw:type="non-primitive" draw:enhanced-path="M 32 0 L 32 36 13 47 0 17 32 0 32 0 Z N"/>
            </draw:custom-shape>
            <draw:custom-shape draw:style-name="gr537" draw:text-style-name="P3" draw:layer="layout" svg:width="0.029cm" svg:height="0.082cm" svg:x="11.268cm" svg:y="9.177cm">
              <text:p/>
              <draw:enhanced-geometry svg:viewBox="0 0 16 46" draw:type="non-primitive" draw:enhanced-path="M 16 0 L 16 14 8 20 16 15 16 46 16 46 0 7 16 0 16 0 Z N"/>
            </draw:custom-shape>
            <draw:custom-shape draw:style-name="gr538" draw:text-style-name="P3" draw:layer="layout" svg:width="0.057cm" svg:height="0.352cm" svg:x="11.177cm" svg:y="8.683cm">
              <text:p/>
              <draw:enhanced-geometry svg:viewBox="0 0 32 199" draw:type="non-primitive" draw:enhanced-path="M 32 0 L 32 59 27 95 32 59 32 179 20 193 19 199 0 153 0 81 1 79 9 25 17 6 32 0 32 0 Z N"/>
            </draw:custom-shape>
            <draw:custom-shape draw:style-name="gr539" draw:text-style-name="P3" draw:layer="layout" svg:width="0.02cm" svg:height="0.317cm" svg:x="11.177cm" svg:y="8.332cm">
              <text:p/>
              <draw:enhanced-geometry svg:viewBox="0 0 11 179" draw:type="non-primitive" draw:enhanced-path="M 0 179 L 0 0 11 28 1 167 0 179 0 179 Z N"/>
            </draw:custom-shape>
            <draw:custom-shape draw:style-name="gr540" draw:text-style-name="P3" draw:layer="layout" svg:width="0.094cm" svg:height="0.606cm" svg:x="11.083cm" svg:y="8.272cm">
              <text:p/>
              <draw:enhanced-geometry svg:viewBox="0 0 53 343" draw:type="non-primitive" draw:enhanced-path="M 53 34 L 53 213 37 343 18 294 36 161 41 26 1 249 0 243 15 26 24 7 41 0 53 34 53 34 Z N"/>
            </draw:custom-shape>
            <draw:custom-shape draw:style-name="gr541" draw:text-style-name="P3" draw:layer="layout" svg:width="0.018cm" svg:height="0.128cm" svg:x="11.159cm" svg:y="8.826cm">
              <text:p/>
              <draw:enhanced-geometry svg:viewBox="0 0 10 72" draw:type="non-primitive" draw:enhanced-path="M 10 0 L 10 72 0 43 10 0 10 0 Z N"/>
            </draw:custom-shape>
            <draw:custom-shape draw:style-name="gr542" draw:text-style-name="P3" draw:layer="layout" svg:width="0.087cm" svg:height="0.216cm" svg:x="10.997cm" svg:y="8.455cm">
              <text:p/>
              <draw:enhanced-geometry svg:viewBox="0 0 49 122" draw:type="non-primitive" draw:enhanced-path="M 41 122 L 21 69 23 24 17 59 0 10 13 0 27 0 41 7 49 24 41 122 41 122 Z N"/>
            </draw:custom-shape>
            <draw:custom-shape draw:style-name="gr543" draw:text-style-name="P3" draw:layer="layout" svg:width="0.168cm" svg:height="0.167cm" svg:x="11.616cm" svg:y="9.479cm">
              <text:p/>
              <draw:enhanced-geometry svg:viewBox="0 0 95 94" draw:type="non-primitive" draw:enhanced-path="M 0 10 L 63 0 72 24 9 34 74 24 76 30 10 39 7 60 82 49 82 50 9 59 85 53 95 79 0 94 0 10 0 10 Z N"/>
            </draw:custom-shape>
            <draw:custom-shape draw:style-name="gr544" draw:text-style-name="P3" draw:layer="layout" svg:width="0.108cm" svg:height="0.034cm" svg:x="11.616cm" svg:y="9.456cm">
              <text:p/>
              <draw:enhanced-geometry svg:viewBox="0 0 61 19" draw:type="non-primitive" draw:enhanced-path="M 0 19 L 0 14 59 0 61 4 0 19 0 19 Z N"/>
            </draw:custom-shape>
            <draw:custom-shape draw:style-name="gr545" draw:text-style-name="P3" draw:layer="layout" svg:width="0.1cm" svg:height="0.092cm" svg:x="11.616cm" svg:y="9.374cm">
              <text:p/>
              <draw:enhanced-geometry svg:viewBox="0 0 56 52" draw:type="non-primitive" draw:enhanced-path="M 0 52 L 0 34 51 21 42 0 0 11 0 32 51 21 56 39 0 52 0 52 Z N"/>
            </draw:custom-shape>
            <draw:custom-shape draw:style-name="gr546" draw:text-style-name="P3" draw:layer="layout" svg:width="0.07cm" svg:height="0.059cm" svg:x="11.616cm" svg:y="9.327cm">
              <text:p/>
              <draw:enhanced-geometry svg:viewBox="0 0 39 33" draw:type="non-primitive" draw:enhanced-path="M 0 33 L 0 7 30 0 39 24 0 33 0 33 Z N"/>
            </draw:custom-shape>
            <draw:custom-shape draw:style-name="gr547" draw:text-style-name="P3" draw:layer="layout" svg:width="0.004cm" svg:height="0.011cm" svg:x="11.616cm" svg:y="9.18cm">
              <text:p/>
              <draw:enhanced-geometry svg:viewBox="0 0 2 6" draw:type="non-primitive" draw:enhanced-path="M 0 6 L 0 0 2 5 0 6 0 6 Z N"/>
            </draw:custom-shape>
            <draw:custom-shape draw:style-name="gr548" draw:text-style-name="P3" draw:layer="layout" svg:width="0.107cm" svg:height="0.152cm" svg:x="11.51cm" svg:y="9.496cm">
              <text:p/>
              <draw:enhanced-geometry svg:viewBox="0 0 60 86" draw:type="non-primitive" draw:enhanced-path="M 27 86 L 10 42 53 37 10 42 0 12 60 0 60 84 27 86 27 86 Z N"/>
            </draw:custom-shape>
            <draw:custom-shape draw:style-name="gr549" draw:text-style-name="P3" draw:layer="layout" svg:width="0.121cm" svg:height="0.082cm" svg:x="11.496cm" svg:y="9.145cm">
              <text:p/>
              <draw:enhanced-geometry svg:viewBox="0 0 68 46" draw:type="non-primitive" draw:enhanced-path="M 68 20 L 68 26 0 46 0 23 61 0 68 20 68 20 Z N"/>
            </draw:custom-shape>
            <draw:custom-shape draw:style-name="gr550" draw:text-style-name="P3" draw:layer="layout" svg:width="0.121cm" svg:height="0.073cm" svg:x="11.496cm" svg:y="9.339cm">
              <text:p/>
              <draw:enhanced-geometry svg:viewBox="0 0 68 41" draw:type="non-primitive" draw:enhanced-path="M 68 0 L 68 26 0 41 0 14 68 0 68 0 Z N"/>
            </draw:custom-shape>
            <draw:custom-shape draw:style-name="gr551" draw:text-style-name="P3" draw:layer="layout" svg:width="0.121cm" svg:height="0.064cm" svg:x="11.496cm" svg:y="9.394cm">
              <text:p/>
              <draw:enhanced-geometry svg:viewBox="0 0 68 36" draw:type="non-primitive" draw:enhanced-path="M 68 0 L 68 21 0 36 0 15 68 0 68 0 Z N"/>
            </draw:custom-shape>
            <draw:custom-shape draw:style-name="gr552" draw:text-style-name="P3" draw:layer="layout" svg:width="0.121cm" svg:height="0.063cm" svg:x="11.496cm" svg:y="9.434cm">
              <text:p/>
              <draw:enhanced-geometry svg:viewBox="0 0 68 35" draw:type="non-primitive" draw:enhanced-path="M 68 0 L 68 18 3 35 0 26 0 21 68 0 68 0 Z N"/>
            </draw:custom-shape>
            <draw:custom-shape draw:style-name="gr553" draw:text-style-name="P3" draw:layer="layout" svg:width="0.107cm" svg:height="0.033cm" svg:x="11.51cm" svg:y="9.48cm">
              <text:p/>
              <draw:enhanced-geometry svg:viewBox="0 0 60 18" draw:type="non-primitive" draw:enhanced-path="M 60 0 L 60 5 0 18 0 16 60 0 60 0 Z N"/>
            </draw:custom-shape>
            <draw:custom-shape draw:style-name="gr554" draw:text-style-name="P3" draw:layer="layout" svg:width="0.098cm" svg:height="0.064cm" svg:x="11.496cm" svg:y="9.092cm">
              <text:p/>
              <draw:enhanced-geometry svg:viewBox="0 0 55 36" draw:type="non-primitive" draw:enhanced-path="M 0 36 L 0 19 49 0 55 17 0 36 0 36 Z N"/>
            </draw:custom-shape>
            <draw:custom-shape draw:style-name="gr555" draw:text-style-name="P3" draw:layer="layout" svg:width="0.075cm" svg:height="0.043cm" svg:x="11.496cm" svg:y="9.052cm">
              <text:p/>
              <draw:enhanced-geometry svg:viewBox="0 0 42 24" draw:type="non-primitive" draw:enhanced-path="M 0 24 L 0 19 41 0 42 6 0 24 0 24 Z N"/>
            </draw:custom-shape>
            <draw:custom-shape draw:style-name="gr556" draw:text-style-name="P3" draw:layer="layout" svg:width="0.052cm" svg:height="0.059cm" svg:x="11.496cm" svg:y="8.976cm">
              <text:p/>
              <draw:enhanced-geometry svg:viewBox="0 0 29 33" draw:type="non-primitive" draw:enhanced-path="M 0 33 L 0 10 23 0 29 17 0 33 0 33 Z N"/>
            </draw:custom-shape>
            <draw:custom-shape draw:style-name="gr557" draw:text-style-name="P3" draw:layer="layout" svg:width="0.158cm" svg:height="0.121cm" svg:x="11.339cm" svg:y="8.993cm">
              <text:p/>
              <draw:enhanced-geometry svg:viewBox="0 0 89 68" draw:type="non-primitive" draw:enhanced-path="M 89 0 L 89 23 10 68 0 40 89 0 89 0 Z N"/>
            </draw:custom-shape>
            <draw:custom-shape draw:style-name="gr558" draw:text-style-name="P3" draw:layer="layout" svg:width="0.128cm" svg:height="0.07cm" svg:x="11.369cm" svg:y="9.085cm">
              <text:p/>
              <draw:enhanced-geometry svg:viewBox="0 0 72 39" draw:type="non-primitive" draw:enhanced-path="M 72 0 L 72 5 2 39 0 33 72 0 72 0 Z N"/>
            </draw:custom-shape>
            <draw:custom-shape draw:style-name="gr559" draw:text-style-name="P3" draw:layer="layout" svg:width="0.119cm" svg:height="0.078cm" svg:x="11.378cm" svg:y="9.126cm">
              <text:p/>
              <draw:enhanced-geometry svg:viewBox="0 0 67 44" draw:type="non-primitive" draw:enhanced-path="M 67 0 L 67 17 65 18 7 44 0 24 67 0 67 0 Z N"/>
            </draw:custom-shape>
            <draw:custom-shape draw:style-name="gr560" draw:text-style-name="P3" draw:layer="layout" svg:width="0.096cm" svg:height="0.064cm" svg:x="11.401cm" svg:y="9.186cm">
              <text:p/>
              <draw:enhanced-geometry svg:viewBox="0 0 54 36" draw:type="non-primitive" draw:enhanced-path="M 54 0 L 54 23 4 36 0 20 54 0 54 0 Z N"/>
            </draw:custom-shape>
            <draw:custom-shape draw:style-name="gr561" draw:text-style-name="P3" draw:layer="layout" svg:width="0.041cm" svg:height="0.054cm" svg:x="11.455cm" svg:y="9.364cm">
              <text:p/>
              <draw:enhanced-geometry svg:viewBox="0 0 23 30" draw:type="non-primitive" draw:enhanced-path="M 23 0 L 23 27 9 30 0 4 23 0 23 0 Z N"/>
            </draw:custom-shape>
            <draw:custom-shape draw:style-name="gr562" draw:text-style-name="P3" draw:layer="layout" svg:width="0.02cm" svg:height="0.038cm" svg:x="11.477cm" svg:y="9.42cm">
              <text:p/>
              <draw:enhanced-geometry svg:viewBox="0 0 11 21" draw:type="non-primitive" draw:enhanced-path="M 11 0 L 11 21 6 21 0 3 11 0 11 0 Z N"/>
            </draw:custom-shape>
            <draw:custom-shape draw:style-name="gr563" draw:text-style-name="P3" draw:layer="layout" svg:width="0.003cm" svg:height="0.01cm" svg:x="11.494cm" svg:y="9.471cm">
              <text:p/>
              <draw:enhanced-geometry svg:viewBox="0 0 1 5" draw:type="non-primitive" draw:enhanced-path="M 1 0 L 1 5 0 0 1 0 1 0 Z N"/>
            </draw:custom-shape>
            <draw:custom-shape draw:style-name="gr564" draw:text-style-name="P3" draw:layer="layout" svg:width="0.205cm" svg:height="0.415cm" svg:x="11.201cm" svg:y="8.5cm">
              <text:p/>
              <draw:enhanced-geometry svg:viewBox="0 0 116 235" draw:type="non-primitive" draw:enhanced-path="M 0 114 L 0 113 12 104 26 103 39 111 46 127 57 52 67 16 75 3 88 0 90 0 116 70 87 153 45 235 36 211 58 170 74 124 84 77 88 26 36 211 19 166 21 129 18 162 0 114 0 114 Z N"/>
            </draw:custom-shape>
            <draw:custom-shape draw:style-name="gr565" draw:text-style-name="P3" draw:layer="layout" svg:width="0.003cm" svg:height="0.017cm" svg:x="11.201cm" svg:y="8.314cm">
              <text:p/>
              <draw:enhanced-geometry svg:viewBox="0 0 0 9" draw:type="non-primitive" draw:enhanced-path="M 0 9 L 0 0 0 2 0 9 0 9 Z N"/>
            </draw:custom-shape>
            <draw:custom-shape draw:style-name="gr566" draw:text-style-name="P3" draw:layer="layout" svg:width="0.101cm" svg:height="0.376cm" svg:x="11.101cm" svg:y="8.272cm">
              <text:p/>
              <draw:enhanced-geometry svg:viewBox="0 0 57 213" draw:type="non-primitive" draw:enhanced-path="M 57 24 L 57 33 44 213 26 164 31 26 11 129 0 96 5 26 14 7 31 0 49 7 57 24 57 24 Z N"/>
            </draw:custom-shape>
            <draw:custom-shape draw:style-name="gr567" draw:text-style-name="P3" draw:layer="layout" svg:width="0.006cm" svg:height="0.003cm" svg:x="11.196cm" svg:y="8.699cm">
              <text:p/>
              <draw:enhanced-geometry svg:viewBox="0 0 3 1" draw:type="non-primitive" draw:enhanced-path="M 3 0 L 3 1 0 0 3 0 3 0 Z N"/>
            </draw:custom-shape>
            <draw:custom-shape draw:style-name="gr568" draw:text-style-name="P3" draw:layer="layout" svg:width="0.131cm" svg:height="0.059cm" svg:x="11.766cm" svg:y="9.565cm">
              <text:p/>
              <draw:enhanced-geometry svg:viewBox="0 0 74 33" draw:type="non-primitive" draw:enhanced-path="M 0 4 L 63 0 74 24 72 24 0 33 0 4 0 4 Z N"/>
            </draw:custom-shape>
            <draw:custom-shape draw:style-name="gr569" draw:text-style-name="P3" draw:layer="layout" svg:width="0.112cm" svg:height="0.022cm" svg:x="11.766cm" svg:y="9.549cm">
              <text:p/>
              <draw:enhanced-geometry svg:viewBox="0 0 63 12" draw:type="non-primitive" draw:enhanced-path="M 0 12 L 0 9 62 0 63 7 0 12 0 12 Z N"/>
            </draw:custom-shape>
            <draw:custom-shape draw:style-name="gr570" draw:text-style-name="P3" draw:layer="layout" svg:width="0.098cm" svg:height="0.025cm" svg:x="11.766cm" svg:y="9.507cm">
              <text:p/>
              <draw:enhanced-geometry svg:viewBox="0 0 55 14" draw:type="non-primitive" draw:enhanced-path="M 0 14 L 0 8 52 0 55 7 0 14 0 14 Z N"/>
            </draw:custom-shape>
            <draw:custom-shape draw:style-name="gr571" draw:text-style-name="P3" draw:layer="layout" svg:width="0.092cm" svg:height="0.057cm" svg:x="11.766cm" svg:y="9.463cm">
              <text:p/>
              <draw:enhanced-geometry svg:viewBox="0 0 52 32" draw:type="non-primitive" draw:enhanced-path="M 0 32 L 0 6 43 0 52 23 0 32 0 32 Z N"/>
            </draw:custom-shape>
            <draw:custom-shape draw:style-name="gr572" draw:text-style-name="P3" draw:layer="layout" svg:width="0.07cm" svg:height="0.031cm" svg:x="11.766cm" svg:y="9.427cm">
              <text:p/>
              <draw:enhanced-geometry svg:viewBox="0 0 39 17" draw:type="non-primitive" draw:enhanced-path="M 0 17 L 0 10 36 0 39 12 0 17 0 17 Z N"/>
            </draw:custom-shape>
            <draw:custom-shape draw:style-name="gr573" draw:text-style-name="P3" draw:layer="layout" svg:width="0.057cm" svg:height="0.07cm" svg:x="11.766cm" svg:y="9.359cm">
              <text:p/>
              <draw:enhanced-geometry svg:viewBox="0 0 32 39" draw:type="non-primitive" draw:enhanced-path="M 0 39 L 0 26 27 20 20 0 0 5 0 25 27 20 32 30 0 39 0 39 Z N"/>
            </draw:custom-shape>
            <draw:custom-shape draw:style-name="gr574" draw:text-style-name="P3" draw:layer="layout" svg:width="0.034cm" svg:height="0.05cm" svg:x="11.766cm" svg:y="9.307cm">
              <text:p/>
              <draw:enhanced-geometry svg:viewBox="0 0 19 28" draw:type="non-primitive" draw:enhanced-path="M 0 28 L 0 2 9 0 19 25 0 28 0 28 Z N"/>
            </draw:custom-shape>
            <draw:custom-shape draw:style-name="gr575" draw:text-style-name="P3" draw:layer="layout" svg:width="0.117cm" svg:height="0.063cm" svg:x="11.649cm" svg:y="9.572cm">
              <text:p/>
              <draw:enhanced-geometry svg:viewBox="0 0 66 35" draw:type="non-primitive" draw:enhanced-path="M 11 35 L 0 6 66 0 66 29 11 35 11 35 Z N"/>
            </draw:custom-shape>
            <draw:custom-shape draw:style-name="gr576" draw:text-style-name="P3" draw:layer="layout" svg:width="0.163cm" svg:height="0.077cm" svg:x="11.604cm" svg:y="9.311cm">
              <text:p/>
              <draw:enhanced-geometry svg:viewBox="0 0 92 43" draw:type="non-primitive" draw:enhanced-path="M 92 0 L 92 26 0 43 0 17 92 0 92 0 Z N"/>
            </draw:custom-shape>
            <draw:custom-shape draw:style-name="gr577" draw:text-style-name="P3" draw:layer="layout" svg:width="0.163cm" svg:height="0.066cm" svg:x="11.604cm" svg:y="9.367cm">
              <text:p/>
              <draw:enhanced-geometry svg:viewBox="0 0 92 37" draw:type="non-primitive" draw:enhanced-path="M 92 0 L 92 20 0 37 0 15 92 0 92 0 Z N"/>
            </draw:custom-shape>
            <draw:custom-shape draw:style-name="gr578" draw:text-style-name="P3" draw:layer="layout" svg:width="0.163cm" svg:height="0.068cm" svg:x="11.604cm" svg:y="9.404cm">
              <text:p/>
              <draw:enhanced-geometry svg:viewBox="0 0 92 38" draw:type="non-primitive" draw:enhanced-path="M 92 0 L 92 13 1 38 0 29 0 17 92 0 92 0 Z N"/>
            </draw:custom-shape>
            <draw:custom-shape draw:style-name="gr579" draw:text-style-name="P3" draw:layer="layout" svg:width="0.152cm" svg:height="0.041cm" svg:x="11.614cm" svg:y="9.445cm">
              <text:p/>
              <draw:enhanced-geometry svg:viewBox="0 0 86 23" draw:type="non-primitive" draw:enhanced-path="M 86 0 L 86 7 0 23 0 20 86 0 86 0 Z N"/>
            </draw:custom-shape>
            <draw:custom-shape draw:style-name="gr580" draw:text-style-name="P3" draw:layer="layout" svg:width="0.147cm" svg:height="0.064cm" svg:x="11.619cm" svg:y="9.473cm">
              <text:p/>
              <draw:enhanced-geometry svg:viewBox="0 0 83 36" draw:type="non-primitive" draw:enhanced-path="M 83 0 L 83 26 8 36 0 12 83 0 83 0 Z N"/>
            </draw:custom-shape>
            <draw:custom-shape draw:style-name="gr581" draw:text-style-name="P3" draw:layer="layout" svg:width="0.133cm" svg:height="0.027cm" svg:x="11.635cm" svg:y="9.521cm">
              <text:p/>
              <draw:enhanced-geometry svg:viewBox="0 0 75 15" draw:type="non-primitive" draw:enhanced-path="M 75 0 L 75 6 2 15 0 9 75 0 75 0 Z N"/>
            </draw:custom-shape>
            <draw:custom-shape draw:style-name="gr582" draw:text-style-name="P3" draw:layer="layout" svg:width="0.117cm" svg:height="0.018cm" svg:x="11.649cm" svg:y="9.565cm">
              <text:p/>
              <draw:enhanced-geometry svg:viewBox="0 0 66 10" draw:type="non-primitive" draw:enhanced-path="M 66 0 L 66 3 0 9 0 10 66 0 66 0 Z N"/>
            </draw:custom-shape>
            <draw:custom-shape draw:style-name="gr583" draw:text-style-name="P3" draw:layer="layout" svg:width="0.121cm" svg:height="0.087cm" svg:x="11.604cm" svg:y="9.11cm">
              <text:p/>
              <draw:enhanced-geometry svg:viewBox="0 0 68 49" draw:type="non-primitive" draw:enhanced-path="M 0 49 L 0 20 59 0 68 23 11 45 0 49 0 49 Z N"/>
            </draw:custom-shape>
            <draw:custom-shape draw:style-name="gr584" draw:text-style-name="P3" draw:layer="layout" svg:width="0.103cm" svg:height="0.054cm" svg:x="11.604cm" svg:y="9.069cm">
              <text:p/>
              <draw:enhanced-geometry svg:viewBox="0 0 58 30" draw:type="non-primitive" draw:enhanced-path="M 0 30 L 0 12 50 0 58 22 0 30 0 30 Z N"/>
            </draw:custom-shape>
            <draw:custom-shape draw:style-name="gr585" draw:text-style-name="P3" draw:layer="layout" svg:width="0.071cm" svg:height="0.048cm" svg:x="11.604cm" svg:y="9.004cm">
              <text:p/>
              <draw:enhanced-geometry svg:viewBox="0 0 40 27" draw:type="non-primitive" draw:enhanced-path="M 0 27 L 0 17 36 0 40 11 0 27 0 27 Z N"/>
            </draw:custom-shape>
            <draw:custom-shape draw:style-name="gr586" draw:text-style-name="P3" draw:layer="layout" svg:width="0.047cm" svg:height="0.047cm" svg:x="11.604cm" svg:y="8.941cm">
              <text:p/>
              <draw:enhanced-geometry svg:viewBox="0 0 26 26" draw:type="non-primitive" draw:enhanced-path="M 0 26 L 0 8 23 0 26 13 0 26 0 26 Z N"/>
            </draw:custom-shape>
            <draw:custom-shape draw:style-name="gr587" draw:text-style-name="P3" draw:layer="layout" svg:width="0.167cm" svg:height="0.1cm" svg:x="11.438cm" svg:y="8.955cm">
              <text:p/>
              <draw:enhanced-geometry svg:viewBox="0 0 94 56" draw:type="non-primitive" draw:enhanced-path="M 94 0 L 94 18 9 56 0 35 94 0 94 0 Z N"/>
            </draw:custom-shape>
            <draw:custom-shape draw:style-name="gr588" draw:text-style-name="P3" draw:layer="layout" svg:width="0.135cm" svg:height="0.071cm" svg:x="11.469cm" svg:y="9.034cm">
              <text:p/>
              <draw:enhanced-geometry svg:viewBox="0 0 76 40" draw:type="non-primitive" draw:enhanced-path="M 76 0 L 76 10 1 40 0 36 76 0 76 0 Z N"/>
            </draw:custom-shape>
            <draw:custom-shape draw:style-name="gr589" draw:text-style-name="P3" draw:layer="layout" svg:width="0.122cm" svg:height="0.068cm" svg:x="11.482cm" svg:y="9.09cm">
              <text:p/>
              <draw:enhanced-geometry svg:viewBox="0 0 69 38" draw:type="non-primitive" draw:enhanced-path="M 69 0 L 69 18 66 18 6 38 0 20 62 0 69 0 69 0 Z N"/>
            </draw:custom-shape>
            <draw:custom-shape draw:style-name="gr590" draw:text-style-name="P3" draw:layer="layout" svg:width="0.103cm" svg:height="0.077cm" svg:x="11.501cm" svg:y="9.145cm">
              <text:p/>
              <draw:enhanced-geometry svg:viewBox="0 0 58 43" draw:type="non-primitive" draw:enhanced-path="M 58 0 L 58 29 6 43 0 23 58 0 58 0 Z N"/>
            </draw:custom-shape>
            <draw:custom-shape draw:style-name="gr591" draw:text-style-name="P3" draw:layer="layout" svg:width="0.045cm" svg:height="0.05cm" svg:x="11.559cm" svg:y="9.341cm">
              <text:p/>
              <draw:enhanced-geometry svg:viewBox="0 0 25 28" draw:type="non-primitive" draw:enhanced-path="M 25 0 L 25 26 11 28 0 4 25 0 25 0 Z N"/>
            </draw:custom-shape>
            <draw:custom-shape draw:style-name="gr592" draw:text-style-name="P3" draw:layer="layout" svg:width="0.025cm" svg:height="0.04cm" svg:x="11.579cm" svg:y="9.394cm">
              <text:p/>
              <draw:enhanced-geometry svg:viewBox="0 0 14 22" draw:type="non-primitive" draw:enhanced-path="M 14 0 L 14 22 8 22 0 2 14 0 14 0 Z N"/>
            </draw:custom-shape>
            <draw:custom-shape draw:style-name="gr593" draw:text-style-name="P3" draw:layer="layout" svg:width="0.011cm" svg:height="0.022cm" svg:x="11.593cm" svg:y="9.434cm">
              <text:p/>
              <draw:enhanced-geometry svg:viewBox="0 0 6 12" draw:type="non-primitive" draw:enhanced-path="M 6 0 L 6 12 0 3 6 0 6 0 Z N"/>
            </draw:custom-shape>
            <draw:custom-shape draw:style-name="gr594" draw:text-style-name="P3" draw:layer="layout" svg:width="0.114cm" svg:height="0.281cm" svg:x="11.297cm" svg:y="8.5cm">
              <text:p/>
              <draw:enhanced-geometry svg:viewBox="0 0 64 159" draw:type="non-primitive" draw:enhanced-path="M 28 159 L 18 132 30 80 34 26 10 111 0 80 10 26 20 8 34 0 51 3 60 15 64 29 64 51 53 103 28 159 28 159 Z N"/>
            </draw:custom-shape>
            <draw:custom-shape draw:style-name="gr595" draw:text-style-name="P3" draw:layer="layout" svg:width="0.047cm" svg:height="0.11cm" svg:x="11.155cm" svg:y="8.272cm">
              <text:p/>
              <draw:enhanced-geometry svg:viewBox="0 0 26 62" draw:type="non-primitive" draw:enhanced-path="M 23 62 L 0 0 18 7 26 26 23 62 23 62 Z N"/>
            </draw:custom-shape>
            <draw:custom-shape draw:style-name="gr596" draw:text-style-name="P3" draw:layer="layout" svg:width="0.13cm" svg:height="0.121cm" svg:x="11.858cm" svg:y="9.491cm">
              <text:p/>
              <draw:enhanced-geometry svg:viewBox="0 0 73 68" draw:type="non-primitive" draw:enhanced-path="M 0 42 L 20 40 0 42 0 35 73 25 63 0 0 9 0 16 20 15 39 23 46 40 39 58 20 66 0 68 0 42 0 42 Z N"/>
            </draw:custom-shape>
            <draw:custom-shape draw:style-name="gr597" draw:text-style-name="P3" draw:layer="layout" svg:width="0.112cm" svg:height="0.055cm" svg:x="11.858cm" svg:y="9.449cm">
              <text:p/>
              <draw:enhanced-geometry svg:viewBox="0 0 63 31" draw:type="non-primitive" draw:enhanced-path="M 0 31 L 0 7 55 0 63 23 0 31 0 31 Z N"/>
            </draw:custom-shape>
            <draw:custom-shape draw:style-name="gr598" draw:text-style-name="P3" draw:layer="layout" svg:width="0.092cm" svg:height="0.043cm" svg:x="11.858cm" svg:y="9.403cm">
              <text:p/>
              <draw:enhanced-geometry svg:viewBox="0 0 52 24" draw:type="non-primitive" draw:enhanced-path="M 0 24 L 0 10 45 0 52 17 0 24 0 24 Z N"/>
            </draw:custom-shape>
            <draw:custom-shape draw:style-name="gr599" draw:text-style-name="P3" draw:layer="layout" svg:width="0.071cm" svg:height="0.018cm" svg:x="11.858cm" svg:y="9.385cm">
              <text:p/>
              <draw:enhanced-geometry svg:viewBox="0 0 40 10" draw:type="non-primitive" draw:enhanced-path="M 0 10 L 0 5 40 0 40 0 0 10 0 10 Z N"/>
            </draw:custom-shape>
            <draw:custom-shape draw:style-name="gr600" draw:text-style-name="P3" draw:layer="layout" svg:width="0.07cm" svg:height="0.047cm" svg:x="11.858cm" svg:y="9.344cm">
              <text:p/>
              <draw:enhanced-geometry svg:viewBox="0 0 39 26" draw:type="non-primitive" draw:enhanced-path="M 0 26 L 0 5 32 0 39 20 0 26 0 26 Z N"/>
            </draw:custom-shape>
            <draw:custom-shape draw:style-name="gr601" draw:text-style-name="P3" draw:layer="layout" svg:width="0.052cm" svg:height="0.052cm" svg:x="11.858cm" svg:y="9.29cm">
              <text:p/>
              <draw:enhanced-geometry svg:viewBox="0 0 29 29" draw:type="non-primitive" draw:enhanced-path="M 0 29 L 0 3 20 0 29 25 0 29 0 29 Z N"/>
            </draw:custom-shape>
            <draw:custom-shape draw:style-name="gr602" draw:text-style-name="P3" draw:layer="layout" svg:width="0.092cm" svg:height="0.054cm" svg:x="11.766cm" svg:y="9.565cm">
              <text:p/>
              <draw:enhanced-geometry svg:viewBox="0 0 52 30" draw:type="non-primitive" draw:enhanced-path="M 10 30 L 0 4 52 0 52 26 10 30 10 30 Z N"/>
            </draw:custom-shape>
          </draw:g>
          <draw:custom-shape draw:style-name="gr603" draw:text-style-name="P3" draw:layer="layout" svg:width="0.098cm" svg:height="0.015cm" svg:x="11.762cm" svg:y="9.553cm">
            <text:p/>
            <draw:enhanced-geometry svg:viewBox="0 0 55 8" draw:type="non-primitive" draw:enhanced-path="M 55 7 L 0 8 0 7 55 0 55 7 55 7 Z N"/>
          </draw:custom-shape>
          <draw:custom-shape draw:style-name="gr604" draw:text-style-name="P3" draw:layer="layout" svg:width="0.112cm" svg:height="0.025cm" svg:x="11.746cm" svg:y="9.507cm">
            <text:p/>
            <draw:enhanced-geometry svg:viewBox="0 0 63 14" draw:type="non-primitive" draw:enhanced-path="M 63 0 L 0 8 2 14 63 7 63 0 63 0 Z N"/>
          </draw:custom-shape>
          <draw:custom-shape draw:style-name="gr605" draw:text-style-name="P3" draw:layer="layout" svg:width="0.19cm" svg:height="0.075cm" svg:x="11.669cm" svg:y="9.295cm">
            <text:p/>
            <draw:enhanced-geometry svg:viewBox="0 0 107 42" draw:type="non-primitive" draw:enhanced-path="M 107 0 L 107 26 9 42 0 18 107 0 107 0 Z N"/>
          </draw:custom-shape>
          <draw:custom-shape draw:style-name="gr606" draw:text-style-name="P3" draw:layer="layout" svg:width="0.168cm" svg:height="0.091cm" svg:x="11.69cm" svg:y="9.353cm">
            <text:p/>
            <draw:enhanced-geometry svg:viewBox="0 0 95 51" draw:type="non-primitive" draw:enhanced-path="M 95 0 L 95 21 9 33 14 51 95 28 95 23 9 33 0 12 95 0 95 0 Z N"/>
          </draw:custom-shape>
          <draw:custom-shape draw:style-name="gr607" draw:text-style-name="P3" draw:layer="layout" svg:width="0.138cm" svg:height="0.043cm" svg:x="11.72cm" svg:y="9.42cm">
            <text:p/>
            <draw:enhanced-geometry svg:viewBox="0 0 78 24" draw:type="non-primitive" draw:enhanced-path="M 78 0 L 78 14 2 24 0 20 78 0 78 0 Z N"/>
          </draw:custom-shape>
          <draw:custom-shape draw:style-name="gr608" draw:text-style-name="P3" draw:layer="layout" svg:width="0.131cm" svg:height="0.061cm" svg:x="11.727cm" svg:y="9.461cm">
            <text:p/>
            <draw:enhanced-geometry svg:viewBox="0 0 74 34" draw:type="non-primitive" draw:enhanced-path="M 74 0 L 74 24 9 34 0 10 74 0 74 0 Z N"/>
          </draw:custom-shape>
          <draw:custom-shape draw:style-name="gr609" draw:text-style-name="P3" draw:layer="layout" svg:width="0.1cm" svg:height="0.105cm" svg:x="11.662cm" svg:y="9.069cm">
            <text:p/>
            <draw:enhanced-geometry svg:viewBox="0 0 56 59" draw:type="non-primitive" draw:enhanced-path="M 0 59 L 0 32 30 22 0 25 0 4 26 0 48 6 56 22 50 33 33 46 0 59 0 59 Z N"/>
          </draw:custom-shape>
          <draw:custom-shape draw:style-name="gr610" draw:text-style-name="P3" draw:layer="layout" svg:width="0.115cm" svg:height="0.073cm" svg:x="11.662cm" svg:y="8.958cm">
            <text:p/>
            <draw:enhanced-geometry svg:viewBox="0 0 65 41" draw:type="non-primitive" draw:enhanced-path="M 0 41 L 0 27 59 0 65 17 0 41 0 41 Z N"/>
          </draw:custom-shape>
          <draw:custom-shape draw:style-name="gr611" draw:text-style-name="P3" draw:layer="layout" svg:width="0.094cm" svg:height="0.054cm" svg:x="11.662cm" svg:y="8.907cm">
            <text:p/>
            <draw:enhanced-geometry svg:viewBox="0 0 53 30" draw:type="non-primitive" draw:enhanced-path="M 0 30 L 0 17 48 0 53 14 0 30 0 30 Z N"/>
          </draw:custom-shape>
          <draw:custom-shape draw:style-name="gr612" draw:text-style-name="P3" draw:layer="layout" svg:width="0.126cm" svg:height="0.07cm" svg:x="11.536cm" svg:y="8.937cm">
            <text:p/>
            <draw:enhanced-geometry svg:viewBox="0 0 71 39" draw:type="non-primitive" draw:enhanced-path="M 71 0 L 71 13 70 13 6 39 0 22 71 0 71 0 Z N"/>
          </draw:custom-shape>
          <draw:custom-shape draw:style-name="gr613" draw:text-style-name="P3" draw:layer="layout" svg:width="0.094cm" svg:height="0.057cm" svg:x="11.568cm" svg:y="9.006cm">
            <text:p/>
            <draw:enhanced-geometry svg:viewBox="0 0 53 32" draw:type="non-primitive" draw:enhanced-path="M 53 0 L 53 14 1 32 0 26 53 0 53 0 Z N"/>
          </draw:custom-shape>
          <draw:custom-shape draw:style-name="gr614" draw:text-style-name="P3" draw:layer="layout" svg:width="0.08cm" svg:height="0.047cm" svg:x="11.582cm" svg:y="9.076cm">
            <text:p/>
            <draw:enhanced-geometry svg:viewBox="0 0 45 26" draw:type="non-primitive" draw:enhanced-path="M 45 0 L 45 21 6 26 0 9 39 0 45 0 45 0 Z N"/>
          </draw:custom-shape>
          <draw:custom-shape draw:style-name="gr615" draw:text-style-name="P3" draw:layer="layout" svg:width="0.059cm" svg:height="0.064cm" svg:x="11.604cm" svg:y="9.126cm">
            <text:p/>
            <draw:enhanced-geometry svg:viewBox="0 0 33 36" draw:type="non-primitive" draw:enhanced-path="M 33 0 L 33 27 9 36 0 11 33 0 33 0 Z N"/>
          </draw:custom-shape>
          <draw:custom-shape draw:style-name="gr616" draw:text-style-name="P3" draw:layer="layout" svg:width="0.05cm" svg:height="0.124cm" svg:x="11.36cm" svg:y="8.5cm">
            <text:p/>
            <draw:enhanced-geometry svg:viewBox="0 0 28 70" draw:type="non-primitive" draw:enhanced-path="M 26 70 L 0 0 17 6 27 19 28 42 26 70 26 70 Z N"/>
          </draw:custom-shape>
          <draw:custom-shape draw:style-name="gr617" draw:text-style-name="P3" draw:layer="layout" svg:width="0.128cm" svg:height="0.063cm" svg:x="11.969cm" svg:y="9.475cm">
            <text:p/>
            <draw:enhanced-geometry svg:viewBox="0 0 72 35" draw:type="non-primitive" draw:enhanced-path="M 0 35 L 72 26 64 0 0 9 0 35 0 35 Z N"/>
          </draw:custom-shape>
          <draw:custom-shape draw:style-name="gr618" draw:text-style-name="P3" draw:layer="layout" svg:width="0.114cm" svg:height="0.057cm" svg:x="11.969cm" svg:y="9.433cm">
            <text:p/>
            <draw:enhanced-geometry svg:viewBox="0 0 64 32" draw:type="non-primitive" draw:enhanced-path="M 0 32 L 0 7 54 0 64 24 0 32 0 32 Z N"/>
          </draw:custom-shape>
          <draw:custom-shape draw:style-name="gr619" draw:text-style-name="P3" draw:layer="layout" svg:width="0.087cm" svg:height="0.098cm" svg:x="11.969cm" svg:y="9.336cm">
            <text:p/>
            <draw:enhanced-geometry svg:viewBox="0 0 49 55" draw:type="non-primitive" draw:enhanced-path="M 0 55 L 0 33 26 26 0 28 0 20 38 12 35 2 26 0 0 3 0 20 41 16 49 38 41 48 26 52 0 55 0 55 Z N"/>
          </draw:custom-shape>
          <draw:custom-shape draw:style-name="gr620" draw:text-style-name="P3" draw:layer="layout" svg:width="0.052cm" svg:height="0.047cm" svg:x="11.969cm" svg:y="9.277cm">
            <text:p/>
            <draw:enhanced-geometry svg:viewBox="0 0 29 26" draw:type="non-primitive" draw:enhanced-path="M 0 26 L 0 2 20 0 29 23 0 26 0 26 Z N"/>
          </draw:custom-shape>
          <draw:custom-shape draw:style-name="gr621" draw:text-style-name="P3" draw:layer="layout" svg:width="0.112cm" svg:height="0.117cm" svg:x="11.858cm" svg:y="9.491cm">
            <text:p/>
            <draw:enhanced-geometry svg:viewBox="0 0 63 66" draw:type="non-primitive" draw:enhanced-path="M 22 66 L 11 42 20 40 11 40 10 33 63 26 63 0 0 9 3 16 20 15 39 23 46 40 40 58 22 66 22 66 Z N"/>
          </draw:custom-shape>
          <draw:custom-shape draw:style-name="gr622" draw:text-style-name="P3" draw:layer="layout" svg:width="0.188cm" svg:height="0.071cm" svg:x="11.782cm" svg:y="9.281cm">
            <text:p/>
            <draw:enhanced-geometry svg:viewBox="0 0 106 40" draw:type="non-primitive" draw:enhanced-path="M 106 0 L 106 24 10 40 0 15 106 0 106 0 Z N"/>
          </draw:custom-shape>
          <draw:custom-shape draw:style-name="gr623" draw:text-style-name="P3" draw:layer="layout" svg:width="0.168cm" svg:height="0.071cm" svg:x="11.801cm" svg:y="9.341cm">
            <text:p/>
            <draw:enhanced-geometry svg:viewBox="0 0 95 40" draw:type="non-primitive" draw:enhanced-path="M 95 0 L 95 17 7 30 12 40 95 17 95 25 7 30 0 10 95 0 95 0 Z N"/>
          </draw:custom-shape>
          <draw:custom-shape draw:style-name="gr624" draw:text-style-name="P3" draw:layer="layout" svg:width="0.14cm" svg:height="0.055cm" svg:x="11.829cm" svg:y="9.394cm">
            <text:p/>
            <draw:enhanced-geometry svg:viewBox="0 0 79 31" draw:type="non-primitive" draw:enhanced-path="M 79 0 L 79 22 3 31 0 19 79 0 79 0 Z N"/>
          </draw:custom-shape>
          <draw:custom-shape draw:style-name="gr625" draw:text-style-name="P3" draw:layer="layout" svg:width="0.128cm" svg:height="0.059cm" svg:x="11.842cm" svg:y="9.445cm">
            <text:p/>
            <draw:enhanced-geometry svg:viewBox="0 0 72 33" draw:type="non-primitive" draw:enhanced-path="M 72 0 L 72 25 9 33 0 10 72 0 72 0 Z N"/>
          </draw:custom-shape>
          <draw:custom-shape draw:style-name="gr626" draw:text-style-name="P3" draw:layer="layout" svg:width="0.07cm" svg:height="0.082cm" svg:x="11.692cm" svg:y="9.069cm">
            <text:p/>
            <draw:enhanced-geometry svg:viewBox="0 0 39 46" draw:type="non-primitive" draw:enhanced-path="M 18 46 L 9 23 13 22 8 22 0 0 29 4 36 12 39 22 33 33 18 46 18 46 Z N"/>
          </draw:custom-shape>
          <draw:custom-shape draw:style-name="gr627" draw:text-style-name="P3" draw:layer="layout" svg:width="0.234cm" svg:height="0.145cm" svg:x="11.644cm" svg:y="8.879cm">
            <text:p/>
            <draw:enhanced-geometry svg:viewBox="0 0 132 82" draw:type="non-primitive" draw:enhanced-path="M 17 82 L 13 71 108 26 60 33 3 48 0 35 108 0 121 3 132 36 124 48 108 52 17 82 17 82 Z N"/>
          </draw:custom-shape>
          <draw:custom-shape draw:style-name="gr628" draw:text-style-name="P3" draw:layer="layout" svg:width="0.13cm" svg:height="0.061cm" svg:x="12.082cm" svg:y="9.461cm">
            <text:p/>
            <draw:enhanced-geometry svg:viewBox="0 0 73 34" draw:type="non-primitive" draw:enhanced-path="M 0 8 L 65 0 73 24 69 26 0 34 0 8 0 8 Z N"/>
          </draw:custom-shape>
          <draw:custom-shape draw:style-name="gr629" draw:text-style-name="P3" draw:layer="layout" svg:width="0.115cm" svg:height="0.059cm" svg:x="12.082cm" svg:y="9.417cm">
            <text:p/>
            <draw:enhanced-geometry svg:viewBox="0 0 65 33" draw:type="non-primitive" draw:enhanced-path="M 0 33 L 0 8 54 0 65 25 0 33 0 33 Z N"/>
          </draw:custom-shape>
          <draw:custom-shape draw:style-name="gr630" draw:text-style-name="P3" draw:layer="layout" svg:width="0.071cm" svg:height="0.031cm" svg:x="12.082cm" svg:y="9.327cm">
            <text:p/>
            <draw:enhanced-geometry svg:viewBox="0 0 40 17" draw:type="non-primitive" draw:enhanced-path="M 0 17 L 0 10 34 0 40 14 0 17 0 17 Z N"/>
          </draw:custom-shape>
          <draw:custom-shape draw:style-name="gr631" draw:text-style-name="P3" draw:layer="layout" svg:width="0.054cm" svg:height="0.048cm" svg:x="12.082cm" svg:y="9.263cm">
            <text:p/>
            <draw:enhanced-geometry svg:viewBox="0 0 30 27" draw:type="non-primitive" draw:enhanced-path="M 0 27 L 0 1 21 0 30 23 0 27 0 27 Z N"/>
          </draw:custom-shape>
          <draw:custom-shape draw:style-name="gr632" draw:text-style-name="P3" draw:layer="layout" svg:width="0.114cm" svg:height="0.061cm" svg:x="11.969cm" svg:y="9.475cm">
            <text:p/>
            <draw:enhanced-geometry svg:viewBox="0 0 64 34" draw:type="non-primitive" draw:enhanced-path="M 10 34 L 0 9 64 0 64 26 10 34 10 34 Z N"/>
          </draw:custom-shape>
          <draw:custom-shape draw:style-name="gr633" draw:text-style-name="P3" draw:layer="layout" svg:width="0.19cm" svg:height="0.07cm" svg:x="11.893cm" svg:y="9.265cm">
            <text:p/>
            <draw:enhanced-geometry svg:viewBox="0 0 107 39" draw:type="non-primitive" draw:enhanced-path="M 107 0 L 107 26 9 39 0 14 107 0 107 0 Z N"/>
          </draw:custom-shape>
          <draw:custom-shape draw:style-name="gr634" draw:text-style-name="P3" draw:layer="layout" svg:width="0.168cm" svg:height="0.098cm" svg:x="11.914cm" svg:y="9.336cm">
            <text:p/>
            <draw:enhanced-geometry svg:viewBox="0 0 95 55" draw:type="non-primitive" draw:enhanced-path="M 95 5 L 95 12 7 25 0 5 57 0 76 9 82 26 76 43 57 52 20 55 13 38 57 26 8 28 8 28 95 5 95 5 Z N"/>
          </draw:custom-shape>
          <draw:custom-shape draw:style-name="gr635" draw:text-style-name="P3" draw:layer="layout" svg:width="0.128cm" svg:height="0.059cm" svg:x="11.955cm" svg:y="9.431cm">
            <text:p/>
            <draw:enhanced-geometry svg:viewBox="0 0 72 33" draw:type="non-primitive" draw:enhanced-path="M 72 0 L 72 25 8 33 0 10 72 0 72 0 Z N"/>
          </draw:custom-shape>
          <draw:custom-shape draw:style-name="gr636" draw:text-style-name="P3" draw:layer="layout" svg:width="0.135cm" svg:height="0.11cm" svg:x="11.746cm" svg:y="8.879cm">
            <text:p/>
            <draw:enhanced-geometry svg:viewBox="0 0 76 62" draw:type="non-primitive" draw:enhanced-path="M 17 62 L 11 45 50 26 5 30 0 16 50 0 69 9 76 26 69 45 50 52 17 62 17 62 Z N"/>
          </draw:custom-shape>
          <draw:custom-shape draw:style-name="gr637" draw:text-style-name="P3" draw:layer="layout" svg:width="0.108cm" svg:height="0.103cm" svg:x="12.136cm" svg:y="9.415cm">
            <text:p/>
            <draw:enhanced-geometry svg:viewBox="0 0 61 58" draw:type="non-primitive" draw:enhanced-path="M 0 32 L 35 26 0 29 0 6 32 0 52 6 61 23 55 42 38 52 0 58 0 32 0 32 Z N"/>
          </draw:custom-shape>
          <draw:custom-shape draw:style-name="gr638" draw:text-style-name="P3" draw:layer="layout" svg:width="0.126cm" svg:height="0.054cm" svg:x="12.136cm" svg:y="9.299cm">
            <text:p/>
            <draw:enhanced-geometry svg:viewBox="0 0 71 30" draw:type="non-primitive" draw:enhanced-path="M 0 30 L 0 17 64 0 71 21 0 30 0 30 Z N"/>
          </draw:custom-shape>
          <draw:custom-shape draw:style-name="gr639" draw:text-style-name="P3" draw:layer="layout" svg:width="0.11cm" svg:height="0.057cm" svg:x="12.136cm" svg:y="9.247cm">
            <text:p/>
            <draw:enhanced-geometry svg:viewBox="0 0 62 32" draw:type="non-primitive" draw:enhanced-path="M 0 32 L 0 7 52 0 62 24 0 32 0 32 Z N"/>
          </draw:custom-shape>
          <draw:custom-shape draw:style-name="gr640" draw:text-style-name="P3" draw:layer="layout" svg:width="0.055cm" svg:height="0.05cm" svg:x="12.082cm" svg:y="9.471cm">
            <text:p/>
            <draw:enhanced-geometry svg:viewBox="0 0 31 28" draw:type="non-primitive" draw:enhanced-path="M 8 28 L 0 2 31 0 31 26 8 28 8 28 Z N"/>
          </draw:custom-shape>
          <draw:custom-shape draw:style-name="gr641" draw:text-style-name="P3" draw:layer="layout" svg:width="0.073cm" svg:height="0.05cm" svg:x="12.064cm" svg:y="9.426cm">
            <text:p/>
            <draw:enhanced-geometry svg:viewBox="0 0 41 28" draw:type="non-primitive" draw:enhanced-path="M 41 23 L 10 28 0 4 41 0 41 23 41 23 Z N"/>
          </draw:custom-shape>
          <draw:custom-shape draw:style-name="gr642" draw:text-style-name="P3" draw:layer="layout" svg:width="0.133cm" svg:height="0.059cm" svg:x="12.004cm" svg:y="9.26cm">
            <text:p/>
            <draw:enhanced-geometry svg:viewBox="0 0 75 33" draw:type="non-primitive" draw:enhanced-path="M 75 0 L 75 25 9 33 0 10 75 0 75 0 Z N"/>
          </draw:custom-shape>
          <draw:custom-shape draw:style-name="gr643" draw:text-style-name="P3" draw:layer="layout" svg:width="0.107cm" svg:height="0.075cm" svg:x="12.03cm" svg:y="9.329cm">
            <text:p/>
            <draw:enhanced-geometry svg:viewBox="0 0 60 42" draw:type="non-primitive" draw:enhanced-path="M 60 0 L 60 13 6 20 14 42 14 22 9 11 0 6 3 16 60 0 60 0 Z N"/>
          </draw:custom-shape>
          <draw:custom-shape draw:style-name="gr644" draw:text-style-name="P3" draw:layer="layout" svg:width="0.02cm" svg:height="0.059cm" svg:x="11.858cm" svg:y="8.884cm">
            <text:p/>
            <draw:enhanced-geometry svg:viewBox="0 0 11 33" draw:type="non-primitive" draw:enhanced-path="M 11 33 L 0 0 6 6 11 14 11 33 11 33 Z N"/>
          </draw:custom-shape>
          <draw:custom-shape draw:style-name="gr645" draw:text-style-name="P3" draw:layer="layout" svg:width="0.064cm" svg:height="0.089cm" svg:x="12.177cm" svg:y="9.415cm">
            <text:p/>
            <draw:enhanced-geometry svg:viewBox="0 0 36 50" draw:type="non-primitive" draw:enhanced-path="M 19 50 L 11 26 12 26 11 26 0 1 9 0 28 6 36 20 35 40 28 46 19 50 19 50 Z N"/>
          </draw:custom-shape>
          <draw:custom-shape draw:style-name="gr646" draw:text-style-name="P3" draw:layer="layout" svg:width="0.246cm" svg:height="0.117cm" svg:x="12.119cm" svg:y="9.235cm">
            <text:p/>
            <draw:enhanced-geometry svg:viewBox="0 0 139 66" draw:type="non-primitive" draw:enhanced-path="M 19 66 L 13 52 113 26 9 39 0 16 108 0 130 5 139 30 131 43 116 52 19 66 19 66 Z N"/>
          </draw:custom-shape>
          <draw:custom-shape draw:style-name="gr647" draw:text-style-name="P3" draw:layer="layout" svg:width="0.137cm" svg:height="0.101cm" svg:x="12.228cm" svg:y="9.235cm">
            <text:p/>
            <draw:enhanced-geometry svg:viewBox="0 0 77 57" draw:type="non-primitive" draw:enhanced-path="M 19 57 L 12 36 51 26 10 31 0 7 46 0 68 5 77 23 72 41 54 52 19 57 19 57 Z N"/>
          </draw:custom-shape>
          <draw:custom-shape draw:style-name="gr648" draw:text-style-name="P3" draw:layer="layout" svg:width="0.017cm" svg:height="0.045cm" svg:x="12.348cm" svg:y="9.244cm">
            <text:p/>
            <draw:enhanced-geometry svg:viewBox="0 0 9 25" draw:type="non-primitive" draw:enhanced-path="M 9 25 L 0 0 7 11 9 25 9 25 Z N"/>
          </draw:custom-shape>
          <draw:custom-shape draw:style-name="gr649" draw:text-style-name="P3" draw:layer="layout" svg:width="0.722cm" svg:height="0.93cm" svg:x="7.391cm" svg:y="8.366cm">
            <text:p/>
            <draw:enhanced-geometry svg:viewBox="0 0 409 527" draw:type="non-primitive" draw:enhanced-path="M 34 527 L 109 524 176 511 233 491 281 465 322 434 356 398 380 356 397 316 406 269 409 225 406 182 394 138 377 100 357 61 330 30 297 2 281 0 260 9 236 27 209 53 148 123 88 212 37 304 4 396 0 436 1 473 13 503 34 527 34 527 Z N"/>
          </draw:custom-shape>
          <draw:custom-shape draw:style-name="gr650" draw:text-style-name="P3" draw:layer="layout" svg:width="0.701cm" svg:height="1.5cm" svg:x="10.152cm" svg:y="10.283cm">
            <text:p/>
            <draw:enhanced-geometry svg:viewBox="0 0 397 850" draw:type="non-primitive" draw:enhanced-path="M 302 15 L 235 0 229 55 217 110 168 219 107 330 51 441 26 494 9 546 0 600 2 651 13 702 42 752 85 801 147 847 169 850 195 837 224 810 251 769 307 656 356 516 375 443 389 366 397 293 397 222 388 156 368 98 340 51 323 32 302 15 302 15 Z N"/>
          </draw:custom-shape>
          <draw:custom-shape draw:style-name="gr651" draw:text-style-name="P3" draw:layer="layout" svg:width="0.978cm" svg:height="1.855cm" svg:x="9.924cm" svg:y="10.131cm">
            <text:p/>
            <draw:enhanced-geometry svg:viewBox="0 0 554 1051" draw:type="non-primitive" draw:enhanced-path="M 209 43 L 104 504 93 567 88 628 89 691 98 752 117 809 147 863 189 909 242 948 289 965 335 959 376 936 410 900 436 854 452 805 468 703 471 686 479 673 494 664 511 660 528 664 543 673 551 686 554 703 540 788 521 870 505 907 487 943 461 978 428 1008 371 1038 314 1051 259 1044 206 1023 154 991 108 949 70 900 39 850 21 807 8 762 0 668 4 578 20 484 124 43 128 27 137 14 150 3 165 0 183 3 197 14 206 27 209 43 209 43 Z N"/>
          </draw:custom-shape>
          <draw:custom-shape draw:style-name="gr652" draw:text-style-name="P3" draw:layer="layout" svg:width="0.849cm" svg:height="1.253cm" svg:x="8.892cm" svg:y="9.186cm">
            <text:p/>
            <draw:enhanced-geometry svg:viewBox="0 0 481 710" draw:type="non-primitive" draw:enhanced-path="M 411 432 L 311 520 213 604 161 640 105 673 45 697 0 710 0 585 25 578 79 552 130 517 179 478 226 440 318 355 341 337 367 334 326 293 278 257 177 196 66 149 0 127 0 0 122 44 252 103 315 139 372 180 425 226 474 280 481 303 477 326 467 346 448 360 416 366 424 399 411 432 411 432 Z N"/>
          </draw:custom-shape>
          <draw:custom-shape draw:style-name="gr653" draw:text-style-name="P3" draw:layer="layout" svg:width="0.86cm" svg:height="1.338cm" svg:x="8.033cm" svg:y="9.128cm">
            <text:p/>
            <draw:enhanced-geometry svg:viewBox="0 0 487 758" draw:type="non-primitive" draw:enhanced-path="M 487 743 L 468 749 379 758 290 748 247 735 208 716 169 691 134 663 97 618 64 566 39 510 20 451 9 390 2 329 0 268 3 209 10 169 25 134 42 102 62 77 88 53 117 36 183 13 255 0 330 2 405 10 474 28 487 33 487 160 441 144 355 123 304 118 252 118 203 127 164 146 149 160 137 177 126 199 123 225 121 293 128 365 143 434 167 501 206 559 228 583 254 602 281 619 314 631 350 637 389 638 452 630 487 618 487 743 487 743 Z N"/>
          </draw:custom-shape>
          <draw:custom-shape draw:style-name="gr654" draw:text-style-name="P3" draw:layer="layout" svg:width="1.468cm" svg:height="1.527cm" svg:x="10.42cm" svg:y="9.934cm">
            <text:p/>
            <draw:enhanced-geometry svg:viewBox="0 0 832 865" draw:type="non-primitive" draw:enhanced-path="M 77 219 L 137 141 170 102 204 67 240 36 282 14 328 1 380 0 438 14 489 43 538 80 574 126 622 206 665 286 740 452 795 628 832 806 829 823 821 836 789 855 752 864 723 865 631 864 538 855 443 836 348 811 258 775 175 727 101 672 69 639 40 603 21 571 11 538 0 472 4 455 13 442 26 432 43 429 60 432 73 442 83 455 86 472 95 512 111 550 132 580 160 610 188 636 223 658 298 694 400 731 505 759 612 776 720 780 740 779 690 561 551 243 507 180 474 139 429 106 379 86 353 85 327 89 298 102 272 119 247 139 227 162 152 265 141 276 125 283 109 285 93 278 80 268 73 252 73 236 77 219 77 219 Z N"/>
          </draw:custom-shape>
          <draw:custom-shape draw:style-name="gr655" draw:text-style-name="P3" draw:layer="layout" svg:width="1.701cm" svg:height="1.052cm" svg:x="8.171cm" svg:y="8.861cm">
            <text:p/>
            <draw:enhanced-geometry svg:viewBox="0 0 964 596" draw:type="non-primitive" draw:enhanced-path="M 811 516 L 807 441 795 367 769 302 748 271 720 242 665 202 603 174 536 158 467 151 396 155 324 166 258 183 193 207 281 220 442 228 471 233 495 251 513 274 519 304 513 334 495 359 471 374 442 382 340 377 229 373 176 364 124 350 76 330 35 298 16 276 3 251 0 225 1 196 22 147 39 124 60 105 120 69 184 40 253 20 327 6 399 0 471 0 543 6 609 19 664 36 716 56 763 82 807 115 847 151 881 193 910 239 933 291 951 350 959 406 964 523 958 553 938 576 915 592 883 596 854 589 831 572 815 546 811 516 811 516 Z N"/>
          </draw:custom-shape>
          <draw:custom-shape draw:style-name="gr656" draw:text-style-name="P3" draw:layer="layout" svg:width="1.385cm" svg:height="4.467cm" svg:x="6.998cm" svg:y="8.29cm">
            <text:p/>
            <draw:enhanced-geometry svg:viewBox="0 0 785 2532" draw:type="non-primitive" draw:enhanced-path="M 724 2497 L 733 2434 730 2369 720 2306 702 2242 318 1211 275 1084 233 933 218 857 216 782 224 710 246 645 259 626 276 611 315 585 396 544 494 482 538 445 579 403 607 356 625 307 626 251 609 191 583 145 548 96 508 52 502 53 390 88 280 137 180 197 132 232 89 272 72 292 59 318 51 346 53 376 76 413 108 442 184 490 193 497 198 505 197 524 191 533 182 537 162 536 103 500 47 456 25 432 8 403 0 371 0 334 7 307 18 278 54 230 102 189 148 155 229 109 314 68 400 32 488 4 512 0 535 6 554 17 571 34 603 76 629 118 658 174 677 238 681 299 675 330 665 361 638 413 600 458 561 497 517 531 417 588 318 644 303 654 293 667 279 698 270 756 270 814 276 871 288 929 713 2098 747 2200 773 2306 785 2411 780 2464 772 2519 767 2527 759 2532 737 2532 728 2525 724 2519 724 2497 724 2497 Z N"/>
          </draw:custom-shape>
          <draw:custom-shape draw:style-name="gr657" draw:text-style-name="P3" draw:layer="layout" svg:width="0.837cm" svg:height="1.184cm" svg:x="6.769cm" svg:y="8.21cm">
            <text:p/>
            <draw:enhanced-geometry svg:viewBox="0 0 474 671" draw:type="non-primitive" draw:enhanced-path="M 331 666 L 233 607 128 539 82 500 45 455 17 404 4 346 0 257 1 205 7 150 19 103 37 59 52 41 69 25 112 3 150 0 184 6 219 19 253 38 285 62 312 88 359 141 406 213 436 285 459 362 474 442 465 461 448 468 428 461 422 442 397 334 380 283 356 232 327 188 292 144 252 105 206 71 171 55 138 54 105 64 94 75 81 90 60 149 52 213 56 340 63 375 78 409 98 440 124 465 363 624 373 641 367 660 350 671 331 666 331 666 Z N"/>
          </draw:custom-shape>
          <draw:custom-shape draw:style-name="gr658" draw:text-style-name="P3" draw:layer="layout" svg:width="0.184cm" svg:height="0.653cm" svg:x="7.259cm" svg:y="7.678cm">
            <text:p/>
            <draw:enhanced-geometry svg:viewBox="0 0 104 370" draw:type="non-primitive" draw:enhanced-path="M 6 327 L 34 269 50 210 52 148 42 85 29 55 27 50 17 42 14 27 24 3 43 0 63 11 78 34 101 119 104 201 85 282 45 360 27 370 9 363 0 345 6 327 6 327 Z N"/>
          </draw:custom-shape>
          <draw:custom-shape draw:style-name="gr659" draw:text-style-name="P3" draw:layer="layout" svg:width="0.227cm" svg:height="0.546cm" svg:x="7.46cm" svg:y="7.805cm">
            <text:p/>
            <draw:enhanced-geometry svg:viewBox="0 0 128 309" draw:type="non-primitive" draw:enhanced-path="M 44 275 L 73 173 77 121 73 95 64 72 57 63 49 57 26 52 8 46 0 26 8 9 26 0 56 6 82 17 102 37 118 63 128 121 122 180 93 297 88 305 79 309 60 309 52 305 44 297 44 275 44 275 Z N"/>
          </draw:custom-shape>
          <draw:custom-shape draw:style-name="gr660" draw:text-style-name="P3" draw:layer="layout" svg:width="0.188cm" svg:height="0.175cm" svg:x="9.894cm" svg:y="7.591cm">
            <text:p/>
            <draw:enhanced-geometry svg:viewBox="0 0 106 99" draw:type="non-primitive" draw:enhanced-path="M 53 99 L 73 95 90 85 103 69 106 49 103 30 90 14 73 4 53 0 33 4 15 14 4 30 0 49 4 69 15 85 33 95 53 99 53 99 Z N"/>
          </draw:custom-shape>
          <draw:custom-shape draw:style-name="gr661" draw:text-style-name="P3" draw:layer="layout" svg:width="0.191cm" svg:height="0.175cm" svg:x="10.42cm" svg:y="7.817cm">
            <text:p/>
            <draw:enhanced-geometry svg:viewBox="0 0 108 99" draw:type="non-primitive" draw:enhanced-path="M 54 99 L 75 95 92 85 103 69 108 50 103 30 92 14 75 4 54 0 33 4 16 14 5 30 0 50 5 69 16 85 33 95 54 99 54 99 Z N"/>
          </draw:custom-shape>
          <draw:custom-shape draw:style-name="gr662" draw:text-style-name="P3" draw:layer="layout" svg:width="0.191cm" svg:height="0.177cm" svg:x="11.073cm" svg:y="8.193cm">
            <text:p/>
            <draw:enhanced-geometry svg:viewBox="0 0 108 100" draw:type="non-primitive" draw:enhanced-path="M 53 100 L 75 97 92 85 104 69 108 51 104 30 92 16 75 5 53 0 33 5 16 16 6 30 0 51 6 69 16 85 33 97 53 100 53 100 Z N"/>
          </draw:custom-shape>
          <draw:custom-shape draw:style-name="gr663" draw:text-style-name="P3" draw:layer="layout" svg:width="0.188cm" svg:height="0.174cm" svg:x="11.787cm" svg:y="8.785cm">
            <text:p/>
            <draw:enhanced-geometry svg:viewBox="0 0 106 98" draw:type="non-primitive" draw:enhanced-path="M 53 98 L 75 95 92 83 102 69 106 49 102 29 92 13 75 3 53 0 33 3 15 13 5 29 0 49 5 69 15 83 33 95 53 98 53 98 Z N"/>
          </draw:custom-shape>
          <draw:custom-shape draw:style-name="gr664" draw:text-style-name="P3" draw:layer="layout" svg:width="0.19cm" svg:height="0.177cm" svg:x="12.302cm" svg:y="9.122cm">
            <text:p/>
            <draw:enhanced-geometry svg:viewBox="0 0 107 100" draw:type="non-primitive" draw:enhanced-path="M 53 100 L 73 95 91 85 102 69 107 51 102 31 91 13 73 3 53 0 33 3 16 13 3 31 0 51 3 69 16 85 33 95 53 100 53 100 Z N"/>
          </draw:custom-shape>
          <draw:custom-shape draw:style-name="gr665" draw:text-style-name="P3" draw:layer="layout" svg:width="0.188cm" svg:height="0.175cm" svg:x="10.321cm" svg:y="8.658cm">
            <text:p/>
            <draw:enhanced-geometry svg:viewBox="0 0 106 99" draw:type="non-primitive" draw:enhanced-path="M 53 99 L 73 95 90 85 103 69 106 49 103 30 90 14 73 4 53 0 33 4 15 14 4 30 0 49 4 69 15 85 33 95 53 99 53 99 Z N"/>
          </draw:custom-shape>
          <draw:custom-shape draw:style-name="gr666" draw:text-style-name="P3" draw:layer="layout" svg:width="0.191cm" svg:height="0.177cm" svg:x="10.633cm" svg:y="8.205cm">
            <text:p/>
            <draw:enhanced-geometry svg:viewBox="0 0 108 100" draw:type="non-primitive" draw:enhanced-path="M 54 100 L 75 97 92 87 103 70 108 49 103 31 92 15 75 5 54 0 33 5 16 15 5 31 0 49 5 70 16 87 33 97 54 100 54 100 Z N"/>
          </draw:custom-shape>
          <draw:custom-shape draw:style-name="gr667" draw:text-style-name="P3" draw:layer="layout" svg:width="0.19cm" svg:height="0.179cm" svg:x="10.52cm" svg:y="8.381cm">
            <text:p/>
            <draw:enhanced-geometry svg:viewBox="0 0 107 101" draw:type="non-primitive" draw:enhanced-path="M 54 101 L 75 95 93 85 104 69 107 50 104 31 93 16 75 4 54 0 33 4 16 16 6 31 0 50 6 69 16 85 33 95 54 101 54 101 Z N"/>
          </draw:custom-shape>
          <draw:custom-shape draw:style-name="gr668" draw:text-style-name="P3" draw:layer="layout" svg:width="0.19cm" svg:height="0.177cm" svg:x="9.718cm" svg:y="7.842cm">
            <text:p/>
            <draw:enhanced-geometry svg:viewBox="0 0 107 100" draw:type="non-primitive" draw:enhanced-path="M 52 100 L 75 96 91 85 102 70 107 51 102 31 91 13 75 3 52 0 32 3 16 13 4 31 0 51 4 70 16 85 32 96 52 100 52 100 Z N"/>
          </draw:custom-shape>
          <draw:custom-shape draw:style-name="gr669" draw:text-style-name="P3" draw:layer="layout" svg:width="0.19cm" svg:height="0.179cm" svg:x="9.804cm" svg:y="8.002cm">
            <text:p/>
            <draw:enhanced-geometry svg:viewBox="0 0 107 101" draw:type="non-primitive" draw:enhanced-path="M 53 101 L 75 98 92 87 104 72 107 51 104 32 92 16 75 6 53 0 33 6 17 16 6 32 0 51 6 72 17 87 33 98 53 101 53 101 Z N"/>
          </draw:custom-shape>
          <draw:custom-shape draw:style-name="gr670" draw:text-style-name="P3" draw:layer="layout" svg:width="0.19cm" svg:height="0.174cm" svg:x="9.591cm" svg:y="8.346cm">
            <text:p/>
            <draw:enhanced-geometry svg:viewBox="0 0 107 98" draw:type="non-primitive" draw:enhanced-path="M 53 98 L 75 95 92 85 104 69 107 50 104 28 92 13 75 2 53 0 33 2 16 13 6 28 0 50 6 69 16 85 33 95 53 98 53 98 Z N"/>
          </draw:custom-shape>
          <draw:custom-shape draw:style-name="gr671" draw:text-style-name="P3" draw:layer="layout" svg:width="0.19cm" svg:height="0.179cm" svg:x="9.718cm" svg:y="8.47cm">
            <text:p/>
            <draw:enhanced-geometry svg:viewBox="0 0 107 101" draw:type="non-primitive" draw:enhanced-path="M 52 101 L 75 95 91 85 102 69 107 51 102 29 91 15 75 3 52 0 32 3 16 15 4 29 0 51 4 69 16 85 32 95 52 101 52 101 Z N"/>
          </draw:custom-shape>
          <draw:custom-shape draw:style-name="gr672" draw:text-style-name="P3" draw:layer="layout" svg:width="0.191cm" svg:height="0.177cm" svg:x="10.797cm" svg:y="8.845cm">
            <text:p/>
            <draw:enhanced-geometry svg:viewBox="0 0 108 100" draw:type="non-primitive" draw:enhanced-path="M 54 100 L 75 97 91 87 103 69 108 49 103 31 91 15 75 5 54 0 33 5 16 15 5 31 0 49 5 69 16 87 33 97 54 100 54 100 Z N"/>
          </draw:custom-shape>
          <draw:custom-shape draw:style-name="gr673" draw:text-style-name="P3" draw:layer="layout" svg:width="0.19cm" svg:height="0.174cm" svg:x="11.173cm" svg:y="9.186cm">
            <text:p/>
            <draw:enhanced-geometry svg:viewBox="0 0 107 98" draw:type="non-primitive" draw:enhanced-path="M 54 98 L 74 95 91 85 104 69 107 49 104 29 91 15 74 3 54 0 34 3 16 15 5 29 0 49 5 69 16 85 34 95 54 98 54 98 Z N"/>
          </draw:custom-shape>
          <draw:custom-shape draw:style-name="gr674" draw:text-style-name="P3" draw:layer="layout" svg:width="0.186cm" svg:height="0.179cm" svg:x="11.362cm" svg:y="9.537cm">
            <text:p/>
            <draw:enhanced-geometry svg:viewBox="0 0 105 101" draw:type="non-primitive" draw:enhanced-path="M 53 101 L 75 95 91 85 101 69 105 50 101 32 91 14 75 3 53 0 33 3 16 14 6 32 0 50 6 69 16 85 33 95 53 101 53 101 Z N"/>
          </draw:custom-shape>
          <draw:custom-shape draw:style-name="gr675" draw:text-style-name="P3" draw:layer="layout" svg:width="0.19cm" svg:height="0.177cm" svg:x="11.598cm" svg:y="9.449cm">
            <text:p/>
            <draw:enhanced-geometry svg:viewBox="0 0 107 100" draw:type="non-primitive" draw:enhanced-path="M 53 100 L 73 95 91 85 104 69 107 50 104 31 91 15 73 4 53 0 32 4 14 15 4 31 0 50 4 69 14 85 32 95 53 100 53 100 Z N"/>
          </draw:custom-shape>
          <draw:custom-shape draw:style-name="gr676" draw:text-style-name="P3" draw:layer="layout" svg:width="0.191cm" svg:height="0.175cm" svg:x="11.91cm" svg:y="9.473cm">
            <text:p/>
            <draw:enhanced-geometry svg:viewBox="0 0 108 99" draw:type="non-primitive" draw:enhanced-path="M 53 99 L 75 97 92 86 104 69 108 50 104 30 92 16 75 4 53 0 33 4 16 16 6 30 0 50 6 69 16 86 33 97 53 99 53 99 Z N"/>
          </draw:custom-shape>
          <draw:custom-shape draw:style-name="gr677" draw:text-style-name="P3" draw:layer="layout" svg:width="0.19cm" svg:height="0.174cm" svg:x="11.674cm" svg:y="8.999cm">
            <text:p/>
            <draw:enhanced-geometry svg:viewBox="0 0 107 98" draw:type="non-primitive" draw:enhanced-path="M 54 98 L 74 95 91 83 101 69 107 49 101 29 91 13 74 3 54 0 32 3 15 13 3 29 0 49 3 69 15 83 32 95 54 98 54 98 Z N"/>
          </draw:custom-shape>
          <draw:custom-shape draw:style-name="gr678" draw:text-style-name="P3" draw:layer="layout" svg:width="0.191cm" svg:height="0.179cm" svg:x="11.136cm" svg:y="8.595cm">
            <text:p/>
            <draw:enhanced-geometry svg:viewBox="0 0 108 101" draw:type="non-primitive" draw:enhanced-path="M 55 101 L 75 95 92 85 102 69 108 50 102 31 92 16 75 4 55 0 33 4 16 16 4 31 0 50 4 69 16 85 33 95 55 101 55 101 Z N"/>
          </draw:custom-shape>
          <draw:custom-shape draw:style-name="gr679" draw:text-style-name="P3" draw:layer="layout" svg:width="0.188cm" svg:height="0.179cm" svg:x="11.263cm" svg:y="8.381cm">
            <text:p/>
            <draw:enhanced-geometry svg:viewBox="0 0 106 101" draw:type="non-primitive" draw:enhanced-path="M 53 101 L 73 95 91 85 101 69 106 50 101 31 91 16 73 4 53 0 32 4 14 16 4 31 0 50 4 69 14 85 32 95 53 101 53 101 Z N"/>
          </draw:custom-shape>
          <draw:custom-shape draw:style-name="gr680" draw:text-style-name="P3" draw:layer="layout" svg:width="0.191cm" svg:height="0.179cm" svg:x="10.633cm" svg:y="8.683cm">
            <text:p/>
            <draw:enhanced-geometry svg:viewBox="0 0 108 101" draw:type="non-primitive" draw:enhanced-path="M 54 101 L 75 95 92 85 103 69 108 51 103 29 92 15 75 3 54 0 33 3 16 15 5 29 0 51 5 69 16 85 33 95 54 101 54 101 Z N"/>
          </draw:custom-shape>
          <draw:custom-shape draw:style-name="gr681" draw:text-style-name="P3" draw:layer="layout" svg:width="0.186cm" svg:height="0.179cm" svg:x="12.152cm" svg:y="9.371cm">
            <text:p/>
            <draw:enhanced-geometry svg:viewBox="0 0 105 101" draw:type="non-primitive" draw:enhanced-path="M 52 101 L 72 97 89 87 102 70 105 51 102 32 89 16 72 6 52 0 32 6 16 16 3 32 0 51 3 70 16 87 32 97 52 101 52 101 Z N"/>
          </draw:custom-shape>
          <draw:custom-shape draw:style-name="gr682" draw:text-style-name="P3" draw:layer="layout" svg:width="0.191cm" svg:height="0.174cm" svg:x="10.923cm" svg:y="8.358cm">
            <text:p/>
            <draw:enhanced-geometry svg:viewBox="0 0 108 98" draw:type="non-primitive" draw:enhanced-path="M 55 98 L 75 95 92 83 102 69 108 49 102 29 92 13 75 3 55 0 33 3 16 13 4 29 0 49 4 69 16 83 33 95 55 98 55 98 Z N"/>
          </draw:custom-shape>
          <draw:custom-shape draw:style-name="gr683" draw:text-style-name="P3" draw:layer="layout" svg:width="0.19cm" svg:height="0.177cm" svg:x="10.52cm" svg:y="9.172cm">
            <text:p/>
            <draw:enhanced-geometry svg:viewBox="0 0 107 100" draw:type="non-primitive" draw:enhanced-path="M 54 100 L 75 96 93 86 104 70 107 50 104 31 93 16 75 5 54 0 33 5 16 16 6 31 0 50 6 70 16 86 33 96 54 100 54 100 Z N"/>
          </draw:custom-shape>
          <draw:custom-shape draw:style-name="gr684" draw:text-style-name="P3" draw:layer="layout" svg:width="0.191cm" svg:height="0.177cm" svg:x="10.282cm" svg:y="8.055cm">
            <text:p/>
            <draw:enhanced-geometry svg:viewBox="0 0 108 100" draw:type="non-primitive" draw:enhanced-path="M 55 100 L 75 95 92 85 102 70 108 51 102 31 92 13 75 3 55 0 33 3 16 13 4 31 0 51 4 70 16 85 33 95 55 100 55 10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45:55</dc:date>
    <dc:language>en-US</dc:language>
    <meta:editing-cycles>2</meta:editing-cycles>
    <meta:editing-duration>PT3M26S</meta:editing-duration>
    <meta:user-defined meta:name="Info 1"/>
    <meta:user-defined meta:name="Info 2"/>
    <meta:user-defined meta:name="Info 3"/>
    <meta:user-defined meta:name="Info 4"/>
    <meta:document-statistic meta:object-count="688"/>
  </office:meta>
</office:document-meta>
</file>